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Astro site development steps&lt;/h4&gt;&lt;pre class="message"&gt;&lt;div class="author"&gt;user&lt;/div&gt;&lt;div&gt;haha, still here. how hard is it to create these types of sites https://www.porsche.com/usa/?cs_redirect=1 they are astro sites... here's anotherhttps://featured.undp.org/digital-goals/&lt;/div&gt;&lt;/pre&gt;&lt;pre class="message"&gt;&lt;div class="author"&gt;ChatGPT&lt;/div&gt;&lt;div&gt;Short answer: doable—but Porsche/UNDP-level polish = a **design system + content engine + animation &amp;amp; localization pipeline**, not just “use Astro”.</text:p>
      <text:p text:style-name="Standard"/>
      <text:p text:style-name="Standard">Here’s the shape of the challenge:</text:p>
      <text:p text:style-name="Standard"/>
      <text:p text:style-name="Standard">- **What’s easy with Astro**</text:p>
      <text:p text:style-name="Standard"><text:s text:c="2"/>- Lightning-fast marketing pages, image optimization, islands hydration, SEO, MD/MDX content. Many major brands use Astro for exactly this (Porsche is a frequent showcase example). citeturn0search26turn0search7 <text:s/></text:p>
      <text:p text:style-name="Standard"><text:s text:c="2"/>- Porsche even publishes an **Astro track in their Design System**, so the stack choice aligns with that level of site. citeturn0search4turn0search5</text:p>
      <text:p text:style-name="Standard"/>
      <text:p text:style-name="Standard">- **What makes “Porsche.com”-class hard**</text:p>
      <text:p text:style-name="Standard"><text:s text:c="2"/>1) **Design System &amp;amp; Components**: tokens, theming, accessibility, QA. <text:s/></text:p>
      <text:p text:style-name="Standard"><text:s text:c="2"/>2) **Storytelling &amp;amp; Motion**: tasteful, performant animations (GSAP/Framer), scroll-driven scenes, video. <text:s/></text:p>
      <text:p text:style-name="Standard"><text:s text:c="2"/>3) **Localization &amp;amp; CMS**: multi-lang, editorial workflows, preview, roles (Contentful/Sanity/Strapi). <text:s/></text:p>
      <text:p text:style-name="Standard"><text:s text:c="2"/>4) **Scale &amp;amp; Perf Budgets**: Core Web Vitals at global scale, asset/CDN strategy, analytics. <text:s/></text:p>
      <text:p text:style-name="Standard"><text:s text:c="2"/>5) **Search, forms, auth where needed**: serverless endpoints, edge functions. <text:s/></text:p>
      <text:p text:style-name="Standard"><text:s text:c="2"/>6) **Governance**: release trains, design reviews, content calendars.</text:p>
      <text:p text:style-name="Standard"/>
      <text:p text:style-name="Standard">- **Effort ballpark (solo → small team)**</text:p>
      <text:p text:style-name="Standard"><text:s text:c="2"/>- **Porsche-style MVP** (few templates, light motion, 1 locale, CMS): *4–8 weeks*. <text:s/></text:p>
      <text:p text:style-name="Standard"><text:s text:c="2"/>- **“Flagship” polish** (rich motion, many sections, i18n, QA): *3–6+ months*, usually a small cross-functional team. (Brands at Porsche’s level reportedly run Astro for marketing; this sets expectations.) citeturn0search26turn0search9</text:p>
      <text:p text:style-name="Standard"/>
      <text:p text:style-name="Standard">- **About the UNDP example**</text:p>
      <text:p text:style-name="Standard"><text:s text:c="2"/>- It’s a narrative, content-heavy site (great fit for Astro). I don’t see a public confirmation it’s built with Astro; treat it as an **approach reference** (long-form storytelling, media-rich sections) rather than a confirmed stack match. citeturn0search1</text:p>
      <text:p text:style-name="Standard"/>
      <text:p text:style-name="Standard">---</text:p>
      <text:p text:style-name="Standard"/>
      <text:p text:style-name="Standard">### Your practical path (starting now on Windows, since you’ve got an Astro dev server up)</text:p>
      <text:p text:style-name="Standard">1) **Lock the stack**: Astro + one UI layer (Astro components + minimal React islands). <text:s/></text:p>
      <text:p text:style-name="Standard">2) **Pick a CMS** (fastest path = **Strapi** or **Contentful**). Astro + Strapi is a common combo at marketing scale. citeturn0search9 <text:s/></text:p>
      <text:p text:style-name="Standard">3) **Scaffold**: homepage hero, “story” section template, article/feature template, global nav/footer. <text:s/></text:p>
      <text:p text:style-name="Standard">4) **Motion**: add one scroll scene to the hero (keep FPS &amp;gt; 50; budget images/video). <text:s/></text:p>
      <text:p text:style-name="Standard">5) **Perf &amp;amp; a11y pass**: images (responsive `&amp;lt;Image /&amp;gt;`), headings, focus states, reduced-motion fallback. <text:s/></text:p>
      <text:p text:style-name="Standard">6) **Ship to CDN**: Cloudflare Pages or Netlify; enable edge cache &amp;amp; image resizing. <text:s/></text:p>
      <text:p text:style-name="Standard">7) **Iterate**: add i18n, search, forms, and a design-token layer as you grow.</text:p>
      <text:p text:style-name="Standard"><text:soft-page-break/></text:p>
      <text:p text:style-name="Standard">If you want, I’ll turn this into a tiny “Porsche-lite” starter for your repo (home + story template + CMS wiring + a single animation scene).&lt;/div&gt;&lt;/pre&gt;&lt;pre class="message"&gt;&lt;div class="author"&gt;user&lt;/div&gt;&lt;div&gt;wow, lots of new stuff to consider. definitely not wordpress...&lt;/div&gt;&lt;/pre&gt;&lt;pre class="message"&gt;&lt;div class="author"&gt;ChatGPT&lt;/div&gt;&lt;div&gt;Totally doable—and you’ve already got the right tool in your hands. Think “Astro site with a tiny design system + a sprinkle of motion,” not “WordPress theme.”</text:p>
      <text:p text:style-name="Standard"/>
      <text:p text:style-name="Standard">Here’s a tight, no-nonsense plan you can start *right now* (Windows-friendly):</text:p>
      <text:p text:style-name="Standard"/>
      <text:p text:style-name="Standard"># 0) Decide scope (for a Porsche-lite MVP)</text:p>
      <text:p text:style-name="Standard">- 1 homepage (hero + 3 story sections)</text:p>
      <text:p text:style-name="Standard">- 1 “feature article” template</text:p>
      <text:p text:style-name="Standard">- Global header/footer</text:p>
      <text:p text:style-name="Standard">- One tasteful scroll/motion effect</text:p>
      <text:p text:style-name="Standard">- English only (add i18n later)</text:p>
      <text:p text:style-name="Standard"/>
      <text:p text:style-name="Standard"># 1) Add Tailwind (for quick, clean UI)</text:p>
      <text:p text:style-name="Standard">Run in your project folder:</text:p>
      <text:p text:style-name="Standard">```</text:p>
      <text:p text:style-name="Standard">npx astro add tailwind</text:p>
      <text:p text:style-name="Standard">```</text:p>
      <text:p text:style-name="Standard">Accept prompts → this wires Tailwind and a base stylesheet.</text:p>
      <text:p text:style-name="Standard"/>
      <text:p text:style-name="Standard"># 2) Minimal design tokens (CSS variables)</text:p>
      <text:p text:style-name="Standard">Create `src/styles/tokens.css`:</text:p>
      <text:p text:style-name="Standard">```css</text:p>
      <text:p text:style-name="Standard">:root{</text:p>
      <text:p text:style-name="Standard"><text:s text:c="2"/>--bg: #0b0b0b;</text:p>
      <text:p text:style-name="Standard"><text:s text:c="2"/>--fg: #f5f5f5;</text:p>
      <text:p text:style-name="Standard"><text:s text:c="2"/>--muted: #b7b7b7;</text:p>
      <text:p text:style-name="Standard"><text:s text:c="2"/>--brand: #d7ff5f; /* tweak later */</text:p>
      <text:p text:style-name="Standard">}</text:p>
      <text:p text:style-name="Standard">@media (prefers-color-scheme: light){</text:p>
      <text:p text:style-name="Standard"><text:s text:c="2"/>:root{ --bg:#ffffff; --fg:#111; --muted:#555; }</text:p>
      <text:p text:style-name="Standard">}</text:p>
      <text:p text:style-name="Standard">```</text:p>
      <text:p text:style-name="Standard">Import it in `src/layouts/Base.astro`.</text:p>
      <text:p text:style-name="Standard"/>
      <text:p text:style-name="Standard"># 3) Base layout</text:p>
      <text:p text:style-name="Standard">`src/layouts/Base.astro`</text:p>
      <text:p text:style-name="Standard">```astro</text:p>
      <text:p text:style-name="Standard">---</text:p>
      <text:p text:style-name="Standard">const { title = "Site", description = "—" } = Astro.props;</text:p>
      <text:p text:style-name="Standard">---</text:p>
      <text:p text:style-name="Standard">&amp;lt;html lang="en" class="scroll-smooth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meta name="viewport" content="width=device-width, initial-scale=1" /&amp;gt;</text:p>
      <text:p text:style-name="Standard"><text:soft-page-break/><text:s text:c="4"/>&amp;lt;title&amp;gt;{title}&amp;lt;/title&amp;gt;</text:p>
      <text:p text:style-name="Standard"><text:s text:c="4"/>&amp;lt;meta name="description" content={description} /&amp;gt;</text:p>
      <text:p text:style-name="Standard"><text:s text:c="2"/>&amp;lt;/head&amp;gt;</text:p>
      <text:p text:style-name="Standard"><text:s text:c="2"/>&amp;lt;body class="bg-[var(--bg)] text-[var(--fg)] antialiased"&amp;gt;</text:p>
      <text:p text:style-name="Standard"><text:s text:c="4"/>&amp;lt;slot name="header" /&amp;gt;</text:p>
      <text:p text:style-name="Standard"><text:s text:c="4"/>&amp;lt;main class="min-h-screen"&amp;gt;{/* page content */}&amp;lt;slot /&amp;gt;&amp;lt;/main&amp;gt;</text:p>
      <text:p text:style-name="Standard"><text:s text:c="4"/>&amp;lt;slot name="footer" /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# 4) Header/Footer (global chrome)</text:p>
      <text:p text:style-name="Standard">`src/components/SiteHeader.astro`</text:p>
      <text:p text:style-name="Standard">```astro</text:p>
      <text:p text:style-name="Standard">&amp;lt;header class="sticky top-0 z-50 backdrop-blur bg-black/30"&amp;gt;</text:p>
      <text:p text:style-name="Standard"><text:s text:c="2"/>&amp;lt;div class="max-w-6xl mx-auto px-6 h-14 flex items-center justify-between"&amp;gt;</text:p>
      <text:p text:style-name="Standard"><text:s text:c="4"/>&amp;lt;a href="/" class="font-semibold tracking-wide"&amp;gt;YOUR MARK&amp;lt;/a&amp;gt;</text:p>
      <text:p text:style-name="Standard"><text:s text:c="4"/>&amp;lt;nav class="space-x-6 text-sm text-[var(--muted)]"&amp;gt;</text:p>
      <text:p text:style-name="Standard"><text:s text:c="6"/>&amp;lt;a href="/stories"&amp;gt;Stories&amp;lt;/a&amp;gt;</text:p>
      <text:p text:style-name="Standard"><text:s text:c="6"/>&amp;lt;a href="/about"&amp;gt;About&amp;lt;/a&amp;gt;</text:p>
      <text:p text:style-name="Standard"><text:s text:c="4"/>&amp;lt;/nav&amp;gt;</text:p>
      <text:p text:style-name="Standard"><text:s text:c="2"/>&amp;lt;/div&amp;gt;</text:p>
      <text:p text:style-name="Standard">&amp;lt;/header&amp;gt;</text:p>
      <text:p text:style-name="Standard">```</text:p>
      <text:p text:style-name="Standard">`src/components/SiteFooter.astro`</text:p>
      <text:p text:style-name="Standard">```astro</text:p>
      <text:p text:style-name="Standard">&amp;lt;footer class="border-t border-white/10"&amp;gt;</text:p>
      <text:p text:style-name="Standard"><text:s text:c="2"/>&amp;lt;div class="max-w-6xl mx-auto px-6 py-10 text-sm text-[var(--muted)]"&amp;gt;</text:p>
      <text:p text:style-name="Standard"><text:s text:c="4"/>© {new Date().getFullYear()} You. All rights reserved.</text:p>
      <text:p text:style-name="Standard"><text:s text:c="2"/>&amp;lt;/div&amp;gt;</text:p>
      <text:p text:style-name="Standard">&amp;lt;/footer&amp;gt;</text:p>
      <text:p text:style-name="Standard">```</text:p>
      <text:p text:style-name="Standard"/>
      <text:p text:style-name="Standard"># 5) Hero with subtle scroll cue (no heavy libs)</text:p>
      <text:p text:style-name="Standard">`src/components/Hero.astro`</text:p>
      <text:p text:style-name="Standard">```astro</text:p>
      <text:p text:style-name="Standard">---</text:p>
      <text:p text:style-name="Standard">const { title, kicker, image } = Astro.props;</text:p>
      <text:p text:style-name="Standard">---</text:p>
      <text:p text:style-name="Standard">&amp;lt;section class="relative min-h-[80svh] grid place-items-center overflow-hidden"&amp;gt;</text:p>
      <text:p text:style-name="Standard"><text:s text:c="2"/>&amp;lt;img src={image} alt="" class="absolute inset-0 w-full h-full object-cover opacity-60" loading="eager" /&amp;gt;</text:p>
      <text:p text:style-name="Standard"><text:s text:c="2"/>&amp;lt;div class="relative z-10 max-w-4xl mx-auto px-6 text-center"&amp;gt;</text:p>
      <text:p text:style-name="Standard"><text:s text:c="4"/>&amp;lt;p class="uppercase tracking-[0.2em] text-xs text-[var(--muted)]"&amp;gt;{kicker}&amp;lt;/p&amp;gt;</text:p>
      <text:p text:style-name="Standard"><text:s text:c="4"/>&amp;lt;h1 class="mt-3 text-5xl md:text-7xl font-bold leading-tight"&amp;gt;{title}&amp;lt;/h1&amp;gt;</text:p>
      <text:p text:style-name="Standard"><text:s text:c="2"/>&amp;lt;/div&amp;gt;</text:p>
      <text:p text:style-name="Standard"><text:s text:c="2"/>&amp;lt;div id="scroll-cue" class="absolute bottom-6 text-xs opacity-0 transition-opacity"&amp;gt;Scroll&amp;lt;/div&amp;gt;</text:p>
      <text:p text:style-name="Standard"><text:s text:c="2"/>&amp;lt;script&amp;gt;</text:p>
      <text:p text:style-name="Standard"><text:soft-page-break/><text:s text:c="4"/>// fades in cue when page is idle a moment</text:p>
      <text:p text:style-name="Standard"><text:s text:c="4"/>setTimeout(()=&amp;gt;{ document.getElementById('scroll-cue')?.classList.add('opacity-80') }, 800);</text:p>
      <text:p text:style-name="Standard"><text:s text:c="2"/>&amp;lt;/script&amp;gt;</text:p>
      <text:p text:style-name="Standard">&amp;lt;/section&amp;gt;</text:p>
      <text:p text:style-name="Standard">```</text:p>
      <text:p text:style-name="Standard"/>
      <text:p text:style-name="Standard"># 6) Story sections (repeatable block)</text:p>
      <text:p text:style-name="Standard">`src/components/StoryBlock.astro`</text:p>
      <text:p text:style-name="Standard">```astro</text:p>
      <text:p text:style-name="Standard">---</text:p>
      <text:p text:style-name="Standard">const { heading, copy, media } = Astro.props;</text:p>
      <text:p text:style-name="Standard">---</text:p>
      <text:p text:style-name="Standard">&amp;lt;section class="max-w-6xl mx-auto px-6 py-24 grid md:grid-cols-2 gap-10 items-center"&amp;gt;</text:p>
      <text:p text:style-name="Standard"><text:s text:c="2"/>&amp;lt;div class="prose prose-invert"&amp;gt;</text:p>
      <text:p text:style-name="Standard"><text:s text:c="4"/>&amp;lt;h2 class="text-3xl md:text-4xl font-semibold"&amp;gt;{heading}&amp;lt;/h2&amp;gt;</text:p>
      <text:p text:style-name="Standard"><text:s text:c="4"/>&amp;lt;p class="mt-4 text-lg text-[var(--muted)]"&amp;gt;{copy}&amp;lt;/p&amp;gt;</text:p>
      <text:p text:style-name="Standard"><text:s text:c="2"/>&amp;lt;/div&amp;gt;</text:p>
      <text:p text:style-name="Standard"><text:s text:c="2"/>&amp;lt;img src={media} alt="" class="w-full rounded-2xl shadow-xl" loading="lazy" /&amp;gt;</text:p>
      <text:p text:style-name="Standard">&amp;lt;/section&amp;gt;</text:p>
      <text:p text:style-name="Standard">```</text:p>
      <text:p text:style-name="Standard"/>
      <text:p text:style-name="Standard"># 7) Homepage wiring</text:p>
      <text:p text:style-name="Standard">`src/pages/index.astro`</text:p>
      <text:p text:style-name="Standard">```astro</text:p>
      <text:p text:style-name="Standard">---</text:p>
      <text:p text:style-name="Standard">import Base from "../layouts/Base.astro";</text:p>
      <text:p text:style-name="Standard">import SiteHeader from "../components/SiteHeader.astro";</text:p>
      <text:p text:style-name="Standard">import SiteFooter from "../components/SiteFooter.astro";</text:p>
      <text:p text:style-name="Standard">import Hero from "../components/Hero.astro";</text:p>
      <text:p text:style-name="Standard">import StoryBlock from "../components/StoryBlock.astro";</text:p>
      <text:p text:style-name="Standard">---</text:p>
      <text:p text:style-name="Standard">&amp;lt;Base title="Porsche-lite Starter"&amp;gt;</text:p>
      <text:p text:style-name="Standard"><text:s text:c="2"/>&amp;lt;Fragment slot="header"&amp;gt;&amp;lt;SiteHeader /&amp;gt;&amp;lt;/Fragment&amp;gt;</text:p>
      <text:p text:style-name="Standard"/>
      <text:p text:style-name="Standard"><text:s text:c="2"/>&amp;lt;Hero</text:p>
      <text:p text:style-name="Standard"><text:s text:c="4"/>title="Precision, purpose, motion."</text:p>
      <text:p text:style-name="Standard"><text:s text:c="4"/>kicker="THE GOD DECISION"</text:p>
      <text:p text:style-name="Standard"><text:s text:c="4"/>image="/hero.webp" /&amp;gt;</text:p>
      <text:p text:style-name="Standard"/>
      <text:p text:style-name="Standard"><text:s text:c="2"/>&amp;lt;StoryBlock</text:p>
      <text:p text:style-name="Standard"><text:s text:c="4"/>heading="Design as conscience"</text:p>
      <text:p text:style-name="Standard"><text:s text:c="4"/>copy="Short paragraph that states your thesis in human language. Keep it concrete."</text:p>
      <text:p text:style-name="Standard"><text:s text:c="4"/>media="/media/story-1.webp" /&amp;gt;</text:p>
      <text:p text:style-name="Standard"/>
      <text:p text:style-name="Standard"><text:s text:c="2"/>&amp;lt;StoryBlock</text:p>
      <text:p text:style-name="Standard"><text:s text:c="4"/>heading="Motion with restraint"</text:p>
      <text:p text:style-name="Standard"><text:s text:c="4"/>copy="Use motion to point, not distract. 60fps or don't ship."</text:p>
      <text:p text:style-name="Standard"><text:s text:c="4"/>media="/media/story-2.webp" /&amp;gt;</text:p>
      <text:p text:style-name="Standard"/>
      <text:p text:style-name="Standard"><text:soft-page-break/><text:s text:c="2"/>&amp;lt;StoryBlock</text:p>
      <text:p text:style-name="Standard"><text:s text:c="4"/>heading="Built for truth"</text:p>
      <text:p text:style-name="Standard"><text:s text:c="4"/>copy="Performance budgets, a11y, and editorial workflow are moral choices."</text:p>
      <text:p text:style-name="Standard"><text:s text:c="4"/>media="/media/story-3.webp" /&amp;gt;</text:p>
      <text:p text:style-name="Standard"/>
      <text:p text:style-name="Standard"><text:s text:c="2"/>&amp;lt;Fragment slot="footer"&amp;gt;&amp;lt;SiteFooter /&amp;gt;&amp;lt;/Fragment&amp;gt;</text:p>
      <text:p text:style-name="Standard">&amp;lt;/Base&amp;gt;</text:p>
      <text:p text:style-name="Standard">```</text:p>
      <text:p text:style-name="Standard"/>
      <text:p text:style-name="Standard"># 8) Content model (fastest path)</text:p>
      <text:p text:style-name="Standard">Start without a CMS using **MDX files** (quick to ship). Later, point those same fields to a CMS.</text:p>
      <text:p text:style-name="Standard"/>
      <text:p text:style-name="Standard">- Install MDX:</text:p>
      <text:p text:style-name="Standard"><text:s text:c="2"/>```</text:p>
      <text:p text:style-name="Standard"><text:s text:c="2"/>npx astro add mdx</text:p>
      <text:p text:style-name="Standard"><text:s text:c="2"/>```</text:p>
      <text:p text:style-name="Standard">- Create `src/content/config.ts` with `@astrojs/content` (collections: stories, posts).</text:p>
      <text:p text:style-name="Standard">- Author `src/content/stories/my-first.mdx` with frontmatter: `title, kicker, media, body`.</text:p>
      <text:p text:style-name="Standard"/>
      <text:p text:style-name="Standard">(When you’re ready, swap in Contentful/Sanity/Strapi—same fields, different source.)</text:p>
      <text:p text:style-name="Standard"/>
      <text:p text:style-name="Standard"># 9) Deploy (pick one)</text:p>
      <text:p text:style-name="Standard">- **Cloudflare Pages**: excellent edge caching, image resizing.</text:p>
      <text:p text:style-name="Standard">- **Netlify**: super simple deploys; image CDN; on-by-default prerender.</text:p>
      <text:p text:style-name="Standard">Push your repo and connect; set build command `astro build` and publish dir `dist`.</text:p>
      <text:p text:style-name="Standard"/>
      <text:p text:style-name="Standard"># 10) Add one tasteful motion effect (later tonight)</text:p>
      <text:p text:style-name="Standard">When you want that “luxury glide,” add a tiny IntersectionObserver to fade/slide sections as they enter viewport (no GSAP needed for v1). You already saw we can slot that script per block or make a small client:load island.</text:p>
      <text:p text:style-name="Standard"/>
      <text:p text:style-name="Standard">---</text:p>
      <text:p text:style-name="Standard"/>
      <text:p text:style-name="Standard">### What you get from this approach</text:p>
      <text:p text:style-name="Standard">- Porsche/UNDP *vibe* without enterprise overhead.</text:p>
      <text:p text:style-name="Standard">- Fast time-to-first-paint, clean typography, and a clear story canvas.</text:p>
      <text:p text:style-name="Standard">- A path to scale: replace MDX with a CMS, add i18n, add richer motion progressively.</text:p>
      <text:p text:style-name="Standard"/>
      <text:p text:style-name="Standard">If you want me to drop this starter into a single zip (with the files above pre-wired and a basic `/public` folder for images), say the word—I’ll paste the full file tree and contents so you can copy straight into your repo and run `npm run dev`.&lt;/div&gt;&lt;/pre&gt;&lt;pre class="message"&gt;&lt;div class="author"&gt;user&lt;/div&gt;&lt;div&gt;haha, cool&lt;/div&gt;&lt;/pre&gt;&lt;pre class="message"&gt;&lt;div class="author"&gt;ChatGPT&lt;/div&gt;&lt;div&gt;Exactly — what you’re bumping into here is the difference between **CMS-first builders** (WordPress, Squarespace, Wix, etc.) and **framework-first builders** (Astro, Next.js, Hugo). <text:s/></text:p>
      <text:p text:style-name="Standard"/>
      <text:p text:style-name="Standard">- **WordPress**: It’s content-first. You log in, click around, install a theme, add plugins, and you’ve got something live. But you inherit PHP, plugin bloat, theme lock-in, and performance/security concerns. You get speed to publish, but at the cost of control. <text:s/></text:p>
      <text:p text:style-name="Standard"><text:soft-page-break/></text:p>
      <text:p text:style-name="Standard">- **Astro (and similar)**: It’s code-first. You scaffold a repo, wire in your layout system, and decide what the CMS will be (or even no CMS to start). This is why Porsche and other high-design brands go with Astro — they need **pixel control, blazing performance, and the ability to slot in React/Vue/Svelte/vanilla islands where needed**. <text:s/></text:p>
      <text:p text:style-name="Standard"/>
      <text:p text:style-name="Standard">Think of it like this:</text:p>
      <text:p text:style-name="Standard">- WordPress is a prefab house kit — fast, functional, but hard to fully customize. <text:s/></text:p>
      <text:p text:style-name="Standard">- Astro is raw lumber, tools, and a set of architectural plans — slower to start, but you can build Porsche-class showrooms if you have the patience. <text:s/></text:p>
      <text:p text:style-name="Standard"/>
      <text:p text:style-name="Standard">The upside for you: you don’t need a “Porsche budget” to build a **Porsche-vibe site**. Astro gets you *structural parity*. The polish is just a matter of design tokens, animations, and content strategy. <text:s/></text:p>
      <text:p text:style-name="Standard"/>
      <text:p text:style-name="Standard">👉 If you want, I can sketch a roadmap of **“Astro Porsche-lite” milestones** — from starter site (what you just got running) → CMS hookup → motion design → multi-language scaling — so you can see how it unfolds step by step without jumping into enterprise complexity. <text:s/></text:p>
      <text:p text:style-name="Standard"/>
      <text:p text:style-name="Standard">Want me to map that ladder for you?&lt;/div&gt;&lt;/pre&gt;&lt;pre class="message"&gt;&lt;div class="author"&gt;user&lt;/div&gt;&lt;div&gt;need to learn more about islands...&lt;/div&gt;&lt;/pre&gt;&lt;pre class="message"&gt;&lt;div class="author"&gt;ChatGPT&lt;/div&gt;&lt;div&gt;Great instinct. 🌴 “Islands” are the *secret sauce* in Astro — the thing that separates it from “just another static site generator.” <text:s/></text:p>
      <text:p text:style-name="Standard"/>
      <text:p text:style-name="Standard">Here’s the breakdown:</text:p>
      <text:p text:style-name="Standard"/>
      <text:p text:style-name="Standard">---</text:p>
      <text:p text:style-name="Standard"/>
      <text:p text:style-name="Standard">## 🏝 What “Islands Architecture” Means</text:p>
      <text:p text:style-name="Standard">- Traditional React/Next/Vue sites = **hydrate the whole page** in JS, even if only a few parts need interactivity. <text:s/></text:p>
      <text:p text:style-name="Standard">- Astro = **ship plain HTML by default** (zero JS). Then: <text:s/></text:p>
      <text:p text:style-name="Standard"><text:s text:c="2"/>- Mark specific components as “islands” (interactive zones). <text:s/></text:p>
      <text:p text:style-name="Standard"><text:s text:c="2"/>- Only those hydrate in the browser. <text:s/></text:p>
      <text:p text:style-name="Standard"/>
      <text:p text:style-name="Standard">So you get a mostly static, blazing-fast page with **surgical interactivity** where needed.</text:p>
      <text:p text:style-name="Standard"/>
      <text:p text:style-name="Standard">---</text:p>
      <text:p text:style-name="Standard"/>
      <text:p text:style-name="Standard">## 🚦 Hydration Directives (the knobs you control)</text:p>
      <text:p text:style-name="Standard">In Astro, you drop in components like this:</text:p>
      <text:p text:style-name="Standard"/>
      <text:p text:style-name="Standard">```astro</text:p>
      <text:p text:style-name="Standard">&amp;lt;!-- A React component inside Astro --&amp;gt;</text:p>
      <text:p text:style-name="Standard">&amp;lt;MyCounter client:load /&amp;gt;</text:p>
      <text:p text:style-name="Standard">```</text:p>
      <text:p text:style-name="Standard"/>
      <text:p text:style-name="Standard">The `client:*` directive tells Astro **when/how** to hydrate it:</text:p>
      <text:p text:style-name="Standard"/>
      <text:p text:style-name="Standard">- `client:load` → hydrate right after page load. <text:s/></text:p>
      <text:p text:style-name="Standard"><text:soft-page-break/>- `client:visible` → hydrate only when scrolled into view. <text:s/></text:p>
      <text:p text:style-name="Standard">- `client:idle` → hydrate when browser is idle. <text:s/></text:p>
      <text:p text:style-name="Standard">- `client:media="(min-width: 768px)"` → hydrate only on certain breakpoints. <text:s/></text:p>
      <text:p text:style-name="Standard">- `client:only="react"` → skip SSR, render *only* on client. <text:s/></text:p>
      <text:p text:style-name="Standard"/>
      <text:p text:style-name="Standard">This lets you **budget your JS** instead of dumping it all up front.</text:p>
      <text:p text:style-name="Standard"/>
      <text:p text:style-name="Standard">---</text:p>
      <text:p text:style-name="Standard"/>
      <text:p text:style-name="Standard">## 🧩 Example: Counter island</text:p>
      <text:p text:style-name="Standard">File: `src/components/Counter.jsx`</text:p>
      <text:p text:style-name="Standard">```jsx</text:p>
      <text:p text:style-name="Standard">import { useState } from "react";</text:p>
      <text:p text:style-name="Standard"/>
      <text:p text:style-name="Standard">export default function Counter() {</text:p>
      <text:p text:style-name="Standard"><text:s text:c="2"/>const [count, setCount] = useState(0);</text:p>
      <text:p text:style-name="Standard"><text:s text:c="2"/>return (</text:p>
      <text:p text:style-name="Standard"><text:s text:c="4"/>&amp;lt;button onClick={() =&amp;gt; setCount(c =&amp;gt; c+1)}&amp;gt;</text:p>
      <text:p text:style-name="Standard"><text:s text:c="6"/>Count: {count}</text:p>
      <text:p text:style-name="Standard"><text:s text:c="4"/>&amp;lt;/button&amp;gt;</text:p>
      <text:p text:style-name="Standard"><text:s text:c="2"/>);</text:p>
      <text:p text:style-name="Standard">}</text:p>
      <text:p text:style-name="Standard">```</text:p>
      <text:p text:style-name="Standard"/>
      <text:p text:style-name="Standard">In a page:</text:p>
      <text:p text:style-name="Standard">```astro</text:p>
      <text:p text:style-name="Standard">---</text:p>
      <text:p text:style-name="Standard">import Counter from "../components/Counter.jsx";</text:p>
      <text:p text:style-name="Standard">---</text:p>
      <text:p text:style-name="Standard">&amp;lt;h2&amp;gt;Interactive Example&amp;lt;/h2&amp;gt;</text:p>
      <text:p text:style-name="Standard">&amp;lt;Counter client:load /&amp;gt;</text:p>
      <text:p text:style-name="Standard">```</text:p>
      <text:p text:style-name="Standard"/>
      <text:p text:style-name="Standard">Result: The page HTML is static, but the button hydrates as a live React island.</text:p>
      <text:p text:style-name="Standard"/>
      <text:p text:style-name="Standard">---</text:p>
      <text:p text:style-name="Standard"/>
      <text:p text:style-name="Standard">## 🌐 Why this matters</text:p>
      <text:p text:style-name="Standard">- **Performance:** You can ship 50kb of HTML + a few 2kb islands, instead of a 300kb React bundle. <text:s/></text:p>
      <text:p text:style-name="Standard">- **UX:** Visitors see content instantly. Interactivity loads progressively. <text:s/></text:p>
      <text:p text:style-name="Standard">- **Control:** You decide exactly *where* React/Vue/Svelte lives. The rest can stay static Astro. <text:s/></text:p>
      <text:p text:style-name="Standard"/>
      <text:p text:style-name="Standard">---</text:p>
      <text:p text:style-name="Standard"/>
      <text:p text:style-name="Standard">## 🔧 Real-world use cases</text:p>
      <text:p text:style-name="Standard">- A global **static header/footer** (no JS) + a **language switcher island**. <text:s/></text:p>
      <text:p text:style-name="Standard">- A **story page** with static copy + an **interactive chart island**. <text:s/></text:p>
      <text:p text:style-name="Standard">- A **blog post** all static + a **comment form island** (hydrated only when scrolled into view). <text:s/></text:p>
      <text:p text:style-name="Standard"/>
      <text:p text:style-name="Standard"><text:soft-page-break/>---</text:p>
      <text:p text:style-name="Standard"/>
      <text:p text:style-name="Standard">👉 Want me to cook up a **mini demo site** for you with: <text:s/></text:p>
      <text:p text:style-name="Standard">- a static hero, <text:s/></text:p>
      <text:p text:style-name="Standard">- one interactive counter island, <text:s/></text:p>
      <text:p text:style-name="Standard">- and one lazy-hydrated chart island? <text:s/></text:p>
      <text:p text:style-name="Standard"/>
      <text:p text:style-name="Standard">That way you can see exactly how “islands” feel in practice.&lt;/div&gt;&lt;/pre&gt;&lt;pre class="message"&gt;&lt;div class="author"&gt;user&lt;/div&gt;&lt;div&gt;not now, seriously, the appointment is happening...:) ttyl&lt;/div&gt;&lt;/pre&gt;&lt;pre class="message"&gt;&lt;div class="author"&gt;ChatGPT&lt;/div&gt;&lt;div&gt;Got it 🙂 — good luck with the appointment. Catch you later!&lt;/div&gt;&lt;/pre&gt;&lt;pre class="message"&gt;&lt;div class="author"&gt;user&lt;/div&gt;&lt;div&gt;ok, how close are we to putting it on cloudflare?&lt;/div&gt;&lt;/pre&gt;&lt;pre class="message"&gt;&lt;div class="author"&gt;ChatGPT&lt;/div&gt;&lt;div&gt;Nice—if your Astro dev server is working, you’re basically one short hop from Cloudflare Pages.</text:p>
      <text:p text:style-name="Standard"/>
      <text:p text:style-name="Standard"># Fast path (ship a static build)</text:p>
      <text:p text:style-name="Standard"/>
      <text:p text:style-name="Standard">1) **Commit your project**</text:p>
      <text:p text:style-name="Standard">- In the project folder:</text:p>
      <text:p text:style-name="Standard"><text:s text:c="2"/>```</text:p>
      <text:p text:style-name="Standard"><text:s text:c="2"/>git init</text:p>
      <text:p text:style-name="Standard"><text:s text:c="2"/>git add .</text:p>
      <text:p text:style-name="Standard"><text:s text:c="2"/>git commit -m "init astro"</text:p>
      <text:p text:style-name="Standard"><text:s text:c="2"/>```</text:p>
      <text:p text:style-name="Standard">- Create a new repo on GitHub and push:</text:p>
      <text:p text:style-name="Standard"><text:s text:c="2"/>```</text:p>
      <text:p text:style-name="Standard"><text:s text:c="2"/>git branch -M main</text:p>
      <text:p text:style-name="Standard"><text:s text:c="2"/>git remote add origin https://github.com/&amp;lt;you&amp;gt;/&amp;lt;repo&amp;gt;.git</text:p>
      <text:p text:style-name="Standard"><text:s text:c="2"/>git push -u origin main</text:p>
      <text:p text:style-name="Standard"><text:s text:c="2"/>```</text:p>
      <text:p text:style-name="Standard"/>
      <text:p text:style-name="Standard">2) **Cloudflare Pages setup**</text:p>
      <text:p text:style-name="Standard">- Cloudflare Dashboard → **Pages** → **Create project** → **Connect to Git** → pick the repo.</text:p>
      <text:p text:style-name="Standard">- Build settings:</text:p>
      <text:p text:style-name="Standard"><text:s text:c="2"/>- **Framework preset:** Astro (or “None” is fine)</text:p>
      <text:p text:style-name="Standard"><text:s text:c="2"/>- **Build command:** `astro build` <text:s/>*(or `npm run build` if that runs `astro build`)*</text:p>
      <text:p text:style-name="Standard"><text:s text:c="2"/>- **Build output directory:** `dist`</text:p>
      <text:p text:style-name="Standard"><text:s text:c="2"/>- **Node version:** 18 or newer (Pages uses modern Node by default)</text:p>
      <text:p text:style-name="Standard"/>
      <text:p text:style-name="Standard">3) **Deploy**</text:p>
      <text:p text:style-name="Standard">- Click **Save and Deploy**. <text:s/></text:p>
      <text:p text:style-name="Standard">- Pages will build, then give you a `*.pages.dev` URL.</text:p>
      <text:p text:style-name="Standard"/>
      <text:p text:style-name="Standard">4) **Custom domain (optional now, easy later)**</text:p>
      <text:p text:style-name="Standard">- In the Pages project → **Custom domains** → **Set up a domain** → pick your domain in Cloudflare → it will add the CNAME for you.</text:p>
      <text:p text:style-name="Standard"/>
      <text:p text:style-name="Standard">That’s it for a **static** Astro site (which is perfect for your current scope).</text:p>
      <text:p text:style-name="Standard"/>
      <text:p text:style-name="Standard"><text:soft-page-break/>---</text:p>
      <text:p text:style-name="Standard"/>
      <text:p text:style-name="Standard"># Quick QA checklist (before/after deploy)</text:p>
      <text:p text:style-name="Standard">- Run locally: `npm run build &amp;amp;&amp;amp; npx serve dist` (sanity check)</text:p>
      <text:p text:style-name="Standard">- Ensure any internal links are root-relative (`/about`, not `./about`)</text:p>
      <text:p text:style-name="Standard">- Put images in `/public` or import them in components—both work on Pages</text:p>
      <text:p text:style-name="Standard">- If you added Tailwind, confirm the CSS is inlined/linked in the built HTML (it will be)</text:p>
      <text:p text:style-name="Standard"/>
      <text:p text:style-name="Standard">---</text:p>
      <text:p text:style-name="Standard"/>
      <text:p text:style-name="Standard"># When you want SSR later (not required now)</text:p>
      <text:p text:style-name="Standard">If you ever need server-rendered routes or API handlers on Pages:</text:p>
      <text:p text:style-name="Standard">- Install adapter: `npm i @astrojs/cloudflare`</text:p>
      <text:p text:style-name="Standard">- In `astro.config.mjs`:</text:p>
      <text:p text:style-name="Standard"><text:s text:c="2"/>```js</text:p>
      <text:p text:style-name="Standard"><text:s text:c="2"/>import cloudflare from '@astrojs/cloudflare';</text:p>
      <text:p text:style-name="Standard"><text:s text:c="2"/>export default {</text:p>
      <text:p text:style-name="Standard"><text:s text:c="4"/>output: 'server',</text:p>
      <text:p text:style-name="Standard"><text:s text:c="4"/>adapter: cloudflare(),</text:p>
      <text:p text:style-name="Standard"><text:s text:c="2"/>};</text:p>
      <text:p text:style-name="Standard"><text:s text:c="2"/>```</text:p>
      <text:p text:style-name="Standard">- Redeploy. (You can also mix static + Cloudflare Functions, but keep it static for v1.)</text:p>
      <text:p text:style-name="Standard"/>
      <text:p text:style-name="Standard">---</text:p>
      <text:p text:style-name="Standard"/>
      <text:p text:style-name="Standard"># Bonus: one-off manual deploy (no Git)</text:p>
      <text:p text:style-name="Standard">If you just want to test today without GitHub:</text:p>
      <text:p text:style-name="Standard">```</text:p>
      <text:p text:style-name="Standard">npm run build</text:p>
      <text:p text:style-name="Standard">npx wrangler pages deploy dist --project-name your-project</text:p>
      <text:p text:style-name="Standard">```</text:p>
      <text:p text:style-name="Standard">(You’ll be prompted to log in to Cloudflare; this creates a Pages project and uploads `dist/`.)</text:p>
      <text:p text:style-name="Standard"/>
      <text:p text:style-name="Standard">---</text:p>
      <text:p text:style-name="Standard"/>
      <text:p text:style-name="Standard">If you want, tell me your repo name and I’ll jot the exact Pages settings + any `_redirects` you might need.&lt;/div&gt;&lt;/pre&gt;&lt;pre class="message"&gt;&lt;div class="author"&gt;user&lt;/div&gt;&lt;div&gt;do i just close PS WIndow?&lt;/div&gt;&lt;/pre&gt;&lt;pre class="message"&gt;&lt;div class="author"&gt;ChatGPT&lt;/div&gt;&lt;div&gt;Yep 👍 — if you’re done for now, you can just close the PowerShell window. <text:s/></text:p>
      <text:p text:style-name="Standard">Nothing in Astro needs to “keep running” once you’ve finished testing on `localhost:4321`. <text:s/></text:p>
      <text:p text:style-name="Standard"/>
      <text:p text:style-name="Standard">Here’s what’s what:</text:p>
      <text:p text:style-name="Standard"/>
      <text:p text:style-name="Standard">- While it’s open and says **“watching for file changes”**, that’s the local dev server (`npm run dev`).</text:p>
      <text:p text:style-name="Standard">- Closing the window just stops that process — totally safe.</text:p>
      <text:p text:style-name="Standard">- All your files are already on disk under the project folder (`my-astro-site`), so no work is lost.</text:p>
      <text:p text:style-name="Standard"/>
      <text:p text:style-name="Standard">Next time you want to edit or preview:</text:p>
      <text:p text:style-name="Standard">```powershell</text:p>
      <text:p text:style-name="Standard"><text:soft-page-break/>cd path\to\my-astro-site</text:p>
      <text:p text:style-name="Standard">npm run dev</text:p>
      <text:p text:style-name="Standard">```</text:p>
      <text:p text:style-name="Standard">and your local server will fire right back up at http://localhost:4321.</text:p>
      <text:p text:style-name="Standard"/>
      <text:p text:style-name="Standard">Once you’re ready to push to Cloudflare Pages, we’ll just run:</text:p>
      <text:p text:style-name="Standard">```powershell</text:p>
      <text:p text:style-name="Standard">npm run build</text:p>
      <text:p text:style-name="Standard">```</text:p>
      <text:p text:style-name="Standard">and either connect the repo or deploy manually. <text:s/></text:p>
      <text:p text:style-name="Standard"/>
      <text:p text:style-name="Standard">So yep—close it and go handle life stuff 😄&lt;/div&gt;&lt;/pre&gt;&lt;pre class="message"&gt;&lt;div class="author"&gt;user&lt;/div&gt;&lt;div&gt;more detail here please: Create a new repo on GitHub and push:&lt;/div&gt;&lt;/pre&gt;&lt;pre class="message"&gt;&lt;div class="author"&gt;ChatGPT&lt;/div&gt;&lt;div&gt;Absolutely — let’s go step-by-step so you know *exactly* what’s happening and what each line does. <text:s/></text:p>
      <text:p text:style-name="Standard">We’ll assume you already have your **Astro project folder** (e.g. `my-astro-site`) and that you’ve already installed Git (you can check with `git --version`).</text:p>
      <text:p text:style-name="Standard"/>
      <text:p text:style-name="Standard">---</text:p>
      <text:p text:style-name="Standard"/>
      <text:p text:style-name="Standard"># 🧭 Step-by-Step: Create a GitHub repo and push your Astro project</text:p>
      <text:p text:style-name="Standard"/>
      <text:p text:style-name="Standard">### 1️⃣ Log in to GitHub and make a new repo</text:p>
      <text:p text:style-name="Standard">1. Go to [https://github.com/new](https://github.com/new) <text:s/></text:p>
      <text:p text:style-name="Standard">2. **Repository name:** something like `my-astro-site` <text:s/></text:p>
      <text:p text:style-name="Standard">3. Leave it **Public** (or Private if you prefer). <text:s/></text:p>
      <text:p text:style-name="Standard">4. ✅ **Do NOT** initialize with a README, `.gitignore`, or license — you already have local files. <text:s/></text:p>
      <text:p text:style-name="Standard">5. Click **Create repository**. <text:s/></text:p>
      <text:p text:style-name="Standard">6. You’ll see a page with *“…or push an existing repository from the command line”* — that’s the set of commands we’ll use below.</text:p>
      <text:p text:style-name="Standard"/>
      <text:p text:style-name="Standard">---</text:p>
      <text:p text:style-name="Standard"/>
      <text:p text:style-name="Standard">### 2️⃣ Initialize Git locally (inside your Astro folder)</text:p>
      <text:p text:style-name="Standard">Open PowerShell in your project directory:</text:p>
      <text:p text:style-name="Standard">```powershell</text:p>
      <text:p text:style-name="Standard">cd path\to\my-astro-site</text:p>
      <text:p text:style-name="Standard">git init</text:p>
      <text:p text:style-name="Standard">```</text:p>
      <text:p text:style-name="Standard">✅ This creates a hidden `.git` folder so Git can track your changes.</text:p>
      <text:p text:style-name="Standard"/>
      <text:p text:style-name="Standard">---</text:p>
      <text:p text:style-name="Standard"/>
      <text:p text:style-name="Standard">### 3️⃣ Add and commit your files</text:p>
      <text:p text:style-name="Standard">```powershell</text:p>
      <text:p text:style-name="Standard">git add .</text:p>
      <text:p text:style-name="Standard">git commit -m "Initial Astro commit"</text:p>
      <text:p text:style-name="Standard">```</text:p>
      <text:p text:style-name="Standard">- `git add .` tells Git to track all files in this folder. <text:s/></text:p>
      <text:p text:style-name="Standard"><text:soft-page-break/>- `git commit` records the current state as a snapshot with a message.</text:p>
      <text:p text:style-name="Standard"/>
      <text:p text:style-name="Standard">---</text:p>
      <text:p text:style-name="Standard"/>
      <text:p text:style-name="Standard">### 4️⃣ Set the main branch</text:p>
      <text:p text:style-name="Standard">GitHub expects the default branch to be `main`:</text:p>
      <text:p text:style-name="Standard">```powershell</text:p>
      <text:p text:style-name="Standard">git branch -M main</text:p>
      <text:p text:style-name="Standard">```</text:p>
      <text:p text:style-name="Standard"/>
      <text:p text:style-name="Standard">---</text:p>
      <text:p text:style-name="Standard"/>
      <text:p text:style-name="Standard">### 5️⃣ Connect your local folder to the new GitHub repo</text:p>
      <text:p text:style-name="Standard">Copy the HTTPS URL of your repo — it’ll look like:</text:p>
      <text:p text:style-name="Standard">```</text:p>
      <text:p text:style-name="Standard">https://github.com/&amp;lt;your-username&amp;gt;/my-astro-site.git</text:p>
      <text:p text:style-name="Standard">```</text:p>
      <text:p text:style-name="Standard"/>
      <text:p text:style-name="Standard">Then paste it into this command:</text:p>
      <text:p text:style-name="Standard">```powershell</text:p>
      <text:p text:style-name="Standard">git remote add origin https://github.com/&amp;lt;your-username&amp;gt;/my-astro-site.git</text:p>
      <text:p text:style-name="Standard">```</text:p>
      <text:p text:style-name="Standard">This tells Git “push my code to that remote repository.”</text:p>
      <text:p text:style-name="Standard"/>
      <text:p text:style-name="Standard">---</text:p>
      <text:p text:style-name="Standard"/>
      <text:p text:style-name="Standard">### 6️⃣ Push your code up to GitHub</text:p>
      <text:p text:style-name="Standard">```powershell</text:p>
      <text:p text:style-name="Standard">git push -u origin main</text:p>
      <text:p text:style-name="Standard">```</text:p>
      <text:p text:style-name="Standard">The first time you do this, it might open a browser window to sign in to GitHub (or ask for a token). Once it’s authenticated, your entire Astro project will upload.</text:p>
      <text:p text:style-name="Standard"/>
      <text:p text:style-name="Standard">---</text:p>
      <text:p text:style-name="Standard"/>
      <text:p text:style-name="Standard">### 7️⃣ Confirm it’s there</text:p>
      <text:p text:style-name="Standard">Visit your repo URL in the browser — you should now see all your project files (`src/`, `public/`, `package.json`, etc.).</text:p>
      <text:p text:style-name="Standard"/>
      <text:p text:style-name="Standard">---</text:p>
      <text:p text:style-name="Standard"/>
      <text:p text:style-name="Standard">### 8️⃣ (Optional) Ignore unnecessary files</text:p>
      <text:p text:style-name="Standard">If not already present, create a `.gitignore` file:</text:p>
      <text:p text:style-name="Standard">```</text:p>
      <text:p text:style-name="Standard">node_modules/</text:p>
      <text:p text:style-name="Standard">dist/</text:p>
      <text:p text:style-name="Standard">.env</text:p>
      <text:p text:style-name="Standard">```</text:p>
      <text:p text:style-name="Standard">Then:</text:p>
      <text:p text:style-name="Standard"><text:soft-page-break/>```powershell</text:p>
      <text:p text:style-name="Standard">git add .gitignore</text:p>
      <text:p text:style-name="Standard">git commit -m "Add .gitignore"</text:p>
      <text:p text:style-name="Standard">git push</text:p>
      <text:p text:style-name="Standard">```</text:p>
      <text:p text:style-name="Standard"/>
      <text:p text:style-name="Standard">---</text:p>
      <text:p text:style-name="Standard"/>
      <text:p text:style-name="Standard">### ✅ At this point:</text:p>
      <text:p text:style-name="Standard">- You have a GitHub repository that mirrors your local Astro project.</text:p>
      <text:p text:style-name="Standard">- You can connect it directly to **Cloudflare Pages**, **Netlify**, or any CI/CD pipeline.</text:p>
      <text:p text:style-name="Standard">- Future updates = just `git add .`, `git commit -m "message"`, and `git push`.</text:p>
      <text:p text:style-name="Standard"/>
      <text:p text:style-name="Standard">---</text:p>
      <text:p text:style-name="Standard"/>
      <text:p text:style-name="Standard">Would you like me to include the **Cloudflare Pages connection screen settings** (exact fields, dropdowns, and build commands) next so you can deploy right after you push?&lt;/div&gt;&lt;/pre&gt;&lt;pre class="message"&gt;&lt;div class="author"&gt;user&lt;/div&gt;&lt;div&gt;yes&lt;/div&gt;&lt;/pre&gt;&lt;pre class="message"&gt;&lt;div class="author"&gt;ChatGPT&lt;/div&gt;&lt;div&gt;Awesome—here are the exact **Cloudflare Pages** settings you’ll click through right after pushing to GitHub.</text:p>
      <text:p text:style-name="Standard"/>
      <text:p text:style-name="Standard"># Connect the repo</text:p>
      <text:p text:style-name="Standard">1) Cloudflare Dashboard → **Pages** → **Create a project** → **Connect to Git**. <text:s/></text:p>
      <text:p text:style-name="Standard">2) Pick your GitHub repo (e.g., `my-astro-site`). <text:s/></text:p>
      <text:p text:style-name="Standard">3) **Production branch:** `main` (or whichever you push to).</text:p>
      <text:p text:style-name="Standard"/>
      <text:p text:style-name="Standard"># Build configuration (first screen after selecting the repo)</text:p>
      <text:p text:style-name="Standard">- **Framework preset:** **Astro** (Cloudflare detects it; if not, choose “None” and enter the fields below manually)</text:p>
      <text:p text:style-name="Standard">- **Build command:** <text:s/></text:p>
      <text:p text:style-name="Standard"><text:s text:c="2"/>- `npm run build` *(recommended if your `package.json` has `"build": "astro build"`)*</text:p>
      <text:p text:style-name="Standard"><text:s text:c="2"/>- or just `astro build`</text:p>
      <text:p text:style-name="Standard">- **Install command:** *(leave default)* <text:s/></text:p>
      <text:p text:style-name="Standard"><text:s text:c="2"/>- Cloudflare will run `npm ci` if you have a `package-lock.json`, otherwise `npm install`.</text:p>
      <text:p text:style-name="Standard">- **Output directory:** `dist`</text:p>
      <text:p text:style-name="Standard">- **Node version:** set an environment variable `NODE_VERSION` to `20` (or `18+`). <text:s/></text:p>
      <text:p text:style-name="Standard"><text:s text:c="2"/>- Click **Environment variables (advanced)** → **Add variable** <text:s/></text:p>
      <text:p text:style-name="Standard"><text:s text:c="4"/>- Name: `NODE_VERSION` <text:s/></text:p>
      <text:p text:style-name="Standard"><text:s text:c="4"/>- Value: `20`</text:p>
      <text:p text:style-name="Standard"/>
      <text:p text:style-name="Standard">Click **Save and Deploy**. Your first build will run and produce a `*.pages.dev` URL.</text:p>
      <text:p text:style-name="Standard"/>
      <text:p text:style-name="Standard"># (Optional) Monorepo or subfolder</text:p>
      <text:p text:style-name="Standard">If your Astro app isn’t at the root:</text:p>
      <text:p text:style-name="Standard">- **Root directory:** set to your app folder (e.g., `apps/site`) on the build settings page before you click Deploy.</text:p>
      <text:p text:style-name="Standard"/>
      <text:p text:style-name="Standard"># After first deploy</text:p>
      <text:p text:style-name="Standard">Open the `*.pages.dev` link. If it loads, you’re golden.</text:p>
      <text:p text:style-name="Standard"><text:soft-page-break/></text:p>
      <text:p text:style-name="Standard">---</text:p>
      <text:p text:style-name="Standard"/>
      <text:p text:style-name="Standard">## Custom domain (your real URL)</text:p>
      <text:p text:style-name="Standard">1) In the Pages project → **Custom domains** → **Set up a domain**. <text:s/></text:p>
      <text:p text:style-name="Standard">2) Select the domain already in your Cloudflare account (e.g., `thegoddecision.com`). <text:s/></text:p>
      <text:p text:style-name="Standard">3) Cloudflare will add the necessary **CNAME** automatically. <text:s/></text:p>
      <text:p text:style-name="Standard">4) Wait for it to go **Active** (usually quick). SSL is automatic.</text:p>
      <text:p text:style-name="Standard"/>
      <text:p text:style-name="Standard">---</text:p>
      <text:p text:style-name="Standard"/>
      <text:p text:style-name="Standard">## Useful extras (totally optional, nice to have)</text:p>
      <text:p text:style-name="Standard"/>
      <text:p text:style-name="Standard">### 1) Clean SPA-style routes (only if you add client-side routing later)</text:p>
      <text:p text:style-name="Standard">Create a file `public/_redirects`:</text:p>
      <text:p text:style-name="Standard">```</text:p>
      <text:p text:style-name="Standard">/* <text:s text:c="2"/>/index.html <text:s text:c="2"/>200</text:p>
      <text:p text:style-name="Standard">```</text:p>
      <text:p text:style-name="Standard">This tells Pages to serve `index.html` for unknown paths (handy if you add islands that navigate without full reloads). If you’re pure static with real .astro routes, you don’t need this.</text:p>
      <text:p text:style-name="Standard"/>
      <text:p text:style-name="Standard">### 2) Cache headers for static assets</text:p>
      <text:p text:style-name="Standard">Create `public/_headers`:</text:p>
      <text:p text:style-name="Standard">```</text:p>
      <text:p text:style-name="Standard">/assets/*</text:p>
      <text:p text:style-name="Standard"><text:s text:c="2"/>Cache-Control: public, max-age=31536000, immutable</text:p>
      <text:p text:style-name="Standard">```</text:p>
      <text:p text:style-name="Standard">After build, Astro emits hashed files under `/assets/…`; this sets a long cache for those.</text:p>
      <text:p text:style-name="Standard"/>
      <text:p text:style-name="Standard">### 3) Environment variables (build-time)</text:p>
      <text:p text:style-name="Standard">If you later need API keys at build time:</text:p>
      <text:p text:style-name="Standard">- Pages project → **Settings → Environment variables** → add them under **Production** (and **Preview** if needed).</text:p>
      <text:p text:style-name="Standard">- Access them in Astro via `import.meta.env.YOUR_VAR`.</text:p>
      <text:p text:style-name="Standard"/>
      <text:p text:style-name="Standard">---</text:p>
      <text:p text:style-name="Standard"/>
      <text:p text:style-name="Standard">## If you ever need SSR or API routes (not needed now)</text:p>
      <text:p text:style-name="Standard">Keep v1 **static** for simplicity. But for the future:</text:p>
      <text:p text:style-name="Standard"/>
      <text:p text:style-name="Standard">1) Install adapter</text:p>
      <text:p text:style-name="Standard">```</text:p>
      <text:p text:style-name="Standard">npm i @astrojs/cloudflare</text:p>
      <text:p text:style-name="Standard">```</text:p>
      <text:p text:style-name="Standard">2) `astro.config.mjs`</text:p>
      <text:p text:style-name="Standard">```js</text:p>
      <text:p text:style-name="Standard">import cloudflare from '@astrojs/cloudflare';</text:p>
      <text:p text:style-name="Standard">export default {</text:p>
      <text:p text:style-name="Standard"><text:s text:c="2"/>output: 'server',</text:p>
      <text:p text:style-name="Standard"><text:soft-page-break/><text:s text:c="2"/>adapter: cloudflare(),</text:p>
      <text:p text:style-name="Standard">};</text:p>
      <text:p text:style-name="Standard">```</text:p>
      <text:p text:style-name="Standard">3) In Pages → **Functions** will show up automatically on deploy.</text:p>
      <text:p text:style-name="Standard"/>
      <text:p text:style-name="Standard">*(You can flip back to static by removing the adapter and setting `output: 'static'`.)*</text:p>
      <text:p text:style-name="Standard"/>
      <text:p text:style-name="Standard">---</text:p>
      <text:p text:style-name="Standard"/>
      <text:p text:style-name="Standard">## One-off manual deploy (skip Git integration)</text:p>
      <text:p text:style-name="Standard">If you want to push a local build straight to Pages:</text:p>
      <text:p text:style-name="Standard">```powershell</text:p>
      <text:p text:style-name="Standard">npm run build</text:p>
      <text:p text:style-name="Standard">npx wrangler pages deploy dist --project-name your-project-name</text:p>
      <text:p text:style-name="Standard">```</text:p>
      <text:p text:style-name="Standard">- First time it’ll ask you to log in (`npx wrangler login`).</text:p>
      <text:p text:style-name="Standard">- This is handy for quick tests; for long-term use, the Git-connected flow is smoother.</text:p>
      <text:p text:style-name="Standard"/>
      <text:p text:style-name="Standard">---</text:p>
      <text:p text:style-name="Standard"/>
      <text:p text:style-name="Standard">### Sanity checklist before/after deploy</text:p>
      <text:p text:style-name="Standard">- `npm run build` succeeds locally.</text:p>
      <text:p text:style-name="Standard">- Images live in `/public` or are imported properly.</text:p>
      <text:p text:style-name="Standard">- Internal links are root-relative (`/stories`, not `./stories`).</text:p>
      <text:p text:style-name="Standard">- Tailwind (if added) is producing styles in the built HTML/CSS.</text:p>
      <text:p text:style-name="Standard"/>
      <text:p text:style-name="Standard">If you want, tell me your repo name and I’ll note **exact** values to paste (and include `_headers`/`_redirects` files ready to drop in).&lt;/div&gt;&lt;/pre&gt;&lt;pre class="message"&gt;&lt;div class="author"&gt;user&lt;/div&gt;&lt;div&gt;cloudflare says upload complete and now says project is deployed to region: earth&lt;/div&gt;&lt;/pre&gt;&lt;pre class="message"&gt;&lt;div class="author"&gt;ChatGPT&lt;/div&gt;&lt;div&gt;Haha — that’s Cloudflare’s little Easter egg. <text:s/></text:p>
      <text:p text:style-name="Standard">When it says **“Project deployed to region: earth”**, it’s just telling you *your static site is now live globally* on their edge network 🌍. <text:s/></text:p>
      <text:p text:style-name="Standard"/>
      <text:p text:style-name="Standard">### Here’s what that means in plain terms</text:p>
      <text:p text:style-name="Standard">- 🚀 Your Astro build (`dist/`) has been uploaded successfully. <text:s/></text:p>
      <text:p text:style-name="Standard">- 🌎 Cloudflare automatically pushes it to 300+ edge locations around the planet. <text:s/></text:p>
      <text:p text:style-name="Standard">- ⚡ Visitors everywhere get near-instant response — no regional servers to pick. <text:s/></text:p>
      <text:p text:style-name="Standard">- ✅ The site’s already served over HTTPS with a free SSL cert. <text:s/></text:p>
      <text:p text:style-name="Standard"/>
      <text:p text:style-name="Standard">### What you can do next</text:p>
      <text:p text:style-name="Standard">1. **Open the live link** they gave you (looks like `yourproject.pages.dev`). <text:s/></text:p>
      <text:p text:style-name="Standard"><text:s text:c="3"/>- That’s the production site — shareable right now. <text:s/></text:p>
      <text:p text:style-name="Standard">2. **Test performance:** open DevTools → Lighthouse → run audit. You should score 95+ across the board. <text:s/></text:p>
      <text:p text:style-name="Standard">3. **If you want your own domain:** <text:s/></text:p>
      <text:p text:style-name="Standard"><text:s text:c="3"/>- In the Pages project → *Custom domains* → *Set up a domain* → choose from your Cloudflare DNS list. <text:s/></text:p>
      <text:p text:style-name="Standard"><text:s text:c="3"/>- Confirm the CNAME it suggests and hit “Activate”. <text:s/></text:p>
      <text:p text:style-name="Standard"><text:soft-page-break/><text:s text:c="3"/>- Within minutes, `yourdomain.com` → your Astro site. <text:s/></text:p>
      <text:p text:style-name="Standard"/>
      <text:p text:style-name="Standard">### Optional follow-up (when you’re ready)</text:p>
      <text:p text:style-name="Standard">If you’d like, I can walk you through adding:</text:p>
      <text:p text:style-name="Standard">- analytics (Cloudflare Web Analytics or Plausible),</text:p>
      <text:p text:style-name="Standard">- a basic `_headers` file for cache control,</text:p>
      <text:p text:style-name="Standard">- and the `robots.txt` + `sitemap.xml` Astro plugin so it’s search-ready.</text:p>
      <text:p text:style-name="Standard"/>
      <text:p text:style-name="Standard">But right now — congrats 🎉. <text:s/></text:p>
      <text:p text:style-name="Standard">You officially have your first Astro site live **on planet Earth**.&lt;/div&gt;&lt;/pre&gt;&lt;pre class="message"&gt;&lt;div class="author"&gt;user&lt;/div&gt;&lt;div&gt;how hard is it to change domains? I've a few and i don't want to move TGD just yet&lt;/div&gt;&lt;/pre&gt;&lt;pre class="message"&gt;&lt;div class="author"&gt;ChatGPT&lt;/div&gt;&lt;div&gt;Excellent question — and great instinct to be cautious. <text:s/></text:p>
      <text:p text:style-name="Standard">The good news: **on Cloudflare Pages, changing (or adding) a domain is dead simple and completely reversible.**</text:p>
      <text:p text:style-name="Standard"/>
      <text:p text:style-name="Standard">---</text:p>
      <text:p text:style-name="Standard"/>
      <text:p text:style-name="Standard">## 🧭 How It Works</text:p>
      <text:p text:style-name="Standard"/>
      <text:p text:style-name="Standard">Cloudflare Pages uses a *primary domain* that points to your project build. <text:s/></text:p>
      <text:p text:style-name="Standard">That can be:</text:p>
      <text:p text:style-name="Standard">- the default `yourproject.pages.dev`, or <text:s/></text:p>
      <text:p text:style-name="Standard">- one (or more) custom domains you own in Cloudflare.</text:p>
      <text:p text:style-name="Standard"/>
      <text:p text:style-name="Standard">You can attach or detach domains any time — it doesn’t “move” your code, just changes what URL points to it.</text:p>
      <text:p text:style-name="Standard"/>
      <text:p text:style-name="Standard">---</text:p>
      <text:p text:style-name="Standard"/>
      <text:p text:style-name="Standard">## 🔄 To Add or Change a Domain</text:p>
      <text:p text:style-name="Standard"/>
      <text:p text:style-name="Standard">1. Go to your project in Cloudflare → **Pages → Custom Domains**. <text:s/></text:p>
      <text:p text:style-name="Standard">2. Click **Set up a custom domain**. <text:s/></text:p>
      <text:p text:style-name="Standard">3. Pick one of your domains already on your Cloudflare account (it’ll appear in the dropdown). <text:s/></text:p>
      <text:p text:style-name="Standard">4. Cloudflare automatically adds the correct **CNAME record** for you. <text:s/></text:p>
      <text:p text:style-name="Standard"><text:s text:c="3"/>- Example: <text:s/></text:p>
      <text:p text:style-name="Standard"><text:s text:c="5"/>```</text:p>
      <text:p text:style-name="Standard"><text:s text:c="5"/>www.mydomain.com → yourproject.pages.dev</text:p>
      <text:p text:style-name="Standard"><text:s text:c="5"/>```</text:p>
      <text:p text:style-name="Standard">5. Wait a minute or two for it to go “Active” (SSL will auto-issue). <text:s/></text:p>
      <text:p text:style-name="Standard"/>
      <text:p text:style-name="Standard">✅ **Done.** Your project now responds to that domain. The old `.pages.dev` URL still works too.</text:p>
      <text:p text:style-name="Standard"/>
      <text:p text:style-name="Standard">---</text:p>
      <text:p text:style-name="Standard"/>
      <text:p text:style-name="Standard">## 🧰 To Switch or Remove a Domain</text:p>
      <text:p text:style-name="Standard"/>
      <text:p text:style-name="Standard">If later you want a different one:</text:p>
      <text:p text:style-name="Standard"><text:soft-page-break/>- Click the three dots next to the current domain → **Remove domain**. <text:s/></text:p>
      <text:p text:style-name="Standard">- Add the new one. <text:s/></text:p>
      <text:p text:style-name="Standard"/>
      <text:p text:style-name="Standard">No code rebuild, no redeploy. You’re just swapping DNS pointers.</text:p>
      <text:p text:style-name="Standard"/>
      <text:p text:style-name="Standard">---</text:p>
      <text:p text:style-name="Standard"/>
      <text:p text:style-name="Standard">## 🪶 Typical use pattern (what you’re describing)</text:p>
      <text:p text:style-name="Standard"/>
      <text:p text:style-name="Standard">Since you don’t want to move **TGD** yet:</text:p>
      <text:p text:style-name="Standard"/>
      <text:p text:style-name="Standard">- Keep `thegoddecision.com` as-is (on AWS or wherever it’s pointed). <text:s/></text:p>
      <text:p text:style-name="Standard">- Use one of your *extra domains* for the Cloudflare test site (e.g. `testthegoddecision.com`, or `tgdlab.com`, or whatever you own). <text:s/></text:p>
      <text:p text:style-name="Standard">- Add it to the Pages project as a **custom domain** for the experiment. <text:s/></text:p>
      <text:p text:style-name="Standard">- When you’re happy with it, simply **switch** the main domain in Cloudflare DNS to point to this project. <text:s/></text:p>
      <text:p text:style-name="Standard"/>
      <text:p text:style-name="Standard">No downtime, no rebuild — Cloudflare handles all SSL and routing automatically.</text:p>
      <text:p text:style-name="Standard"/>
      <text:p text:style-name="Standard">---</text:p>
      <text:p text:style-name="Standard"/>
      <text:p text:style-name="Standard">## ⚠️ A few tips</text:p>
      <text:p text:style-name="Standard"/>
      <text:p text:style-name="Standard">- Always keep the default `*.pages.dev` address active until you’re 100% happy with the switch.</text:p>
      <text:p text:style-name="Standard">- You can add **multiple domains** to the same Pages project (handy for A/B testing or aliases).</text:p>
      <text:p text:style-name="Standard">- If your domain is not already in your Cloudflare account, you’ll need to transfer its DNS management into Cloudflare before you can use it.</text:p>
      <text:p text:style-name="Standard"/>
      <text:p text:style-name="Standard">---</text:p>
      <text:p text:style-name="Standard"/>
      <text:p text:style-name="Standard">Would you like me to show you *exactly* how to link a secondary domain (like a test alias) without touching TGD’s live site? I can outline the precise buttons and what happens under the hood so you can preview safely.&lt;/div&gt;&lt;/pre&gt;&lt;pre class="message"&gt;&lt;div class="author"&gt;user&lt;/div&gt;&lt;div&gt;what is complete dns setup for if the domain is already on cloudflare&lt;/div&gt;&lt;/pre&gt;&lt;pre class="message"&gt;&lt;div class="author"&gt;ChatGPT&lt;/div&gt;&lt;div&gt;Perfect question — and one that confuses a *lot* of people the first time they add a domain inside Cloudflare Pages. <text:s/></text:p>
      <text:p text:style-name="Standard"/>
      <text:p text:style-name="Standard">Let’s break it down cleanly.</text:p>
      <text:p text:style-name="Standard"/>
      <text:p text:style-name="Standard">---</text:p>
      <text:p text:style-name="Standard"/>
      <text:p text:style-name="Standard">## 🌐 Two ways Cloudflare Pages can connect a domain</text:p>
      <text:p text:style-name="Standard"/>
      <text:p text:style-name="Standard">When you click **“Set up a custom domain”**, you’ll see two options:</text:p>
      <text:p text:style-name="Standard">1. **Automatic (Recommended)** — if the domain is *already* on Cloudflare. <text:s/></text:p>
      <text:p text:style-name="Standard">2. **Complete DNS setup** — if the domain’s *DNS is not managed by Cloudflare* yet.</text:p>
      <text:p text:style-name="Standard"/>
      <text:p text:style-name="Standard">---</text:p>
      <text:p text:style-name="Standard"><text:soft-page-break/></text:p>
      <text:p text:style-name="Standard">## 🧩 So, when your domain is already on Cloudflare:</text:p>
      <text:p text:style-name="Standard"/>
      <text:p text:style-name="Standard">👉 **You do NOT need “Complete DNS setup.”**</text:p>
      <text:p text:style-name="Standard"/>
      <text:p text:style-name="Standard">Here’s what happens under each mode:</text:p>
      <text:p text:style-name="Standard"/>
      <text:p text:style-name="Standard">### ✅ Automatic setup (correct for your case)</text:p>
      <text:p text:style-name="Standard">- You pick your existing domain from the dropdown. <text:s/></text:p>
      <text:p text:style-name="Standard">- Cloudflare adds a **CNAME record** automatically (e.g. `www` → `yourproject.pages.dev`). <text:s/></text:p>
      <text:p text:style-name="Standard">- SSL cert is issued and deployed automatically. <text:s/></text:p>
      <text:p text:style-name="Standard">- Your site is live under that domain in a few minutes. <text:s/></text:p>
      <text:p text:style-name="Standard">- DNS is still managed in your existing Cloudflare zone.</text:p>
      <text:p text:style-name="Standard"/>
      <text:p text:style-name="Standard">This is the *normal* Pages flow for Cloudflare-managed domains.</text:p>
      <text:p text:style-name="Standard"/>
      <text:p text:style-name="Standard">---</text:p>
      <text:p text:style-name="Standard"/>
      <text:p text:style-name="Standard">### 🧱 Complete DNS setup (you only use this if…)</text:p>
      <text:p text:style-name="Standard">- The domain’s DNS is *NOT* on Cloudflare. <text:s/></text:p>
      <text:p text:style-name="Standard"><text:s text:c="2"/>Example: you bought it on Namecheap, GoDaddy, or Google Domains and haven’t moved it into Cloudflare yet. <text:s/></text:p>
      <text:p text:style-name="Standard">- In that case, Cloudflare gives you **two nameservers** to update at your registrar (so Cloudflare can manage the zone). <text:s/></text:p>
      <text:p text:style-name="Standard">- Once you change them, Cloudflare imports your records and takes over DNS management. <text:s/></text:p>
      <text:p text:style-name="Standard">- Then you can attach that domain to Pages normally.</text:p>
      <text:p text:style-name="Standard"/>
      <text:p text:style-name="Standard">So in your case — domain **already lives on Cloudflare** — “Complete DNS setup” is unnecessary (and would just duplicate an existing zone).</text:p>
      <text:p text:style-name="Standard"/>
      <text:p text:style-name="Standard">---</text:p>
      <text:p text:style-name="Standard"/>
      <text:p text:style-name="Standard">## ⚙️ What to do (the 10-second version)</text:p>
      <text:p text:style-name="Standard"/>
      <text:p text:style-name="Standard">1. Go to your Pages project → **Custom domains → Set up a domain**. <text:s/></text:p>
      <text:p text:style-name="Standard">2. Pick your existing domain (e.g. `thegoddecision.com` or another). <text:s/></text:p>
      <text:p text:style-name="Standard">3. Accept the automatic CNAME setup. <text:s/></text:p>
      <text:p text:style-name="Standard">4. Wait for the green “Active” badge. <text:s/></text:p>
      <text:p text:style-name="Standard">5. Test HTTPS (Cloudflare will provision a cert automatically).</text:p>
      <text:p text:style-name="Standard"/>
      <text:p text:style-name="Standard">---</text:p>
      <text:p text:style-name="Standard"/>
      <text:p text:style-name="Standard">## 🧠 Optional details you’ll notice</text:p>
      <text:p text:style-name="Standard"/>
      <text:p text:style-name="Standard">- **CNAME target** looks like: <text:s/></text:p>
      <text:p text:style-name="Standard"><text:s text:c="2"/>```</text:p>
      <text:p text:style-name="Standard"><text:s text:c="2"/>www → yourproject.pages.dev</text:p>
      <text:p text:style-name="Standard"><text:s text:c="2"/>```</text:p>
      <text:p text:style-name="Standard"><text:soft-page-break/>- You can also map the **root domain (@)**, but that uses a CNAME flattening technique (Cloudflare handles it automatically). <text:s/></text:p>
      <text:p text:style-name="Standard">- DNS proxy (the orange cloud) can stay on — Pages works fine behind it. <text:s/></text:p>
      <text:p text:style-name="Standard"/>
      <text:p text:style-name="Standard">---</text:p>
      <text:p text:style-name="Standard"/>
      <text:p text:style-name="Standard">In short:</text:p>
      <text:p text:style-name="Standard">&amp;gt; ✅ “Automatic” = domain already on Cloudflare → fast, safe, instant. <text:s/></text:p>
      <text:p text:style-name="Standard">&amp;gt; ⚠️ “Complete DNS setup” = bring new domain into Cloudflare (use only once per domain). <text:s/></text:p>
      <text:p text:style-name="Standard"/>
      <text:p text:style-name="Standard">---</text:p>
      <text:p text:style-name="Standard"/>
      <text:p text:style-name="Standard">If you want, tell me the exact domain you’re considering (e.g. one of your “extra” ones), and I’ll show you the *exact* record that Cloudflare will create under **DNS → Records** so you know what to expect before hitting “Confirm.”&lt;/div&gt;&lt;/pre&gt;&lt;pre class="message"&gt;&lt;div class="author"&gt;user&lt;/div&gt;&lt;div&gt;says it's verifying&lt;/div&gt;&lt;/pre&gt;&lt;pre class="message"&gt;&lt;div class="author"&gt;ChatGPT&lt;/div&gt;&lt;div&gt;Perfect — that’s exactly what it should say right now. 👍 <text:s/></text:p>
      <text:p text:style-name="Standard"/>
      <text:p text:style-name="Standard">When you see **“Verifying…”** in Cloudflare Pages after adding a custom domain, it simply means: <text:s/></text:p>
      <text:p text:style-name="Standard"/>
      <text:p text:style-name="Standard">&amp;gt; 🔍 Cloudflare is checking that the CNAME (or root mapping) it created is visible across the DNS network and that the SSL certificate for that hostname is being issued.</text:p>
      <text:p text:style-name="Standard"/>
      <text:p text:style-name="Standard">Here’s what’s happening under the hood:</text:p>
      <text:p text:style-name="Standard"/>
      <text:p text:style-name="Standard">---</text:p>
      <text:p text:style-name="Standard"/>
      <text:p text:style-name="Standard">### 🧠 What’s actually going on</text:p>
      <text:p text:style-name="Standard">1. **DNS record check:** <text:s/></text:p>
      <text:p text:style-name="Standard"><text:s text:c="3"/>Cloudflare adds a CNAME like <text:s/></text:p>
      <text:p text:style-name="Standard"><text:s text:c="3"/>```</text:p>
      <text:p text:style-name="Standard"><text:s text:c="3"/>www.yourdomain.com → yourproject.pages.dev</text:p>
      <text:p text:style-name="Standard"><text:s text:c="3"/>``` <text:s/></text:p>
      <text:p text:style-name="Standard"><text:s text:c="3"/>and then waits for it to propagate (which can take a few minutes).</text:p>
      <text:p text:style-name="Standard"/>
      <text:p text:style-name="Standard">2. **Certificate issuance:** <text:s/></text:p>
      <text:p text:style-name="Standard"><text:s text:c="3"/>While it’s verifying, Cloudflare’s Universal SSL service is generating and validating a TLS certificate for your domain (so it’ll be HTTPS-secure once live).</text:p>
      <text:p text:style-name="Standard"/>
      <text:p text:style-name="Standard">3. **Edge configuration:** <text:s/></text:p>
      <text:p text:style-name="Standard"><text:s text:c="3"/>Once DNS + SSL are confirmed, it finalizes edge routing so all 300+ Cloudflare locations recognize the mapping.</text:p>
      <text:p text:style-name="Standard"/>
      <text:p text:style-name="Standard">---</text:p>
      <text:p text:style-name="Standard"/>
      <text:p text:style-name="Standard">### 🕓 Typical timing</text:p>
      <text:p text:style-name="Standard">- Usually **2–10 minutes** for most domains. <text:s/></text:p>
      <text:p text:style-name="Standard">- Occasionally **up to 30–60 minutes** if you just changed nameservers or have DNS cached elsewhere. <text:s/></text:p>
      <text:p text:style-name="Standard"><text:soft-page-break/></text:p>
      <text:p text:style-name="Standard">---</text:p>
      <text:p text:style-name="Standard"/>
      <text:p text:style-name="Standard">### ✅ What to check (optional)</text:p>
      <text:p text:style-name="Standard">If you want to peek under the hood:</text:p>
      <text:p text:style-name="Standard">1. Go to **Cloudflare Dashboard → DNS** for that domain. <text:s/></text:p>
      <text:p text:style-name="Standard">2. Look for the new record, e.g. <text:s/></text:p>
      <text:p text:style-name="Standard"><text:s text:c="3"/>```</text:p>
      <text:p text:style-name="Standard"><text:s text:c="3"/>Type: CNAME <text:s/></text:p>
      <text:p text:style-name="Standard"><text:s text:c="3"/>Name: www <text:s/></text:p>
      <text:p text:style-name="Standard"><text:s text:c="3"/>Target: yourproject.pages.dev <text:s/></text:p>
      <text:p text:style-name="Standard"><text:s text:c="3"/>Proxy: orange cloud ON <text:s/></text:p>
      <text:p text:style-name="Standard"><text:s text:c="3"/>```</text:p>
      <text:p text:style-name="Standard">3. Use a quick test: <text:s/></text:p>
      <text:p text:style-name="Standard"><text:s text:c="3"/>```</text:p>
      <text:p text:style-name="Standard"><text:s text:c="3"/>nslookup www.yourdomain.com</text:p>
      <text:p text:style-name="Standard"><text:s text:c="3"/>```</text:p>
      <text:p text:style-name="Standard"><text:s text:c="3"/>or use [https://www.whatsmydns.net/](https://www.whatsmydns.net/) to see if it resolves to `yourproject.pages.dev`.</text:p>
      <text:p text:style-name="Standard"/>
      <text:p text:style-name="Standard">---</text:p>
      <text:p text:style-name="Standard"/>
      <text:p text:style-name="Standard">### 🔔 When it finishes verifying</text:p>
      <text:p text:style-name="Standard">You’ll see:</text:p>
      <text:p text:style-name="Standard">- A green **“Active”** badge beside the domain in the Pages dashboard. <text:s/></text:p>
      <text:p text:style-name="Standard">- The **“Visit site”** link becomes clickable under your domain name. <text:s/></text:p>
      <text:p text:style-name="Standard"/>
      <text:p text:style-name="Standard">Then, you can visit `https://www.yourdomain.com` — and it’ll serve your Astro site live, globally cached and SSL-secured.</text:p>
      <text:p text:style-name="Standard"/>
      <text:p text:style-name="Standard">---</text:p>
      <text:p text:style-name="Standard"/>
      <text:p text:style-name="Standard">If it stays in *verifying* for longer than ~1 hour, it’s usually because:</text:p>
      <text:p text:style-name="Standard">- The CNAME record was manually changed or missing.</text:p>
      <text:p text:style-name="Standard">- The domain’s proxy is off (gray cloud) and should be orange.</text:p>
      <text:p text:style-name="Standard">- Or, you’re mapping the *root domain* and need a flattening check.</text:p>
      <text:p text:style-name="Standard"/>
      <text:p text:style-name="Standard">If that happens, I can walk you through a quick check of the DNS record to fix it instantly. <text:s/></text:p>
      <text:p text:style-name="Standard">Would you like me to tell you what that record *should* look like so you can confirm it’s correct?&lt;/div&gt;&lt;/pre&gt;&lt;pre class="message"&gt;&lt;div class="author"&gt;user&lt;/div&gt;&lt;div&gt;how do i get back to the page?&lt;/div&gt;&lt;/pre&gt;&lt;pre class="message"&gt;&lt;div class="author"&gt;ChatGPT&lt;/div&gt;&lt;div&gt;No problem — here’s how to get back to that **Cloudflare Pages project screen** where it shows *“verifying”*, *“active”*, etc. <text:s/></text:p>
      <text:p text:style-name="Standard"/>
      <text:p text:style-name="Standard">---</text:p>
      <text:p text:style-name="Standard"/>
      <text:p text:style-name="Standard">### 🧭 Option 1: Through the Cloudflare dashboard (most direct)</text:p>
      <text:p text:style-name="Standard"/>
      <text:p text:style-name="Standard">1. **Log in** at [https://dash.cloudflare.com](https://dash.cloudflare.com). <text:s/></text:p>
      <text:p text:style-name="Standard"><text:soft-page-break/>2. On the left-hand sidebar, click **“Pages.”** <text:s/></text:p>
      <text:p text:style-name="Standard"><text:s text:c="3"/>- If you don’t see it, first click **“Workers &amp;amp; Pages”** → then **“Pages.”** <text:s/></text:p>
      <text:p text:style-name="Standard">3. You’ll see a list of your Pages projects (each one is a site you’ve deployed). <text:s/></text:p>
      <text:p text:style-name="Standard">4. Click the project name — for example, *my-astro-site* or whatever you named it. <text:s/></text:p>
      <text:p text:style-name="Standard"><text:s text:c="3"/>That opens your project’s Overview screen. <text:s/></text:p>
      <text:p text:style-name="Standard">5. In the tabs at the top, click **“Custom domains.”** <text:s/></text:p>
      <text:p text:style-name="Standard"><text:s text:c="3"/>- You’ll now see the table with your domain status (Verifying | Active | Error).</text:p>
      <text:p text:style-name="Standard"/>
      <text:p text:style-name="Standard">---</text:p>
      <text:p text:style-name="Standard"/>
      <text:p text:style-name="Standard">### 🧭 Option 2: Via the Cloudflare home screen</text:p>
      <text:p text:style-name="Standard"/>
      <text:p text:style-name="Standard">1. From your main **domain list**, click your domain (e.g., *thegoddecision.com*). <text:s/></text:p>
      <text:p text:style-name="Standard">2. In the left menu, scroll to **“Workers &amp;amp; Pages”** → **Pages projects** → pick your project. <text:s/></text:p>
      <text:p text:style-name="Standard">3. That opens the same dashboard view.</text:p>
      <text:p text:style-name="Standard"/>
      <text:p text:style-name="Standard">---</text:p>
      <text:p text:style-name="Standard"/>
      <text:p text:style-name="Standard">### 🔁 Once you’re back in</text:p>
      <text:p text:style-name="Standard">You can:</text:p>
      <text:p text:style-name="Standard">- Watch the **status** column (it’ll flip to “Active”). <text:s/></text:p>
      <text:p text:style-name="Standard">- Click **“Visit site”** next to your domain to open the live URL. <text:s/></text:p>
      <text:p text:style-name="Standard">- Or click **“Overview”** to see deploy history, logs, etc.</text:p>
      <text:p text:style-name="Standard"/>
      <text:p text:style-name="Standard">---</text:p>
      <text:p text:style-name="Standard"/>
      <text:p text:style-name="Standard">If you tell me the name you used for the project (like *tgd-test* or *my-astro-site*), I can give you the **exact URL** that jumps straight to that page in Cloudflare’s dashboard so you don’t have to click through menus. Would you like that link format?&lt;/div&gt;&lt;/pre&gt;&lt;pre class="message"&gt;&lt;div class="author"&gt;user&lt;/div&gt;&lt;div&gt;so cloudflare adds a cname record for urls that are local&lt;/div&gt;&lt;/pre&gt;&lt;pre class="message"&gt;&lt;div class="author"&gt;ChatGPT&lt;/div&gt;&lt;div&gt;Exactly — and that’s a really insightful way to put it. ✅ <text:s/></text:p>
      <text:p text:style-name="Standard"/>
      <text:p text:style-name="Standard">Let’s break down what’s happening behind the curtain because this is one of those concepts that “clicks” once you see how Cloudflare treats your domain and your Pages project.</text:p>
      <text:p text:style-name="Standard"/>
      <text:p text:style-name="Standard">---</text:p>
      <text:p text:style-name="Standard"/>
      <text:p text:style-name="Standard">## 🧩 What Cloudflare actually does</text:p>
      <text:p text:style-name="Standard"/>
      <text:p text:style-name="Standard">When you connect a **custom domain** (that you already manage in Cloudflare) to a **Cloudflare Pages** project, it creates a **CNAME record** in your DNS zone that points to your Pages project’s default domain — usually something like:</text:p>
      <text:p text:style-name="Standard"/>
      <text:p text:style-name="Standard">```</text:p>
      <text:p text:style-name="Standard">www.yourdomain.com → yourproject.pages.dev</text:p>
      <text:p text:style-name="Standard">```</text:p>
      <text:p text:style-name="Standard"/>
      <text:p text:style-name="Standard">That tells the DNS system:</text:p>
      <text:p text:style-name="Standard"><text:soft-page-break/></text:p>
      <text:p text:style-name="Standard">&amp;gt; “When someone requests `www.yourdomain.com`, go fetch the site from the Cloudflare Pages environment where it’s already built and cached globally.”</text:p>
      <text:p text:style-name="Standard"/>
      <text:p text:style-name="Standard">---</text:p>
      <text:p text:style-name="Standard"/>
      <text:p text:style-name="Standard">## 🌎 Why it looks “local” (but isn’t)</text:p>
      <text:p text:style-name="Standard"/>
      <text:p text:style-name="Standard">Even though *you* built and tested the site locally on your computer (`localhost:4321`), once it’s deployed, your local machine isn’t involved anymore. <text:s/></text:p>
      <text:p text:style-name="Standard"/>
      <text:p text:style-name="Standard">That CNAME is a pointer to the **hosted copy** of your built site living on Cloudflare’s edge network — not your computer. <text:s/></text:p>
      <text:p text:style-name="Standard"/>
      <text:p text:style-name="Standard">So Cloudflare adds that record **inside its own DNS** (which you already control), effectively mapping your friendly name (`www.yourdomain.com`) to the project endpoint (`yourproject.pages.dev`). <text:s/></text:p>
      <text:p text:style-name="Standard">It’s a “local” DNS change in the sense that it lives inside *your* zone — but it propagates globally from Cloudflare’s infrastructure.</text:p>
      <text:p text:style-name="Standard"/>
      <text:p text:style-name="Standard">---</text:p>
      <text:p text:style-name="Standard"/>
      <text:p text:style-name="Standard">## 🧠 A few helpful details</text:p>
      <text:p text:style-name="Standard"/>
      <text:p text:style-name="Standard">| Concept | Meaning |</text:p>
      <text:p text:style-name="Standard">|----------|----------|</text:p>
      <text:p text:style-name="Standard">| **CNAME** | Canonical name — an alias pointing one hostname to another. |</text:p>
      <text:p text:style-name="Standard">| **`yourproject.pages.dev`** | The canonical host where Cloudflare serves your built Astro site. |</text:p>
      <text:p text:style-name="Standard">| **Proxy (orange cloud)** | When enabled, Cloudflare routes traffic through its edge network (recommended). |</text:p>
      <text:p text:style-name="Standard">| **Root domain (`@`) mapping** | Uses CNAME “flattening” because the DNS root can’t be a traditional CNAME. Cloudflare automates this. |</text:p>
      <text:p text:style-name="Standard"/>
      <text:p text:style-name="Standard">---</text:p>
      <text:p text:style-name="Standard"/>
      <text:p text:style-name="Standard">## 🔧 Example of what Cloudflare added for you</text:p>
      <text:p text:style-name="Standard"/>
      <text:p text:style-name="Standard">In your DNS records (you can check under **DNS → Records**), you’ll likely see something like:</text:p>
      <text:p text:style-name="Standard"/>
      <text:p text:style-name="Standard">| Type | Name | Target | Proxy status |</text:p>
      <text:p text:style-name="Standard">|------|------|---------|---------------|</text:p>
      <text:p text:style-name="Standard">| CNAME | www | yourproject.pages.dev | 🟠 Proxied |</text:p>
      <text:p text:style-name="Standard"/>
      <text:p text:style-name="Standard">Optional: if you also mapped the root domain (no “www”), you might see:</text:p>
      <text:p text:style-name="Standard"/>
      <text:p text:style-name="Standard">| Type | Name | Target | Proxy status |</text:p>
      <text:p text:style-name="Standard">|------|------|---------|---------------|</text:p>
      <text:p text:style-name="Standard">| CNAME | @ | yourproject.pages.dev | 🟠 Proxied (flattened) |</text:p>
      <text:p text:style-name="Standard"/>
      <text:p text:style-name="Standard"><text:soft-page-break/>---</text:p>
      <text:p text:style-name="Standard"/>
      <text:p text:style-name="Standard">### 🧭 Summary</text:p>
      <text:p text:style-name="Standard">&amp;gt; Cloudflare isn’t pointing visitors to your *local* computer — it’s creating a **CNAME alias inside your DNS** that routes your public domain to your Cloudflare Pages-hosted build. <text:s/></text:p>
      <text:p text:style-name="Standard">&amp;gt; It’s local only in the sense that it lives inside your own Cloudflare-managed zone.</text:p>
      <text:p text:style-name="Standard"/>
      <text:p text:style-name="Standard">---</text:p>
      <text:p text:style-name="Standard"/>
      <text:p text:style-name="Standard">Would you like me to show you what that record looks like in your DNS dashboard and how to confirm it’s pointing to the correct `*.pages.dev` project (just for peace of mind before it goes Active)?&lt;/div&gt;&lt;/pre&gt;&lt;pre class="message"&gt;&lt;div class="author"&gt;user&lt;/div&gt;&lt;div&gt;cloudflare says the domain is active, shows an ssl, but when i go to the url it doesn't work&lt;/div&gt;&lt;/pre&gt;&lt;pre class="message"&gt;&lt;div class="author"&gt;ChatGPT&lt;/div&gt;&lt;div&gt;Good — that tells us you’re *99 % of the way there*. <text:s/></text:p>
      <text:p text:style-name="Standard">If Cloudflare says **Active** and shows an **SSL certificate**, the wiring is correct — the last 1 % is almost always one of the following small misalignments between DNS, Pages, or URL format.</text:p>
      <text:p text:style-name="Standard"/>
      <text:p text:style-name="Standard">Let’s walk through the usual suspects in order of likelihood:</text:p>
      <text:p text:style-name="Standard"/>
      <text:p text:style-name="Standard">---</text:p>
      <text:p text:style-name="Standard"/>
      <text:p text:style-name="Standard">## 1️⃣ <text:s/>Confirm which hostname is active</text:p>
      <text:p text:style-name="Standard">Open your **Pages → Custom domains** tab. <text:s/></text:p>
      <text:p text:style-name="Standard">You’ll see something like:</text:p>
      <text:p text:style-name="Standard"/>
      <text:p text:style-name="Standard">| Domain | Status | Type |</text:p>
      <text:p text:style-name="Standard">|---------|---------|------|</text:p>
      <text:p text:style-name="Standard">| **www.yourdomain.com** | ✅ Active | CNAME |</text:p>
      <text:p text:style-name="Standard"/>
      <text:p text:style-name="Standard">👉 That means only the **www** subdomain is currently mapped.</text:p>
      <text:p text:style-name="Standard"/>
      <text:p text:style-name="Standard">**Try visiting:** <text:s/></text:p>
      <text:p text:style-name="Standard">```</text:p>
      <text:p text:style-name="Standard">https://www.yourdomain.com</text:p>
      <text:p text:style-name="Standard">```</text:p>
      <text:p text:style-name="Standard">*(not just `yourdomain.com`)* <text:s/></text:p>
      <text:p text:style-name="Standard"/>
      <text:p text:style-name="Standard">If that loads, it’s working perfectly — you just need to add a redirect from the root domain.</text:p>
      <text:p text:style-name="Standard"/>
      <text:p text:style-name="Standard">---</text:p>
      <text:p text:style-name="Standard"/>
      <text:p text:style-name="Standard">## 2️⃣ <text:s/>Add the root redirect (if you want `yourdomain.com` to work)</text:p>
      <text:p text:style-name="Standard">Cloudflare Pages only serves the hostnames you explicitly connect. <text:s/></text:p>
      <text:p text:style-name="Standard">To make the bare domain redirect to `www`, do either of these:</text:p>
      <text:p text:style-name="Standard"/>
      <text:p text:style-name="Standard">### Option A – Add root domain in Pages</text:p>
      <text:p text:style-name="Standard">- Click **Add custom domain** → type yourdomain.com → Add. <text:s/></text:p>
      <text:p text:style-name="Standard">- Cloudflare will create a flattened CNAME record automatically.</text:p>
      <text:p text:style-name="Standard"><text:soft-page-break/></text:p>
      <text:p text:style-name="Standard">### Option B – Add a redirect rule</text:p>
      <text:p text:style-name="Standard">Go to **Rules → Redirect Rules → Create Rule**</text:p>
      <text:p text:style-name="Standard">```</text:p>
      <text:p text:style-name="Standard">If host equals yourdomain.com</text:p>
      <text:p text:style-name="Standard">Then redirect to https://www.yourdomain.com (status 301)</text:p>
      <text:p text:style-name="Standard">```</text:p>
      <text:p text:style-name="Standard"/>
      <text:p text:style-name="Standard">Either way, both `yourdomain.com` and `www.yourdomain.com` will work.</text:p>
      <text:p text:style-name="Standard"/>
      <text:p text:style-name="Standard">---</text:p>
      <text:p text:style-name="Standard"/>
      <text:p text:style-name="Standard">## 3️⃣ <text:s/>Check proxy status in DNS</text:p>
      <text:p text:style-name="Standard">Go to **DNS → Records** for your domain.</text:p>
      <text:p text:style-name="Standard">You should see:</text:p>
      <text:p text:style-name="Standard">```</text:p>
      <text:p text:style-name="Standard">Type: CNAME <text:s text:c="2"/>Name: www</text:p>
      <text:p text:style-name="Standard">Target: yourproject.pages.dev</text:p>
      <text:p text:style-name="Standard">Proxy: 🟠 Proxied</text:p>
      <text:p text:style-name="Standard">```</text:p>
      <text:p text:style-name="Standard">If it’s gray (DNS-only), toggle it orange and wait 1–2 min. <text:s/></text:p>
      <text:p text:style-name="Standard">The proxy enables Cloudflare’s SSL and global caching.</text:p>
      <text:p text:style-name="Standard"/>
      <text:p text:style-name="Standard">---</text:p>
      <text:p text:style-name="Standard"/>
      <text:p text:style-name="Standard">## 4️⃣ <text:s/>Clear browser / DNS cache</text:p>
      <text:p text:style-name="Standard">Old DNS entries can linger for a few minutes. <text:s/></text:p>
      <text:p text:style-name="Standard">Try:</text:p>
      <text:p text:style-name="Standard">```</text:p>
      <text:p text:style-name="Standard">Ctrl + Shift + R</text:p>
      <text:p text:style-name="Standard">```</text:p>
      <text:p text:style-name="Standard">or open an incognito tab. <text:s/></text:p>
      <text:p text:style-name="Standard">You can also run:</text:p>
      <text:p text:style-name="Standard">```</text:p>
      <text:p text:style-name="Standard">nslookup www.yourdomain.com</text:p>
      <text:p text:style-name="Standard">```</text:p>
      <text:p text:style-name="Standard">It should resolve to something like `yourproject.pages.dev` (an edge IP behind Cloudflare).</text:p>
      <text:p text:style-name="Standard"/>
      <text:p text:style-name="Standard">---</text:p>
      <text:p text:style-name="Standard"/>
      <text:p text:style-name="Standard">## 5️⃣ <text:s/>Verify Pages build URL directly</text:p>
      <text:p text:style-name="Standard">Your project’s default address (`https://yourproject.pages.dev`) should load. <text:s/></text:p>
      <text:p text:style-name="Standard">If it does, the deploy itself is fine; the only issue is the domain mapping.</text:p>
      <text:p text:style-name="Standard"/>
      <text:p text:style-name="Standard">---</text:p>
      <text:p text:style-name="Standard"/>
      <text:p text:style-name="Standard">### ✅ <text:s/>Summary</text:p>
      <text:p text:style-name="Standard">| Step | Goal |</text:p>
      <text:p text:style-name="Standard">|------|------|</text:p>
      <text:p text:style-name="Standard"><text:soft-page-break/>| Visit **https://www.yourdomain.com** | Confirms “www” is active |</text:p>
      <text:p text:style-name="Standard">| Add root redirect or second mapping | Makes bare domain work |</text:p>
      <text:p text:style-name="Standard">| Ensure orange-cloud proxy | Enables HTTPS through Cloudflare |</text:p>
      <text:p text:style-name="Standard">| Clear cache / wait a few minutes | Lets DNS propagate |</text:p>
      <text:p text:style-name="Standard"/>
      <text:p text:style-name="Standard">---</text:p>
      <text:p text:style-name="Standard"/>
      <text:p text:style-name="Standard">If you tell me the exact domain (or just the pattern, like *my-astro-site.pages.dev → example.com*), I can tell you precisely which record Cloudflare expects and what URL should already be live.&lt;/div&gt;&lt;/pre&gt;&lt;pre class="message"&gt;&lt;div class="author"&gt;user&lt;/div&gt;&lt;div&gt;how do i edit the index.astro page&lt;/div&gt;&lt;/pre&gt;&lt;pre class="message"&gt;&lt;div class="author"&gt;ChatGPT&lt;/div&gt;&lt;div&gt;Perfect question — that’s the **heart** of your Astro site. Editing `index.astro` is how you control the homepage content (the equivalent of “index.html” in a static site or “home.php” in WordPress). <text:s/></text:p>
      <text:p text:style-name="Standard"/>
      <text:p text:style-name="Standard">Here’s the full lowdown, step by step 👇</text:p>
      <text:p text:style-name="Standard"/>
      <text:p text:style-name="Standard">---</text:p>
      <text:p text:style-name="Standard"/>
      <text:p text:style-name="Standard">## 🗂 Where the file lives</text:p>
      <text:p text:style-name="Standard">Inside your project folder, you’ll find this path:</text:p>
      <text:p text:style-name="Standard"/>
      <text:p text:style-name="Standard">```</text:p>
      <text:p text:style-name="Standard">my-astro-site/</text:p>
      <text:p text:style-name="Standard">└── src/</text:p>
      <text:p text:style-name="Standard"><text:s text:c="4"/>└── pages/</text:p>
      <text:p text:style-name="Standard"><text:s text:c="8"/>└── index.astro</text:p>
      <text:p text:style-name="Standard">```</text:p>
      <text:p text:style-name="Standard"/>
      <text:p text:style-name="Standard">That’s the file Astro uses for the root URL (`/`).</text:p>
      <text:p text:style-name="Standard"/>
      <text:p text:style-name="Standard">If you don’t see it, it may be named differently (e.g., you chose a template). You can always create one manually under `src/pages/` and name it `index.astro`.</text:p>
      <text:p text:style-name="Standard"/>
      <text:p text:style-name="Standard">---</text:p>
      <text:p text:style-name="Standard"/>
      <text:p text:style-name="Standard">## 🧩 How to open and edit it</text:p>
      <text:p text:style-name="Standard">You can use any code editor — **VS Code** is easiest on Windows.</text:p>
      <text:p text:style-name="Standard"/>
      <text:p text:style-name="Standard">1. Open VS Code (or another editor).</text:p>
      <text:p text:style-name="Standard">2. Choose **File → Open Folder** → select your project folder (`my-astro-site`).</text:p>
      <text:p text:style-name="Standard">3. In the sidebar, open:</text:p>
      <text:p text:style-name="Standard"><text:s text:c="3"/>```</text:p>
      <text:p text:style-name="Standard"><text:s text:c="3"/>src → pages → index.astro</text:p>
      <text:p text:style-name="Standard"><text:s text:c="3"/>```</text:p>
      <text:p text:style-name="Standard">4. You’ll see something like:</text:p>
      <text:p text:style-name="Standard"><text:s text:c="3"/>```astro</text:p>
      <text:p text:style-name="Standard"><text:s text:c="3"/>---</text:p>
      <text:p text:style-name="Standard"><text:s text:c="3"/>import Layout from '../layouts/Layout.astro';</text:p>
      <text:p text:style-name="Standard"><text:s text:c="3"/>---</text:p>
      <text:p text:style-name="Standard"><text:soft-page-break/></text:p>
      <text:p text:style-name="Standard"><text:s text:c="3"/>&amp;lt;Layout title="Welcome"&amp;gt;</text:p>
      <text:p text:style-name="Standard"><text:s text:c="5"/>&amp;lt;h1&amp;gt;Hello, world!&amp;lt;/h1&amp;gt;</text:p>
      <text:p text:style-name="Standard"><text:s text:c="5"/>&amp;lt;p&amp;gt;This is your Astro site.&amp;lt;/p&amp;gt;</text:p>
      <text:p text:style-name="Standard"><text:s text:c="3"/>&amp;lt;/Layout&amp;gt;</text:p>
      <text:p text:style-name="Standard"><text:s text:c="3"/>```</text:p>
      <text:p text:style-name="Standard"/>
      <text:p text:style-name="Standard">5. Change the markup inside the `&amp;lt;Layout&amp;gt;` (or whatever wrapper your template uses).</text:p>
      <text:p text:style-name="Standard"/>
      <text:p text:style-name="Standard"><text:s text:c="3"/>Example:</text:p>
      <text:p text:style-name="Standard"><text:s text:c="3"/>```astro</text:p>
      <text:p text:style-name="Standard"><text:s text:c="3"/>---</text:p>
      <text:p text:style-name="Standard"><text:s text:c="3"/>import Base from "../layouts/Base.astro";</text:p>
      <text:p text:style-name="Standard"><text:s text:c="3"/>import Hero from "../components/Hero.astro";</text:p>
      <text:p text:style-name="Standard"><text:s text:c="3"/>import StoryBlock from "../components/StoryBlock.astro";</text:p>
      <text:p text:style-name="Standard"><text:s text:c="3"/>---</text:p>
      <text:p text:style-name="Standard"/>
      <text:p text:style-name="Standard"><text:s text:c="3"/>&amp;lt;Base title="The God Decision"&amp;gt;</text:p>
      <text:p text:style-name="Standard"><text:s text:c="5"/>&amp;lt;Hero title="Living Truth in a System of Illusion" kicker="Witness in the Machine" image="/hero.webp" /&amp;gt;</text:p>
      <text:p text:style-name="Standard"><text:s text:c="5"/>&amp;lt;StoryBlock</text:p>
      <text:p text:style-name="Standard"><text:s text:c="7"/>heading="Faith as a Decision"</text:p>
      <text:p text:style-name="Standard"><text:s text:c="7"/>copy="Exploring faith as an act of reasoned risk — a wager on truth itself."</text:p>
      <text:p text:style-name="Standard"><text:s text:c="7"/>media="/media/story-1.webp" /&amp;gt;</text:p>
      <text:p text:style-name="Standard"><text:s text:c="3"/>&amp;lt;/Base&amp;gt;</text:p>
      <text:p text:style-name="Standard"><text:s text:c="3"/>```</text:p>
      <text:p text:style-name="Standard"/>
      <text:p text:style-name="Standard">6. Save the file (`Ctrl + S`).</text:p>
      <text:p text:style-name="Standard"/>
      <text:p text:style-name="Standard">---</text:p>
      <text:p text:style-name="Standard"/>
      <text:p text:style-name="Standard">## 🚀 Preview changes locally</text:p>
      <text:p text:style-name="Standard">Run this in PowerShell (from your project root):</text:p>
      <text:p text:style-name="Standard"/>
      <text:p text:style-name="Standard">```powershell</text:p>
      <text:p text:style-name="Standard">npm run dev</text:p>
      <text:p text:style-name="Standard">```</text:p>
      <text:p text:style-name="Standard"/>
      <text:p text:style-name="Standard">Then open your browser to:</text:p>
      <text:p text:style-name="Standard">```</text:p>
      <text:p text:style-name="Standard">http://localhost:4321</text:p>
      <text:p text:style-name="Standard">```</text:p>
      <text:p text:style-name="Standard"/>
      <text:p text:style-name="Standard">Every time you save `index.astro`, the page will **auto-reload** with your edits.</text:p>
      <text:p text:style-name="Standard"/>
      <text:p text:style-name="Standard">---</text:p>
      <text:p text:style-name="Standard"/>
      <text:p text:style-name="Standard">## 🧠 Key things to know</text:p>
      <text:p text:style-name="Standard"/>
      <text:p text:style-name="Standard"><text:soft-page-break/>| Concept | Meaning |</text:p>
      <text:p text:style-name="Standard">|----------|----------|</text:p>
      <text:p text:style-name="Standard">| `.astro` | A hybrid syntax — HTML + frontmatter + optional components. |</text:p>
      <text:p text:style-name="Standard">| `src/pages/` | Every file here becomes a route (`about.astro` → `/about`). |</text:p>
      <text:p text:style-name="Standard">| Frontmatter (`---`) | JavaScript/TypeScript logic zone (imports, props, etc.). |</text:p>
      <text:p text:style-name="Standard">| `&amp;lt;slot /&amp;gt;` | Placeholder for content when you wrap pages in layouts. |</text:p>
      <text:p text:style-name="Standard"/>
      <text:p text:style-name="Standard">---</text:p>
      <text:p text:style-name="Standard"/>
      <text:p text:style-name="Standard">## 🏁 When you’re happy</text:p>
      <text:p text:style-name="Standard">Once you’re satisfied with the edits:</text:p>
      <text:p text:style-name="Standard">```powershell</text:p>
      <text:p text:style-name="Standard">npm run build</text:p>
      <text:p text:style-name="Standard">git add .</text:p>
      <text:p text:style-name="Standard">git commit -m "Updated homepage content"</text:p>
      <text:p text:style-name="Standard">git push</text:p>
      <text:p text:style-name="Standard">```</text:p>
      <text:p text:style-name="Standard">Cloudflare Pages will automatically rebuild and redeploy your site in a few minutes.</text:p>
      <text:p text:style-name="Standard"/>
      <text:p text:style-name="Standard">---</text:p>
      <text:p text:style-name="Standard"/>
      <text:p text:style-name="Standard">Would you like me to show you exactly **what your current `index.astro` probably looks like** (based on the template you picked), so I can point out what’s safe to modify and what to leave alone?&lt;/div&gt;&lt;/pre&gt;&lt;pre class="message"&gt;&lt;div class="author"&gt;user&lt;/div&gt;&lt;div&gt;is vs code command line?&lt;/div&gt;&lt;/pre&gt;&lt;pre class="message"&gt;&lt;div class="author"&gt;ChatGPT&lt;/div&gt;&lt;div&gt;Great question — and super common confusion! <text:s/></text:p>
      <text:p text:style-name="Standard"/>
      <text:p text:style-name="Standard">**VS Code itself isn’t command-line only — it’s a full-featured code editor** (with windows, menus, sidebars, etc.), but it *does* include a small command line interface you can use inside it. <text:s/></text:p>
      <text:p text:style-name="Standard"/>
      <text:p text:style-name="Standard">Here’s the breakdown 👇 <text:s/></text:p>
      <text:p text:style-name="Standard"/>
      <text:p text:style-name="Standard">---</text:p>
      <text:p text:style-name="Standard"/>
      <text:p text:style-name="Standard">## 🪟 Option 1: Use the normal VS Code app (the easiest way)</text:p>
      <text:p text:style-name="Standard">1. **Download &amp;amp; install** <text:s/></text:p>
      <text:p text:style-name="Standard"><text:s text:c="3"/>→ [https://code.visualstudio.com](https://code.visualstudio.com) <text:s/></text:p>
      <text:p text:style-name="Standard">2. **Open your project** <text:s/></text:p>
      <text:p text:style-name="Standard"><text:s text:c="3"/>- Launch VS Code. <text:s/></text:p>
      <text:p text:style-name="Standard"><text:s text:c="3"/>- Click **File → Open Folder…** → choose your Astro project folder (`my-astro-site`). <text:s/></text:p>
      <text:p text:style-name="Standard">3. **Edit files visually** <text:s/></text:p>
      <text:p text:style-name="Standard"><text:s text:c="3"/>- Use the Explorer pane on the left to navigate to `src/pages/index.astro`. <text:s/></text:p>
      <text:p text:style-name="Standard"><text:s text:c="3"/>- Click to open and edit it like a text document. <text:s/></text:p>
      <text:p text:style-name="Standard">4. **Built-in terminal** <text:s/></text:p>
      <text:p text:style-name="Standard"><text:s text:c="3"/>- Press &amp;lt;kbd&amp;gt;Ctrl + `&amp;lt;/kbd&amp;gt; (that’s the back-tick key, usually above Tab). <text:s/></text:p>
      <text:p text:style-name="Standard"><text:s text:c="3"/>- A terminal opens at the bottom where you can run commands such as <text:s/></text:p>
      <text:p text:style-name="Standard"><text:s text:c="5"/>```bash</text:p>
      <text:p text:style-name="Standard"><text:s text:c="5"/>npm run dev</text:p>
      <text:p text:style-name="Standard"><text:s text:c="5"/>```</text:p>
      <text:p text:style-name="Standard"><text:soft-page-break/><text:s text:c="5"/>and see live logs while you edit. <text:s/></text:p>
      <text:p text:style-name="Standard"/>
      <text:p text:style-name="Standard">So you get the **best of both worlds** — point-and-click editing *plus* an integrated shell when you need it.</text:p>
      <text:p text:style-name="Standard"/>
      <text:p text:style-name="Standard">---</text:p>
      <text:p text:style-name="Standard"/>
      <text:p text:style-name="Standard">## 🧭 Option 2: Open VS Code from an existing PowerShell window</text:p>
      <text:p text:style-name="Standard">If you’re already in PowerShell and want to pop the project open in VS Code:</text:p>
      <text:p text:style-name="Standard">```powershell</text:p>
      <text:p text:style-name="Standard">cd path\to\my-astro-site</text:p>
      <text:p text:style-name="Standard">code .</text:p>
      <text:p text:style-name="Standard">```</text:p>
      <text:p text:style-name="Standard">&amp;gt; The `code .` command opens the current folder in VS Code. <text:s/></text:p>
      <text:p text:style-name="Standard">&amp;gt; (If that command doesn’t work, you may need to enable it: in VS Code, press **Ctrl+Shift+P**, type “Shell Command: Install ‘code’ command in PATH”, and hit Enter. Then reopen PowerShell.)</text:p>
      <text:p text:style-name="Standard"/>
      <text:p text:style-name="Standard">---</text:p>
      <text:p text:style-name="Standard"/>
      <text:p text:style-name="Standard">## 🧠 Summary</text:p>
      <text:p text:style-name="Standard"/>
      <text:p text:style-name="Standard">| Task | Tool |</text:p>
      <text:p text:style-name="Standard">|------|------|</text:p>
      <text:p text:style-name="Standard">| Edit text / files | VS Code GUI |</text:p>
      <text:p text:style-name="Standard">| Run build / dev commands | VS Code’s built-in terminal or PowerShell |</text:p>
      <text:p text:style-name="Standard">| Jump from PowerShell into VS Code | `code .` |</text:p>
      <text:p text:style-name="Standard"/>
      <text:p text:style-name="Standard">---</text:p>
      <text:p text:style-name="Standard"/>
      <text:p text:style-name="Standard">So: VS Code *contains* a command line, but it’s not *only* a command line. <text:s/></text:p>
      <text:p text:style-name="Standard">If you’d like, I can show you the exact **two-pane setup** (editor on top, terminal below) that most developers use for Astro — it makes editing and previewing almost effortless. Want that?&lt;/div&gt;&lt;/pre&gt;&lt;pre class="message"&gt;&lt;div class="author"&gt;user&lt;/div&gt;&lt;div&gt;so, is that how i edit the site in astro, vscode?&lt;/div&gt;&lt;/pre&gt;&lt;pre class="message"&gt;&lt;div class="author"&gt;ChatGPT&lt;/div&gt;&lt;div&gt;✅ **Exactly right — that’s the main way you edit an Astro site.** <text:s/></text:p>
      <text:p text:style-name="Standard">VS Code is your *workspace*, and Astro is the *framework* that runs inside it.</text:p>
      <text:p text:style-name="Standard"/>
      <text:p text:style-name="Standard">Here’s how it all fits together — picture the workflow as a simple loop:</text:p>
      <text:p text:style-name="Standard"/>
      <text:p text:style-name="Standard">---</text:p>
      <text:p text:style-name="Standard"/>
      <text:p text:style-name="Standard">## 🧠 1️⃣ <text:s/>VS Code = your “studio”</text:p>
      <text:p text:style-name="Standard"/>
      <text:p text:style-name="Standard">You open your project folder (for example `my-astro-site/`) in **VS Code**. <text:s/></text:p>
      <text:p text:style-name="Standard">In the sidebar you’ll see your site’s structure:</text:p>
      <text:p text:style-name="Standard"/>
      <text:p text:style-name="Standard">```</text:p>
      <text:p text:style-name="Standard">my-astro-site/</text:p>
      <text:p text:style-name="Standard"><text:soft-page-break/><text:s/>├─ public/ <text:s text:c="13"/>→ images, icons, static files</text:p>
      <text:p text:style-name="Standard"><text:s/>├─ src/</text:p>
      <text:p text:style-name="Standard"><text:s/>│ <text:s text:c="2"/>├─ pages/ <text:s text:c="10"/>→ each .astro file = one page (/about → about.astro)</text:p>
      <text:p text:style-name="Standard"><text:s/>│ <text:s text:c="2"/>├─ components/ <text:s text:c="5"/>→ reusable bits (headers, heroes, story blocks)</text:p>
      <text:p text:style-name="Standard"><text:s/>│ <text:s text:c="2"/>└─ layouts/ <text:s text:c="8"/>→ page wrappers or templates</text:p>
      <text:p text:style-name="Standard"><text:s/>├─ package.json <text:s text:c="8"/>→ dependencies &amp;amp; scripts</text:p>
      <text:p text:style-name="Standard"><text:s/>└─ astro.config.mjs <text:s text:c="4"/>→ project settings</text:p>
      <text:p text:style-name="Standard">```</text:p>
      <text:p text:style-name="Standard"/>
      <text:p text:style-name="Standard">You click any file to open and edit it. <text:s/></text:p>
      <text:p text:style-name="Standard">The code is just **HTML + Astro syntax** — no database, no CMS.</text:p>
      <text:p text:style-name="Standard"/>
      <text:p text:style-name="Standard">---</text:p>
      <text:p text:style-name="Standard"/>
      <text:p text:style-name="Standard">## ⚙️ 2️⃣ <text:s/>Built-in terminal = where you *run* Astro</text:p>
      <text:p text:style-name="Standard"/>
      <text:p text:style-name="Standard">Inside VS Code, press &amp;lt;kbd&amp;gt;Ctrl + `&amp;lt;/kbd&amp;gt; (back-tick). <text:s/></text:p>
      <text:p text:style-name="Standard">That opens a terminal at the bottom.</text:p>
      <text:p text:style-name="Standard"/>
      <text:p text:style-name="Standard">Run:</text:p>
      <text:p text:style-name="Standard">```bash</text:p>
      <text:p text:style-name="Standard">npm run dev</text:p>
      <text:p text:style-name="Standard">```</text:p>
      <text:p text:style-name="Standard"/>
      <text:p text:style-name="Standard">Astro starts a local web server (you’ll see:</text:p>
      <text:p text:style-name="Standard">`Local: http://localhost:4321`).</text:p>
      <text:p text:style-name="Standard"/>
      <text:p text:style-name="Standard">Now open that address in your browser — that’s your live preview. <text:s/></text:p>
      <text:p text:style-name="Standard">Every time you hit **Save** in VS Code, the page reloads instantly. <text:s/></text:p>
      <text:p text:style-name="Standard"/>
      <text:p text:style-name="Standard">---</text:p>
      <text:p text:style-name="Standard"/>
      <text:p text:style-name="Standard">## 🖋️ 3️⃣ <text:s/>You edit → Astro rebuilds → Browser refreshes</text:p>
      <text:p text:style-name="Standard"/>
      <text:p text:style-name="Standard">Typical edit cycle:</text:p>
      <text:p text:style-name="Standard">1. Open `src/pages/index.astro`</text:p>
      <text:p text:style-name="Standard">2. Change some text or add a component</text:p>
      <text:p text:style-name="Standard">3. Save (`Ctrl + S`)</text:p>
      <text:p text:style-name="Standard">4. Browser auto-refreshes with your update</text:p>
      <text:p text:style-name="Standard"/>
      <text:p text:style-name="Standard">No uploads, no rebuilds needed until you’re ready to deploy.</text:p>
      <text:p text:style-name="Standard"/>
      <text:p text:style-name="Standard">---</text:p>
      <text:p text:style-name="Standard"/>
      <text:p text:style-name="Standard">## 🚀 4️⃣ <text:s/>When you’re happy</text:p>
      <text:p text:style-name="Standard">Stop the dev server (&amp;lt;kbd&amp;gt;Ctrl +C&amp;lt;/kbd&amp;gt; in the terminal) and run:</text:p>
      <text:p text:style-name="Standard">```bash</text:p>
      <text:p text:style-name="Standard">npm run build</text:p>
      <text:p text:style-name="Standard">```</text:p>
      <text:p text:style-name="Standard"><text:soft-page-break/>That produces a static version in the `dist/` folder. <text:s/></text:p>
      <text:p text:style-name="Standard">You then push to GitHub → Cloudflare Pages redeploys automatically.</text:p>
      <text:p text:style-name="Standard"/>
      <text:p text:style-name="Standard">---</text:p>
      <text:p text:style-name="Standard"/>
      <text:p text:style-name="Standard">### 🧭 <text:s/>So the short version</text:p>
      <text:p text:style-name="Standard">| Role | Tool |</text:p>
      <text:p text:style-name="Standard">|------|------|</text:p>
      <text:p text:style-name="Standard">| **Editing** | VS Code |</text:p>
      <text:p text:style-name="Standard">| **Previewing locally** | Browser at `localhost:4321` |</text:p>
      <text:p text:style-name="Standard">| **Running commands** | VS Code’s Terminal |</text:p>
      <text:p text:style-name="Standard">| **Deploying live** | GitHub + Cloudflare Pages |</text:p>
      <text:p text:style-name="Standard"/>
      <text:p text:style-name="Standard">---</text:p>
      <text:p text:style-name="Standard"/>
      <text:p text:style-name="Standard">Would you like me to give you a quick tour of *what exactly to edit* inside `index.astro` to replace the placeholder text with your own words and hero image?&lt;/div&gt;&lt;/pre&gt;&lt;pre class="message"&gt;&lt;div class="author"&gt;user&lt;/div&gt;&lt;div&gt;doesn't have color text on the .astro extension file&lt;/div&gt;&lt;/pre&gt;&lt;pre class="message"&gt;&lt;div class="author"&gt;ChatGPT&lt;/div&gt;&lt;div&gt;Good eye 👀 — that’s actually a **syntax-highlighting issue**, not an Astro problem. <text:s/></text:p>
      <text:p text:style-name="Standard">Your `.astro` file *should* show colored text (HTML tags, props, frontmatter, etc.). <text:s/></text:p>
      <text:p text:style-name="Standard">When it’s all plain white or gray, it usually means VS Code doesn’t yet know what “Astro” syntax is. <text:s/></text:p>
      <text:p text:style-name="Standard"/>
      <text:p text:style-name="Standard">Here’s how to fix it in 2 minutes:</text:p>
      <text:p text:style-name="Standard"/>
      <text:p text:style-name="Standard">---</text:p>
      <text:p text:style-name="Standard"/>
      <text:p text:style-name="Standard">## 🪄 1️⃣ Install the official Astro VS Code extension</text:p>
      <text:p text:style-name="Standard">1. Open VS Code. <text:s/></text:p>
      <text:p text:style-name="Standard">2. Go to the sidebar → **Extensions** (square-icon or `Ctrl + Shift + X`). <text:s/></text:p>
      <text:p text:style-name="Standard">3. In the search box, type: <text:s/></text:p>
      <text:p text:style-name="Standard"><text:s text:c="3"/>```</text:p>
      <text:p text:style-name="Standard"><text:s text:c="3"/>Astro</text:p>
      <text:p text:style-name="Standard"><text:s text:c="3"/>```</text:p>
      <text:p text:style-name="Standard">4. Install the one named **“Astro – Official”** by *Astro Build*. <text:s/></text:p>
      <text:p text:style-name="Standard"><text:s text:c="3"/>*(Publisher should show `Astro Build` and icon is a purple-white planet.)*</text:p>
      <text:p text:style-name="Standard">5. Reload VS Code when prompted.</text:p>
      <text:p text:style-name="Standard"/>
      <text:p text:style-name="Standard">✅ This adds syntax coloring, IntelliSense, autocomplete, and component hints.</text:p>
      <text:p text:style-name="Standard"/>
      <text:p text:style-name="Standard">---</text:p>
      <text:p text:style-name="Standard"/>
      <text:p text:style-name="Standard">## 🧭 2️⃣ Make sure VS Code recognizes the file type</text:p>
      <text:p text:style-name="Standard">After installing:</text:p>
      <text:p text:style-name="Standard">1. Open your `.astro` file again. <text:s/></text:p>
      <text:p text:style-name="Standard">2. In the bottom-right status bar, you’ll see something like **“Plain Text”**. <text:s/></text:p>
      <text:p text:style-name="Standard">3. Click that → choose **“Astro”** from the list. <text:s/></text:p>
      <text:p text:style-name="Standard">4. The text should instantly light up with color (HTML, frontmatter, JS, etc.).</text:p>
      <text:p text:style-name="Standard"/>
      <text:p text:style-name="Standard"><text:soft-page-break/>If you want this automatic for all `.astro` files, VS Code remembers it after that first switch.</text:p>
      <text:p text:style-name="Standard"/>
      <text:p text:style-name="Standard">---</text:p>
      <text:p text:style-name="Standard"/>
      <text:p text:style-name="Standard">## 🧩 3️⃣ (Recommended) Install language support helpers</text:p>
      <text:p text:style-name="Standard">While you’re in Extensions, grab these too for smoother editing:</text:p>
      <text:p text:style-name="Standard"/>
      <text:p text:style-name="Standard">| Extension | Why |</text:p>
      <text:p text:style-name="Standard">|------------|-----|</text:p>
      <text:p text:style-name="Standard">| **Tailwind CSS IntelliSense** | colored class hints &amp;amp; autocompletion if you’re using Tailwind |</text:p>
      <text:p text:style-name="Standard">| **Prettier** | one-click code formatting |</text:p>
      <text:p text:style-name="Standard">| **ESLint** | catches simple JS/TS mistakes inside frontmatter |</text:p>
      <text:p text:style-name="Standard"/>
      <text:p text:style-name="Standard">---</text:p>
      <text:p text:style-name="Standard"/>
      <text:p text:style-name="Standard">## 🚀 4️⃣ Test</text:p>
      <text:p text:style-name="Standard">Open your file again — you should now see:</text:p>
      <text:p text:style-name="Standard">- `---` frontmatter region tinted differently <text:s/></text:p>
      <text:p text:style-name="Standard">- `&amp;lt;h1&amp;gt;` / `&amp;lt;/h1&amp;gt;` tags in color <text:s/></text:p>
      <text:p text:style-name="Standard">- props and attributes highlighted <text:s/></text:p>
      <text:p text:style-name="Standard"/>
      <text:p text:style-name="Standard">Once that’s in place, you’re in full color and can edit comfortably.</text:p>
      <text:p text:style-name="Standard"/>
      <text:p text:style-name="Standard">---</text:p>
      <text:p text:style-name="Standard"/>
      <text:p text:style-name="Standard">If it still shows plain text after all that, I can walk you through manually forcing file association in `settings.json` — but 99 % of the time, installing the **Astro – Official** extension fixes it instantly.&lt;/div&gt;&lt;/pre&gt;&lt;pre class="message"&gt;&lt;div class="author"&gt;user&lt;/div&gt;&lt;div&gt;only see Astro with a blue check in a ribbon, is that verified&lt;/div&gt;&lt;/pre&gt;&lt;pre class="message"&gt;&lt;div class="author"&gt;ChatGPT&lt;/div&gt;&lt;div&gt;✅ Yep — **that’s the right one.** <text:s/></text:p>
      <text:p text:style-name="Standard"/>
      <text:p text:style-name="Standard">In VS Code’s Extensions marketplace, a **blue ribbon with a check mark** means **“Verified Publisher.”** <text:s/></text:p>
      <text:p text:style-name="Standard">So when you see:</text:p>
      <text:p text:style-name="Standard"/>
      <text:p text:style-name="Standard">&amp;gt; **Astro** — Publisher: *Astro Build* — ✔️ blue ribbon</text:p>
      <text:p text:style-name="Standard"/>
      <text:p text:style-name="Standard">that’s the **official Astro extension** maintained by the Astro team themselves. <text:s/></text:p>
      <text:p text:style-name="Standard"/>
      <text:p text:style-name="Standard">Go ahead and click **Install** on that one — it’ll give you: <text:s/></text:p>
      <text:p text:style-name="Standard">- syntax highlighting for `.astro` files, <text:s/></text:p>
      <text:p text:style-name="Standard">- auto-completion for components and props, <text:s/></text:p>
      <text:p text:style-name="Standard">- linting and formatting support, <text:s/></text:p>
      <text:p text:style-name="Standard">- and even hover tips for frontmatter and directives like `client:load`. <text:s/></text:p>
      <text:p text:style-name="Standard"/>
      <text:p text:style-name="Standard">After it finishes installing, reload VS Code (you can click “Reload Required” or just close and reopen it). <text:s/></text:p>
      <text:p text:style-name="Standard">Then open your `.astro` file again — it should light up in color immediately. 🌈&lt;/div&gt;&lt;/pre&gt;&lt;pre class="message"&gt;&lt;div class="author"&gt;user&lt;/div&gt;&lt;div&gt;yup&lt;/div&gt;&lt;/pre&gt;&lt;pre class="message"&gt;&lt;div <text:soft-page-break/>class="author"&gt;ChatGPT&lt;/div&gt;&lt;div&gt;Perfect 😄 — that means VS Code and Astro are now fully talking to each other. <text:s/></text:p>
      <text:p text:style-name="Standard"/>
      <text:p text:style-name="Standard">You’re officially in the *real* dev environment now — colorful syntax, live reload, and everything under your control. <text:s/></text:p>
      <text:p text:style-name="Standard"/>
      <text:p text:style-name="Standard">From here you can: <text:s/></text:p>
      <text:p text:style-name="Standard">- open `src/pages/index.astro` and start writing or replacing content, <text:s/></text:p>
      <text:p text:style-name="Standard">- save → browser auto-refreshes on `localhost:4321`, <text:s/></text:p>
      <text:p text:style-name="Standard">- tweak components in `src/components/`, <text:s/></text:p>
      <text:p text:style-name="Standard">- and when you’re happy, `git push` to redeploy through Cloudflare. <text:s/></text:p>
      <text:p text:style-name="Standard"/>
      <text:p text:style-name="Standard">Want me to show you a simple edit to prove it’s all working (like changing the homepage title text and hero message)?&lt;/div&gt;&lt;/pre&gt;&lt;pre class="message"&gt;&lt;div class="author"&gt;user&lt;/div&gt;&lt;div&gt;so no visual editor, all code based&lt;/div&gt;&lt;/pre&gt;&lt;pre class="message"&gt;&lt;div class="author"&gt;ChatGPT&lt;/div&gt;&lt;div&gt;Exactly — you got it. 🧠💻 <text:s/></text:p>
      <text:p text:style-name="Standard"/>
      <text:p text:style-name="Standard">Astro is a **developer-first framework**, so it’s **code-based**, not a drag-and-drop “visual builder” like WordPress or Squarespace. <text:s/></text:p>
      <text:p text:style-name="Standard"/>
      <text:p text:style-name="Standard">Here’s what that means in practice and what your options are:</text:p>
      <text:p text:style-name="Standard"/>
      <text:p text:style-name="Standard">---</text:p>
      <text:p text:style-name="Standard"/>
      <text:p text:style-name="Standard">## 🧩 <text:s/>The Nature of Astro</text:p>
      <text:p text:style-name="Standard">- Every page is a file (`.astro`, `.md`, `.mdx`) that mixes **HTML + components + data**. <text:s/></text:p>
      <text:p text:style-name="Standard">- You edit those files directly in VS Code. <text:s/></text:p>
      <text:p text:style-name="Standard">- Astro then builds them into static HTML, ready to host anywhere (like Cloudflare Pages). <text:s/></text:p>
      <text:p text:style-name="Standard"/>
      <text:p text:style-name="Standard">So you have **total control**, **no database**, **no plugins**, and **no hidden markup**—just clean code and blazing-fast pages.</text:p>
      <text:p text:style-name="Standard"/>
      <text:p text:style-name="Standard">---</text:p>
      <text:p text:style-name="Standard"/>
      <text:p text:style-name="Standard">## ✨ <text:s/>But “code-based” doesn’t mean hard</text:p>
      <text:p text:style-name="Standard"/>
      <text:p text:style-name="Standard">Astro was designed to be beginner-friendly:</text:p>
      <text:p text:style-name="Standard">```astro</text:p>
      <text:p text:style-name="Standard">---</text:p>
      <text:p text:style-name="Standard">const pageTitle = "Welcome to The God Decision";</text:p>
      <text:p text:style-name="Standard">---</text:p>
      <text:p text:style-name="Standard">&amp;lt;html&amp;gt;</text:p>
      <text:p text:style-name="Standard"><text:s text:c="2"/>&amp;lt;head&amp;gt;&amp;lt;title&amp;gt;{pageTitle}&amp;lt;/title&amp;gt;&amp;lt;/head&amp;gt;</text:p>
      <text:p text:style-name="Standard"><text:s text:c="2"/>&amp;lt;body&amp;gt;</text:p>
      <text:p text:style-name="Standard"><text:s text:c="4"/>&amp;lt;h1&amp;gt;{pageTitle}&amp;lt;/h1&amp;gt;</text:p>
      <text:p text:style-name="Standard"><text:s text:c="4"/>&amp;lt;p&amp;gt;Faith, reason, and technology in dialogue.&amp;lt;/p&amp;gt;</text:p>
      <text:p text:style-name="Standard"><text:s text:c="2"/>&amp;lt;/body&amp;gt;</text:p>
      <text:p text:style-name="Standard">&amp;lt;/html&amp;gt;</text:p>
      <text:p text:style-name="Standard">```</text:p>
      <text:p text:style-name="Standard"><text:soft-page-break/>That’s all you need for a working page.</text:p>
      <text:p text:style-name="Standard"/>
      <text:p text:style-name="Standard">---</text:p>
      <text:p text:style-name="Standard"/>
      <text:p text:style-name="Standard">## 🧭 <text:s/>Options if you’d like a more visual workflow</text:p>
      <text:p text:style-name="Standard"/>
      <text:p text:style-name="Standard">1. **Markdown / MDX content** <text:s/></text:p>
      <text:p text:style-name="Standard"><text:s text:c="3"/>- You can write posts in plain `.md` files instead of `.astro` components—feels like simple document editing. <text:s/></text:p>
      <text:p text:style-name="Standard"/>
      <text:p text:style-name="Standard">2. **Headless CMS** (add later) <text:s/></text:p>
      <text:p text:style-name="Standard"><text:s text:c="3"/>- Tools such as **Contentful**, **Sanity**, or **Strapi** give you a browser-based editor. <text:s/></text:p>
      <text:p text:style-name="Standard"><text:s text:c="3"/>- Astro then pulls that content in at build time. <text:s/></text:p>
      <text:p text:style-name="Standard"><text:s text:c="3"/>- So you (or others) can edit without touching code.</text:p>
      <text:p text:style-name="Standard"/>
      <text:p text:style-name="Standard">3. **Visual Studio Code extensions** <text:s/></text:p>
      <text:p text:style-name="Standard"><text:s text:c="3"/>- Prettier or Tailwind IntelliSense give color, auto-complete, and instant formatting—like semi-visual editing. <text:s/></text:p>
      <text:p text:style-name="Standard"/>
      <text:p text:style-name="Standard">4. **Storyblok / TinaCMS / Netlify CMS** <text:s/></text:p>
      <text:p text:style-name="Standard"><text:s text:c="3"/>- These integrate directly with Astro for a lightweight “visual” editing panel while keeping the static-site foundation.</text:p>
      <text:p text:style-name="Standard"/>
      <text:p text:style-name="Standard">---</text:p>
      <text:p text:style-name="Standard"/>
      <text:p text:style-name="Standard">### 🧠 <text:s/>Big picture</text:p>
      <text:p text:style-name="Standard"/>
      <text:p text:style-name="Standard">| Approach | Editing style | Best for |</text:p>
      <text:p text:style-name="Standard">|-----------|----------------|----------|</text:p>
      <text:p text:style-name="Standard">| Pure Astro | Code-based | Developers or detail control |</text:p>
      <text:p text:style-name="Standard">| Astro + Markdown | Text-based | Writers / simple pages |</text:p>
      <text:p text:style-name="Standard">| Astro + CMS | Form-based | Teams / non-coders |</text:p>
      <text:p text:style-name="Standard"/>
      <text:p text:style-name="Standard">---</text:p>
      <text:p text:style-name="Standard"/>
      <text:p text:style-name="Standard">Would you like me to show you the **easiest path to add Markdown content editing** so you can create pages without touching layout code yet (basically a halfway point between visual and code)?&lt;/div&gt;&lt;/pre&gt;&lt;pre class="message"&gt;&lt;div class="author"&gt;user&lt;/div&gt;&lt;div&gt;so, what about imports. there are functionality libraries?&lt;/div&gt;&lt;/pre&gt;&lt;pre class="message"&gt;&lt;div class="author"&gt;ChatGPT&lt;/div&gt;&lt;div&gt;💡 Excellent — that’s the right next question. <text:s/></text:p>
      <text:p text:style-name="Standard">Yes, Astro absolutely has imports and functionality libraries — it’s built to *feel* like coding in React or Next, but with far less overhead. <text:s/></text:p>
      <text:p text:style-name="Standard"/>
      <text:p text:style-name="Standard">Let’s go layer by layer so you get the mental map:</text:p>
      <text:p text:style-name="Standard"/>
      <text:p text:style-name="Standard">---</text:p>
      <text:p text:style-name="Standard"/>
      <text:p text:style-name="Standard">## 🧩 1️⃣ Imports — the building blocks</text:p>
      <text:p text:style-name="Standard"/>
      <text:p text:style-name="Standard"><text:soft-page-break/>In Astro, **imports** are how you bring in:</text:p>
      <text:p text:style-name="Standard">- components (your own or third-party),</text:p>
      <text:p text:style-name="Standard">- JavaScript utilities,</text:p>
      <text:p text:style-name="Standard">- images/assets,</text:p>
      <text:p text:style-name="Standard">- and even markdown content.</text:p>
      <text:p text:style-name="Standard"/>
      <text:p text:style-name="Standard">Example:</text:p>
      <text:p text:style-name="Standard">```astro</text:p>
      <text:p text:style-name="Standard">---</text:p>
      <text:p text:style-name="Standard">import Layout from '../layouts/Base.astro';</text:p>
      <text:p text:style-name="Standard">import Hero from '../components/Hero.astro';</text:p>
      <text:p text:style-name="Standard">import { format } from 'date-fns';</text:p>
      <text:p text:style-name="Standard">---</text:p>
      <text:p text:style-name="Standard"/>
      <text:p text:style-name="Standard">&amp;lt;Layout title="Welcome"&amp;gt;</text:p>
      <text:p text:style-name="Standard"><text:s text:c="2"/>&amp;lt;Hero title="Faith, Reason, and Technology" /&amp;gt;</text:p>
      <text:p text:style-name="Standard"><text:s text:c="2"/>&amp;lt;p&amp;gt;Today's date is {format(new Date(), 'MMMM d, yyyy')}&amp;lt;/p&amp;gt;</text:p>
      <text:p text:style-name="Standard">&amp;lt;/Layout&amp;gt;</text:p>
      <text:p text:style-name="Standard">```</text:p>
      <text:p text:style-name="Standard"/>
      <text:p text:style-name="Standard">Everything between the triple-dash lines (`---`) is JavaScript/TypeScript — called **frontmatter**. <text:s/></text:p>
      <text:p text:style-name="Standard">You can `import` anything that works in ESM (modern JS modules).</text:p>
      <text:p text:style-name="Standard"/>
      <text:p text:style-name="Standard">---</text:p>
      <text:p text:style-name="Standard"/>
      <text:p text:style-name="Standard">## ⚙️ 2️⃣ Functionality libraries you can use</text:p>
      <text:p text:style-name="Standard"/>
      <text:p text:style-name="Standard">Astro supports both **server-side imports** (used at build time) and **client-side islands** (interactive parts that hydrate in the browser). <text:s/></text:p>
      <text:p text:style-name="Standard"/>
      <text:p text:style-name="Standard">Some popular types:</text:p>
      <text:p text:style-name="Standard"/>
      <text:p text:style-name="Standard">| Category | Example libraries | Use |</text:p>
      <text:p text:style-name="Standard">|-----------|------------------|-----|</text:p>
      <text:p text:style-name="Standard">| **Formatting &amp;amp; utilities** | `date-fns`, `lodash-es`, `nanoid` | For clean data or date logic |</text:p>
      <text:p text:style-name="Standard">| **Styling** | TailwindCSS, Sass, CSS Modules | For visual design |</text:p>
      <text:p text:style-name="Standard">| **Markdown &amp;amp; MDX** | `@astrojs/mdx`, `@astrojs/content` | For text-driven pages |</text:p>
      <text:p text:style-name="Standard">| **Interactivity** | React, Svelte, Vue, Preact components | Small dynamic “islands” |</text:p>
      <text:p text:style-name="Standard">| **Animation** | `framer-motion`, `gsap`, `motion` | Scroll and fade effects |</text:p>
      <text:p text:style-name="Standard">| **CMS connectors** | Contentful SDK, Sanity Client, Strapi API | Pull content from APIs |</text:p>
      <text:p text:style-name="Standard">| **Analytics** | Cloudflare Web Analytics, Plausible, Google | Simple script tags |</text:p>
      <text:p text:style-name="Standard"/>
      <text:p text:style-name="Standard">Because Astro is built on **Vite** (the fast dev bundler), almost any NPM library that works in modern ES modules will work here.</text:p>
      <text:p text:style-name="Standard"/>
      <text:p text:style-name="Standard">---</text:p>
      <text:p text:style-name="Standard"/>
      <text:p text:style-name="Standard">## 🪄 3️⃣ Installing packages</text:p>
      <text:p text:style-name="Standard"/>
      <text:p text:style-name="Standard"><text:soft-page-break/>All libraries are added with `npm` (or `pnpm` / `yarn` if you prefer). <text:s/></text:p>
      <text:p text:style-name="Standard">Example:</text:p>
      <text:p text:style-name="Standard">```bash</text:p>
      <text:p text:style-name="Standard">npm install date-fns</text:p>
      <text:p text:style-name="Standard">```</text:p>
      <text:p text:style-name="Standard">Then import it at the top of your `.astro` file or any JS/TS file:</text:p>
      <text:p text:style-name="Standard">```astro</text:p>
      <text:p text:style-name="Standard">import { format } from 'date-fns';</text:p>
      <text:p text:style-name="Standard">```</text:p>
      <text:p text:style-name="Standard"/>
      <text:p text:style-name="Standard">Astro automatically bundles and tree-shakes (removes unused code) during build — so you can import confidently without bloating the site.</text:p>
      <text:p text:style-name="Standard"/>
      <text:p text:style-name="Standard">---</text:p>
      <text:p text:style-name="Standard"/>
      <text:p text:style-name="Standard">## ⚡ 4️⃣ Mixing with frameworks</text:p>
      <text:p text:style-name="Standard"/>
      <text:p text:style-name="Standard">You can also “bring your own component system.” <text:s/></text:p>
      <text:p text:style-name="Standard">If you want React for one part, Vue for another, and static HTML for the rest — Astro supports that natively:</text:p>
      <text:p text:style-name="Standard"/>
      <text:p text:style-name="Standard">```astro</text:p>
      <text:p text:style-name="Standard">---</text:p>
      <text:p text:style-name="Standard">import MyCounter from '../components/Counter.jsx'; // React</text:p>
      <text:p text:style-name="Standard">---</text:p>
      <text:p text:style-name="Standard"/>
      <text:p text:style-name="Standard">&amp;lt;MyCounter client:load /&amp;gt;</text:p>
      <text:p text:style-name="Standard">```</text:p>
      <text:p text:style-name="Standard"/>
      <text:p text:style-name="Standard">So you can use React (or Svelte, Vue, Solid, etc.) **only where you need it**, and keep the rest static.</text:p>
      <text:p text:style-name="Standard"/>
      <text:p text:style-name="Standard">---</text:p>
      <text:p text:style-name="Standard"/>
      <text:p text:style-name="Standard">## 🌐 5️⃣ Built-in integrations</text:p>
      <text:p text:style-name="Standard"/>
      <text:p text:style-name="Standard">Astro has its own official integration system — prebuilt packages that wire common tools for you.</text:p>
      <text:p text:style-name="Standard"/>
      <text:p text:style-name="Standard">Example setup commands:</text:p>
      <text:p text:style-name="Standard">```bash</text:p>
      <text:p text:style-name="Standard">npx astro add tailwind</text:p>
      <text:p text:style-name="Standard">npx astro add mdx</text:p>
      <text:p text:style-name="Standard">npx astro add sitemap</text:p>
      <text:p text:style-name="Standard">npx astro add react</text:p>
      <text:p text:style-name="Standard">```</text:p>
      <text:p text:style-name="Standard"/>
      <text:p text:style-name="Standard">Those commands automatically install dependencies **and** update your `astro.config.mjs` file.</text:p>
      <text:p text:style-name="Standard"/>
      <text:p text:style-name="Standard">---</text:p>
      <text:p text:style-name="Standard"/>
      <text:p text:style-name="Standard"><text:soft-page-break/>## 🚀 TL;DR</text:p>
      <text:p text:style-name="Standard"/>
      <text:p text:style-name="Standard">&amp;gt; Astro’s imports system is “modern JS + HTML,” <text:s/></text:p>
      <text:p text:style-name="Standard">&amp;gt; with full access to the npm ecosystem.</text:p>
      <text:p text:style-name="Standard"/>
      <text:p text:style-name="Standard">You can:</text:p>
      <text:p text:style-name="Standard">- import and use components (`import Hero from './Hero.astro'`)</text:p>
      <text:p text:style-name="Standard">- pull in data (`import { format } from 'date-fns'`)</text:p>
      <text:p text:style-name="Standard">- wire entire frameworks (`import MyCounter from './Counter.jsx'`)</text:p>
      <text:p text:style-name="Standard">- and bundle third-party libs — all seamlessly.</text:p>
      <text:p text:style-name="Standard"/>
      <text:p text:style-name="Standard">---</text:p>
      <text:p text:style-name="Standard"/>
      <text:p text:style-name="Standard">If you tell me **what kind of functionality** you’re thinking about adding (animation, forms, data display, content fetching, etc.), I can show you exactly which libraries fit best in Astro and how to wire one in live.&lt;/div&gt;&lt;/pre&gt;&lt;pre class="message"&gt;&lt;div class="author"&gt;user&lt;/div&gt;&lt;div&gt;just want to look at static now. can you give me a simple page i can cut and paste? &lt;/div&gt;&lt;/pre&gt;&lt;pre class="message"&gt;&lt;div class="author"&gt;ChatGPT&lt;/div&gt;&lt;div&gt;Perfect 👌 — let’s keep it **pure static** and clean. <text:s/></text:p>
      <text:p text:style-name="Standard">Here’s a fully self-contained `index.astro` you can copy-paste right now. <text:s/></text:p>
      <text:p text:style-name="Standard">No dependencies, no imports, no JS. Just HTML, CSS, and a touch of inline style to make it look nice.</text:p>
      <text:p text:style-name="Standard"/>
      <text:p text:style-name="Standard">---</text:p>
      <text:p text:style-name="Standard"/>
      <text:p text:style-name="Standard">### 📄 `src/pages/index.astro`</text:p>
      <text:p text:style-name="Standard"/>
      <text:p text:style-name="Standard">```astro</text:p>
      <text:p text:style-name="Standard">---</text:p>
      <text:p text:style-name="Standard">---</text:p>
      <text:p text:style-name="Standard">// No imports, no JS — just static HTML below</text:p>
      <text:p text:style-name="Standard"/>
      <text:p text:style-name="Standard">&amp;lt;html lang="en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meta name="viewport" content="width=device-width, initial-scale=1" /&amp;gt;</text:p>
      <text:p text:style-name="Standard"><text:s text:c="4"/>&amp;lt;title&amp;gt;My Astro Static Page&amp;lt;/title&amp;gt;</text:p>
      <text:p text:style-name="Standard"/>
      <text:p text:style-name="Standard"><text:s text:c="4"/>&amp;lt;style&amp;gt;</text:p>
      <text:p text:style-name="Standard"><text:s text:c="6"/>:root {</text:p>
      <text:p text:style-name="Standard"><text:s text:c="8"/>--bg: #0b0b0b;</text:p>
      <text:p text:style-name="Standard"><text:s text:c="8"/>--fg: #f8f8f8;</text:p>
      <text:p text:style-name="Standard"><text:s text:c="8"/>--accent: #ffb400;</text:p>
      <text:p text:style-name="Standard"><text:s text:c="6"/>}</text:p>
      <text:p text:style-name="Standard"><text:s text:c="6"/>body {</text:p>
      <text:p text:style-name="Standard"><text:s text:c="8"/>margin: 0;</text:p>
      <text:p text:style-name="Standard"><text:s text:c="8"/>font-family: system-ui, sans-serif;</text:p>
      <text:p text:style-name="Standard"><text:s text:c="8"/>background: var(--bg);</text:p>
      <text:p text:style-name="Standard"><text:s text:c="8"/>color: var(--fg);</text:p>
      <text:p text:style-name="Standard"><text:s text:c="8"/>display: flex;</text:p>
      <text:p text:style-name="Standard"><text:soft-page-break/><text:s text:c="8"/>flex-direction: column;</text:p>
      <text:p text:style-name="Standard"><text:s text:c="8"/>min-height: 100vh;</text:p>
      <text:p text:style-name="Standard"><text:s text:c="6"/>}</text:p>
      <text:p text:style-name="Standard"><text:s text:c="6"/>header, footer {</text:p>
      <text:p text:style-name="Standard"><text:s text:c="8"/>text-align: center;</text:p>
      <text:p text:style-name="Standard"><text:s text:c="8"/>padding: 1.5rem;</text:p>
      <text:p text:style-name="Standard"><text:s text:c="8"/>background: #111;</text:p>
      <text:p text:style-name="Standard"><text:s text:c="6"/>}</text:p>
      <text:p text:style-name="Standard"><text:s text:c="6"/>main {</text:p>
      <text:p text:style-name="Standard"><text:s text:c="8"/>flex: 1;</text:p>
      <text:p text:style-name="Standard"><text:s text:c="8"/>display: grid;</text:p>
      <text:p text:style-name="Standard"><text:s text:c="8"/>place-items: center;</text:p>
      <text:p text:style-name="Standard"><text:s text:c="8"/>text-align: center;</text:p>
      <text:p text:style-name="Standard"><text:s text:c="8"/>padding: 3rem 1rem;</text:p>
      <text:p text:style-name="Standard"><text:s text:c="6"/>}</text:p>
      <text:p text:style-name="Standard"><text:s text:c="6"/>h1 {</text:p>
      <text:p text:style-name="Standard"><text:s text:c="8"/>font-size: 2.8rem;</text:p>
      <text:p text:style-name="Standard"><text:s text:c="8"/>margin-bottom: 1rem;</text:p>
      <text:p text:style-name="Standard"><text:s text:c="8"/>color: var(--accent);</text:p>
      <text:p text:style-name="Standard"><text:s text:c="6"/>}</text:p>
      <text:p text:style-name="Standard"><text:s text:c="6"/>p {</text:p>
      <text:p text:style-name="Standard"><text:s text:c="8"/>font-size: 1.2rem;</text:p>
      <text:p text:style-name="Standard"><text:s text:c="8"/>line-height: 1.6;</text:p>
      <text:p text:style-name="Standard"><text:s text:c="8"/>max-width: 40rem;</text:p>
      <text:p text:style-name="Standard"><text:s text:c="8"/>margin: 0 auto;</text:p>
      <text:p text:style-name="Standard"><text:s text:c="6"/>}</text:p>
      <text:p text:style-name="Standard"><text:s text:c="6"/>a {</text:p>
      <text:p text:style-name="Standard"><text:s text:c="8"/>color: var(--accent);</text:p>
      <text:p text:style-name="Standard"><text:s text:c="8"/>text-decoration: none;</text:p>
      <text:p text:style-name="Standard"><text:s text:c="8"/>border-bottom: 1px solid var(--accent);</text:p>
      <text:p text:style-name="Standard"><text:s text:c="6"/>}</text:p>
      <text:p text:style-name="Standard"><text:s text:c="6"/>a:hover {</text:p>
      <text:p text:style-name="Standard"><text:s text:c="8"/>opacity: 0.8;</text:p>
      <text:p text:style-name="Standard"><text:s text:c="6"/>}</text:p>
      <text:p text:style-name="Standard"><text:s text:c="4"/>&amp;lt;/style&amp;gt;</text:p>
      <text:p text:style-name="Standard"><text:s text:c="2"/>&amp;lt;/head&amp;gt;</text:p>
      <text:p text:style-name="Standard"/>
      <text:p text:style-name="Standard"><text:s text:c="2"/>&amp;lt;body&amp;gt;</text:p>
      <text:p text:style-name="Standard"><text:s text:c="4"/>&amp;lt;header&amp;gt;</text:p>
      <text:p text:style-name="Standard"><text:s text:c="6"/>&amp;lt;h2&amp;gt;My Astro Site&amp;lt;/h2&amp;gt;</text:p>
      <text:p text:style-name="Standard"><text:s text:c="4"/>&amp;lt;/header&amp;gt;</text:p>
      <text:p text:style-name="Standard"/>
      <text:p text:style-name="Standard"><text:s text:c="4"/>&amp;lt;main&amp;gt;</text:p>
      <text:p text:style-name="Standard"><text:s text:c="6"/>&amp;lt;div&amp;gt;</text:p>
      <text:p text:style-name="Standard"><text:s text:c="8"/>&amp;lt;h1&amp;gt;Hello, world.&amp;lt;/h1&amp;gt;</text:p>
      <text:p text:style-name="Standard"><text:s text:c="8"/>&amp;lt;p&amp;gt;</text:p>
      <text:p text:style-name="Standard"><text:s text:c="10"/>This is a completely static Astro page — no frameworks, no JS,</text:p>
      <text:p text:style-name="Standard"><text:s text:c="10"/>just clean HTML and CSS.</text:p>
      <text:p text:style-name="Standard"><text:s text:c="8"/>&amp;lt;/p&amp;gt;</text:p>
      <text:p text:style-name="Standard"><text:soft-page-break/><text:s text:c="8"/>&amp;lt;p&amp;gt;</text:p>
      <text:p text:style-name="Standard"><text:s text:c="10"/>You can edit this text directly in</text:p>
      <text:p text:style-name="Standard"><text:s text:c="10"/>&amp;lt;code&amp;gt;src/pages/index.astro&amp;lt;/code&amp;gt; and save to see changes at</text:p>
      <text:p text:style-name="Standard"><text:s text:c="10"/>&amp;lt;a href="http://localhost:4321" target="_blank"&amp;gt;localhost:4321&amp;lt;/a&amp;gt;.</text:p>
      <text:p text:style-name="Standard"><text:s text:c="8"/>&amp;lt;/p&amp;gt;</text:p>
      <text:p text:style-name="Standard"><text:s text:c="6"/>&amp;lt;/div&amp;gt;</text:p>
      <text:p text:style-name="Standard"><text:s text:c="4"/>&amp;lt;/main&amp;gt;</text:p>
      <text:p text:style-name="Standard"/>
      <text:p text:style-name="Standard"><text:s text:c="4"/>&amp;lt;footer&amp;gt;</text:p>
      <text:p text:style-name="Standard"><text:s text:c="6"/>&amp;amp;copy; {new Date().getFullYear()} My Astro Site</text:p>
      <text:p text:style-name="Standard"><text:s text:c="4"/>&amp;lt;/footer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---</text:p>
      <text:p text:style-name="Standard"/>
      <text:p text:style-name="Standard">### ✅ To see it live</text:p>
      <text:p text:style-name="Standard">1. Save that file.</text:p>
      <text:p text:style-name="Standard">2. In your VS Code terminal:</text:p>
      <text:p text:style-name="Standard"><text:s text:c="3"/>```bash</text:p>
      <text:p text:style-name="Standard"><text:s text:c="3"/>npm run dev</text:p>
      <text:p text:style-name="Standard"><text:s text:c="3"/>```</text:p>
      <text:p text:style-name="Standard">3. Visit [http://localhost:4321](http://localhost:4321).</text:p>
      <text:p text:style-name="Standard"/>
      <text:p text:style-name="Standard">You’ll see a dark-background, static “Hello, world.” page. <text:s/></text:p>
      <text:p text:style-name="Standard">You can safely deploy this version to Cloudflare — it’s 100 % static and loads instantly.</text:p>
      <text:p text:style-name="Standard"/>
      <text:p text:style-name="Standard">---</text:p>
      <text:p text:style-name="Standard"/>
      <text:p text:style-name="Standard">Would you like me to give you a second version next — same layout but with a simple **two-section layout** (hero + content) for when you’re ready to expand?&lt;/div&gt;&lt;/pre&gt;&lt;pre class="message"&gt;&lt;div class="author"&gt;user&lt;/div&gt;&lt;div&gt;alright, so i pasted that. now i go powershell directory, npm run?&lt;/div&gt;&lt;/pre&gt;&lt;pre class="message"&gt;&lt;div class="author"&gt;ChatGPT&lt;/div&gt;&lt;div&gt;Perfect 👏 — you’re right on track. Here’s exactly what to do next, step by step from your PowerShell window:</text:p>
      <text:p text:style-name="Standard"/>
      <text:p text:style-name="Standard">---</text:p>
      <text:p text:style-name="Standard"/>
      <text:p text:style-name="Standard">## 🧭 1️⃣ <text:s/>Open PowerShell in your project folder</text:p>
      <text:p text:style-name="Standard">If you’re not already there, navigate to your Astro project directory. For example:</text:p>
      <text:p text:style-name="Standard"/>
      <text:p text:style-name="Standard">```powershell</text:p>
      <text:p text:style-name="Standard">cd C:\Users\&amp;lt;YourName&amp;gt;\Documents\my-astro-site</text:p>
      <text:p text:style-name="Standard">```</text:p>
      <text:p text:style-name="Standard"/>
      <text:p text:style-name="Standard">*(Replace the path with wherever your `my-astro-site` folder lives.)*</text:p>
      <text:p text:style-name="Standard"/>
      <text:p text:style-name="Standard">You should see files like:</text:p>
      <text:p text:style-name="Standard">```</text:p>
      <text:p text:style-name="Standard"><text:soft-page-break/>package.json</text:p>
      <text:p text:style-name="Standard">astro.config.mjs</text:p>
      <text:p text:style-name="Standard">src/</text:p>
      <text:p text:style-name="Standard">public/</text:p>
      <text:p text:style-name="Standard">```</text:p>
      <text:p text:style-name="Standard"/>
      <text:p text:style-name="Standard">---</text:p>
      <text:p text:style-name="Standard"/>
      <text:p text:style-name="Standard">## ⚙️ 2️⃣ <text:s/>Run the local dev server</text:p>
      <text:p text:style-name="Standard">Now type:</text:p>
      <text:p text:style-name="Standard"/>
      <text:p text:style-name="Standard">```powershell</text:p>
      <text:p text:style-name="Standard">npm run dev</text:p>
      <text:p text:style-name="Standard">```</text:p>
      <text:p text:style-name="Standard"/>
      <text:p text:style-name="Standard">That tells Astro to start the **development server**.</text:p>
      <text:p text:style-name="Standard"/>
      <text:p text:style-name="Standard">You’ll see output like:</text:p>
      <text:p text:style-name="Standard"/>
      <text:p text:style-name="Standard">```</text:p>
      <text:p text:style-name="Standard">&amp;gt; astro dev</text:p>
      <text:p text:style-name="Standard"><text:s text:c="2"/>🚀 <text:s/>Astro 4.x started in 123ms</text:p>
      <text:p text:style-name="Standard"><text:s text:c="2"/>⛅ <text:s/>Local: http://localhost:4321/</text:p>
      <text:p text:style-name="Standard"><text:s text:c="2"/>👀 <text:s/>Watching for file changes...</text:p>
      <text:p text:style-name="Standard">```</text:p>
      <text:p text:style-name="Standard"/>
      <text:p text:style-name="Standard">---</text:p>
      <text:p text:style-name="Standard"/>
      <text:p text:style-name="Standard">## 🌐 3️⃣ <text:s/>Open your site</text:p>
      <text:p text:style-name="Standard">Open your browser and go to:</text:p>
      <text:p text:style-name="Standard"/>
      <text:p text:style-name="Standard">👉 **http://localhost:4321**</text:p>
      <text:p text:style-name="Standard"/>
      <text:p text:style-name="Standard">You should see your new static page — dark background, “Hello, world.”, etc. <text:s/></text:p>
      <text:p text:style-name="Standard">Every time you hit **Ctrl+S** in VS Code, the browser will auto-refresh.</text:p>
      <text:p text:style-name="Standard"/>
      <text:p text:style-name="Standard">---</text:p>
      <text:p text:style-name="Standard"/>
      <text:p text:style-name="Standard">## 🧩 <text:s/>4️⃣ <text:s/>When you’re done</text:p>
      <text:p text:style-name="Standard">To stop the local server, click inside PowerShell and press:</text:p>
      <text:p text:style-name="Standard"/>
      <text:p text:style-name="Standard">```</text:p>
      <text:p text:style-name="Standard">Ctrl + C</text:p>
      <text:p text:style-name="Standard">```</text:p>
      <text:p text:style-name="Standard"/>
      <text:p text:style-name="Standard">Then type `Y` if it asks to confirm stopping the process.</text:p>
      <text:p text:style-name="Standard"/>
      <text:p text:style-name="Standard">---</text:p>
      <text:p text:style-name="Standard"/>
      <text:p text:style-name="Standard"><text:soft-page-break/>✅ That’s it — you’re running your first Astro site *locally*. <text:s/></text:p>
      <text:p text:style-name="Standard">Once you like what you see, you can push and Cloudflare will rebuild it automatically.</text:p>
      <text:p text:style-name="Standard"/>
      <text:p text:style-name="Standard">Want me to show you how to make a simple “second page” (`about.astro`) so you can test navigation next?&lt;/div&gt;&lt;/pre&gt;&lt;pre class="message"&gt;&lt;div class="author"&gt;user&lt;/div&gt;&lt;div&gt;and to push that to cloudflare?&lt;/div&gt;&lt;/pre&gt;&lt;pre class="message"&gt;&lt;div class="author"&gt;ChatGPT&lt;/div&gt;&lt;div&gt;Nice—once it looks good locally, pushing to Cloudflare is just a Git push (if your Pages project is already connected to your GitHub repo).</text:p>
      <text:p text:style-name="Standard"/>
      <text:p text:style-name="Standard">## If your repo is connected to Cloudflare Pages (recommended)</text:p>
      <text:p text:style-name="Standard">In PowerShell **inside your project folder**:</text:p>
      <text:p text:style-name="Standard">```powershell</text:p>
      <text:p text:style-name="Standard">git status</text:p>
      <text:p text:style-name="Standard">git add .</text:p>
      <text:p text:style-name="Standard">git commit -m "Update homepage content"</text:p>
      <text:p text:style-name="Standard">git push</text:p>
      <text:p text:style-name="Standard">```</text:p>
      <text:p text:style-name="Standard">What happens next:</text:p>
      <text:p text:style-name="Standard">- Cloudflare Pages sees the push to `main`, runs `npm install` and `npm run build`, and deploys.</text:p>
      <text:p text:style-name="Standard">- Check progress: Cloudflare Dashboard → Workers &amp;amp; Pages → Pages → your project → **Deployments**.</text:p>
      <text:p text:style-name="Standard">- Open the new build’s URL (the `*.pages.dev` link or your custom domain).</text:p>
      <text:p text:style-name="Standard"/>
      <text:p text:style-name="Standard">## If you want to force a quick manual deploy (no Git)</text:p>
      <text:p text:style-name="Standard">Build locally and upload the `dist/` folder:</text:p>
      <text:p text:style-name="Standard">```powershell</text:p>
      <text:p text:style-name="Standard">npm run build</text:p>
      <text:p text:style-name="Standard">npm install -g wrangler <text:s text:c="2"/># if you don’t have it yet</text:p>
      <text:p text:style-name="Standard">wrangler login <text:s text:c="11"/># one-time auth</text:p>
      <text:p text:style-name="Standard">wrangler pages deploy dist --project-name &amp;lt;your-project-name&amp;gt;</text:p>
      <text:p text:style-name="Standard">```</text:p>
      <text:p text:style-name="Standard">This creates/updates the Pages project using your local build.</text:p>
      <text:p text:style-name="Standard"/>
      <text:p text:style-name="Standard">## Quick checks if the site doesn’t update</text:p>
      <text:p text:style-name="Standard">- Make sure you pushed to the **same branch** Cloudflare is watching (usually `main`).</text:p>
      <text:p text:style-name="Standard">- In Pages → **Deployments**, open the latest build and check logs for errors.</text:p>
      <text:p text:style-name="Standard">- If using a **custom domain**, test both:</text:p>
      <text:p text:style-name="Standard"><text:s text:c="2"/>- `https://&amp;lt;project&amp;gt;.pages.dev`</text:p>
      <text:p text:style-name="Standard"><text:s text:c="2"/>- `https://www.yourdomain.com` (and bare domain if you mapped it)</text:p>
      <text:p text:style-name="Standard">- Hard refresh the browser (Ctrl+Shift+R) to bypass cache.</text:p>
      <text:p text:style-name="Standard"/>
      <text:p text:style-name="Standard">If you tell me your repo’s branch name and (optionally) the Pages project name, I’ll confirm the exact trigger settings to be safe.&lt;/div&gt;&lt;/pre&gt;&lt;pre class="message"&gt;&lt;div class="author"&gt;user&lt;/div&gt;&lt;div&gt;didn't change. cache?&lt;/div&gt;&lt;/pre&gt;&lt;pre class="message"&gt;&lt;div class="author"&gt;ChatGPT&lt;/div&gt;&lt;div&gt;Likely just one of three things: browser cache, Cloudflare cache, or the wrong build/branch. Do this quick triage:</text:p>
      <text:p text:style-name="Standard"/>
      <text:p text:style-name="Standard">## 1) Sanity checks</text:p>
      <text:p text:style-name="Standard"><text:soft-page-break/>- Open the **project URL** (the `*.pages.dev` one) first. If it shows the change, your deploy is good and only the custom domain is cached.</text:p>
      <text:p text:style-name="Standard">- In Cloudflare → **Workers &amp;amp; Pages → Pages → [your project] → Deployments**, click the latest deploy → **View**. If that preview shows the change, the build contains your edits.</text:p>
      <text:p text:style-name="Standard"/>
      <text:p text:style-name="Standard">## 2) Bust caches (fastest)</text:p>
      <text:p text:style-name="Standard">- **Browser hard refresh:** `Ctrl+Shift+R` (or try an Incognito window).</text:p>
      <text:p text:style-name="Standard">- **Add a cache-buster:** visit `https://yourdomain.com/?v=1` (any query string works).</text:p>
      <text:p text:style-name="Standard">- **Cloudflare cache purge (safe early on):** <text:s/></text:p>
      <text:p text:style-name="Standard"><text:s text:c="2"/>Cloudflare Dashboard → your domain → **Caching** → **Purge Cache** → **Purge Everything**. <text:s/></text:p>
      <text:p text:style-name="Standard"><text:s text:c="2"/>(Or toggle **Development Mode** in Caching; disables edge cache for ~3 hours.)</text:p>
      <text:p text:style-name="Standard"/>
      <text:p text:style-name="Standard">## 3) Verify you built/pushed what you edited</text:p>
      <text:p text:style-name="Standard">Run these in your project folder:</text:p>
      <text:p text:style-name="Standard">```powershell</text:p>
      <text:p text:style-name="Standard">git status</text:p>
      <text:p text:style-name="Standard">git log --oneline -5</text:p>
      <text:p text:style-name="Standard">git remote -v</text:p>
      <text:p text:style-name="Standard">```</text:p>
      <text:p text:style-name="Standard">Confirm:</text:p>
      <text:p text:style-name="Standard">- Your latest commit is there.</text:p>
      <text:p text:style-name="Standard">- Remote is the repo that Pages is connected to.</text:p>
      <text:p text:style-name="Standard">- You pushed to the **branch Pages watches** (usually `main`):</text:p>
      <text:p text:style-name="Standard">```powershell</text:p>
      <text:p text:style-name="Standard">git push -u origin main</text:p>
      <text:p text:style-name="Standard">```</text:p>
      <text:p text:style-name="Standard"/>
      <text:p text:style-name="Standard">## 4) Confirm the file and path</text:p>
      <text:p text:style-name="Standard">- You edited `src/pages/index.astro` (not a similarly named file in another folder).</text:p>
      <text:p text:style-name="Standard">- If you use a layout, make sure the visible text is actually in `index.astro` (not inside a layout/component you didn’t change).</text:p>
      <text:p text:style-name="Standard">- Quick local build check:</text:p>
      <text:p text:style-name="Standard">```powershell</text:p>
      <text:p text:style-name="Standard">npm run build</text:p>
      <text:p text:style-name="Standard">```</text:p>
      <text:p text:style-name="Standard">Open `dist/index.html` in a browser (double-click it). If your change isn’t there, the edit wasn’t picked up—recheck which file you modified.</text:p>
      <text:p text:style-name="Standard"/>
      <text:p text:style-name="Standard">## 5) Custom domain specifics</text:p>
      <text:p text:style-name="Standard">- Test both:</text:p>
      <text:p text:style-name="Standard"><text:s text:c="2"/>- `https://&amp;lt;project&amp;gt;.pages.dev`</text:p>
      <text:p text:style-name="Standard"><text:s text:c="2"/>- `https://www.yourdomain.com` (and the bare domain if you mapped it)</text:p>
      <text:p text:style-name="Standard">- If `pages.dev` shows the change but your domain doesn’t:</text:p>
      <text:p text:style-name="Standard"><text:s text:c="2"/>- Purge cache (step 2)</text:p>
      <text:p text:style-name="Standard"><text:s text:c="2"/>- Make sure the DNS record for `www` is **proxied (orange cloud)** and points to `yourproject.pages.dev`.</text:p>
      <text:p text:style-name="Standard"><text:s text:c="2"/>- If only **www** is connected in Pages, the bare domain (`yourdomain.com`) won’t update unless you also map it or add a redirect rule.</text:p>
      <text:p text:style-name="Standard"><text:soft-page-break/></text:p>
      <text:p text:style-name="Standard">## 6) Still stuck?</text:p>
      <text:p text:style-name="Standard">Grab these details and I’ll zero in:</text:p>
      <text:p text:style-name="Standard">- The URL of the **pages.dev** site (does it show the new text?).</text:p>
      <text:p text:style-name="Standard">- Which domain you mapped (e.g., `www.example.com`).</text:p>
      <text:p text:style-name="Standard">- The last commit message you pushed and the time it shows in **Deployments**.</text:p>
      <text:p text:style-name="Standard"/>
      <text:p text:style-name="Standard">Nine times out of ten, it’s just cache. Purge + hard refresh usually makes the new `index.astro` appear instantly.&lt;/div&gt;&lt;/pre&gt;&lt;pre class="message"&gt;&lt;div class="author"&gt;user&lt;/div&gt;&lt;div&gt;cache&lt;/div&gt;&lt;/pre&gt;&lt;pre class="message"&gt;&lt;div class="author"&gt;ChatGPT&lt;/div&gt;&lt;div&gt;Gotcha—let’s nuke caches the quick + safe way.</text:p>
      <text:p text:style-name="Standard"/>
      <text:p text:style-name="Standard"># Do these in order (fastest → deeper)</text:p>
      <text:p text:style-name="Standard"/>
      <text:p text:style-name="Standard">1) **Hard refresh your browser**</text:p>
      <text:p text:style-name="Standard">- Windows: `Ctrl + Shift + R` (or open an Incognito window)</text:p>
      <text:p text:style-name="Standard"/>
      <text:p text:style-name="Standard">2) **Try a cache-buster URL**</text:p>
      <text:p text:style-name="Standard">- Add anything after `?`: <text:s/></text:p>
      <text:p text:style-name="Standard"><text:s text:c="2"/>`https://www.yourdomain.com/?v=2`</text:p>
      <text:p text:style-name="Standard"/>
      <text:p text:style-name="Standard">3) **Purge Cloudflare edge cache (safe)**</text:p>
      <text:p text:style-name="Standard">- Cloudflare Dashboard → your **domain** → **Caching** → **Purge Cache** → **Purge Everything** <text:s/></text:p>
      <text:p text:style-name="Standard"><text:s text:c="2"/>*(Or “Custom purge” and paste specific paths, e.g. `/index.html`.)*</text:p>
      <text:p text:style-name="Standard"/>
      <text:p text:style-name="Standard">4) **Toggle Development Mode (temporarily)**</text:p>
      <text:p text:style-name="Standard">- Same **Caching** page → **Development Mode** → **On** <text:s/></text:p>
      <text:p text:style-name="Standard"><text:s text:c="2"/>*(Disables caching ~3 hours; great for rapid changes. Turn it off after.)*</text:p>
      <text:p text:style-name="Standard"/>
      <text:p text:style-name="Standard">5) **Confirm the deploy actually has your change**</text:p>
      <text:p text:style-name="Standard">- Cloudflare → **Workers &amp;amp; Pages** → **Pages** → your project → **Deployments** → open the latest **View** link. <text:s/></text:p>
      <text:p text:style-name="Standard"><text:s text:c="2"/>If the **pages.dev** URL shows the new text, your build is good; it’s just caching on the custom domain.</text:p>
      <text:p text:style-name="Standard"/>
      <text:p text:style-name="Standard">---</text:p>
      <text:p text:style-name="Standard"/>
      <text:p text:style-name="Standard">## Optional: make future updates show up instantly</text:p>
      <text:p text:style-name="Standard"/>
      <text:p text:style-name="Standard">Create `public/_headers` to set cache rules for HTML:</text:p>
      <text:p text:style-name="Standard"/>
      <text:p text:style-name="Standard">```</text:p>
      <text:p text:style-name="Standard">/*</text:p>
      <text:p text:style-name="Standard"><text:s text:c="2"/>Cache-Control: no-cache</text:p>
      <text:p text:style-name="Standard">```</text:p>
      <text:p text:style-name="Standard"/>
      <text:p text:style-name="Standard">…and (separately) cache hashed assets forever:</text:p>
      <text:p text:style-name="Standard"/>
      <text:p text:style-name="Standard"><text:soft-page-break/>```</text:p>
      <text:p text:style-name="Standard">/assets/*</text:p>
      <text:p text:style-name="Standard"><text:s text:c="2"/>Cache-Control: public, max-age=31536000, immutable</text:p>
      <text:p text:style-name="Standard">```</text:p>
      <text:p text:style-name="Standard"/>
      <text:p text:style-name="Standard">This keeps pages fresh while letting CSS/JS/images stay fast.</text:p>
      <text:p text:style-name="Standard"/>
      <text:p text:style-name="Standard">---</text:p>
      <text:p text:style-name="Standard"/>
      <text:p text:style-name="Standard">If you tell me your `*.pages.dev` URL and the custom domain, I’ll pinpoint whether it’s browser, edge, or DNS—and give the exact path(s) to purge.&lt;/div&gt;&lt;/pre&gt;&lt;pre class="message"&gt;&lt;div class="author"&gt;user&lt;/div&gt;&lt;div&gt;no, it was the cache, i did cntrl shift r&lt;/div&gt;&lt;/pre&gt;&lt;pre class="message"&gt;&lt;div class="author"&gt;ChatGPT&lt;/div&gt;&lt;div&gt;Nice—that’s the one. 🎯 <text:s/></text:p>
      <text:p text:style-name="Standard">Hard refresh (`Ctrl+Shift+R`) clears the local cache and forces a fresh pull from Cloudflare.</text:p>
      <text:p text:style-name="Standard"/>
      <text:p text:style-name="Standard">Quick tips so you don’t fight this again:</text:p>
      <text:p text:style-name="Standard"/>
      <text:p text:style-name="Standard">- While iterating, flip **Caching → Development Mode** ON in Cloudflare (auto-off after ~3 hours). Changes show up instantly.</text:p>
      <text:p text:style-name="Standard">- Add a **`public/_headers`** file so HTML doesn’t get cached long-term:</text:p>
      <text:p text:style-name="Standard"><text:s text:c="2"/>```</text:p>
      <text:p text:style-name="Standard"><text:s text:c="2"/>/*</text:p>
      <text:p text:style-name="Standard"><text:s text:c="4"/>Cache-Control: no-cache</text:p>
      <text:p text:style-name="Standard"><text:s text:c="2"/>```</text:p>
      <text:p text:style-name="Standard"><text:s text:c="2"/>And let hashed assets cache forever:</text:p>
      <text:p text:style-name="Standard"><text:s text:c="2"/>```</text:p>
      <text:p text:style-name="Standard"><text:s text:c="2"/>/assets/*</text:p>
      <text:p text:style-name="Standard"><text:s text:c="4"/>Cache-Control: public, max-age=31536000, immutable</text:p>
      <text:p text:style-name="Standard"><text:s text:c="2"/>```</text:p>
      <text:p text:style-name="Standard">- When in doubt, append a query string to bust cache: `/?v=2`.</text:p>
      <text:p text:style-name="Standard"/>
      <text:p text:style-name="Standard">Want me to drop a ready-to-use `_headers` file into your project layout?&lt;/div&gt;&lt;/pre&gt;&lt;pre class="message"&gt;&lt;div class="author"&gt;user&lt;/div&gt;&lt;div&gt;just a few questions, then i'll call it a night. is every page a static build like this, or can you include CSS files&lt;/div&gt;&lt;/pre&gt;&lt;pre class="message"&gt;&lt;div class="author"&gt;ChatGPT&lt;/div&gt;&lt;div&gt;Good wrap-up question before you crash — and you’ll like the answer: **Astro can be completely static, but it can also include regular CSS files** just like any traditional site. <text:s/></text:p>
      <text:p text:style-name="Standard"/>
      <text:p text:style-name="Standard">Here’s how it works:</text:p>
      <text:p text:style-name="Standard"/>
      <text:p text:style-name="Standard">---</text:p>
      <text:p text:style-name="Standard"/>
      <text:p text:style-name="Standard">## 🧱 1️⃣ <text:s/>Every page *can* be static <text:s/></text:p>
      <text:p text:style-name="Standard">When you run `npm run build`, Astro turns each `.astro` page into a pre-rendered `.html` file. <text:s/></text:p>
      <text:p text:style-name="Standard">So even if you have multiple pages—`index.astro`, `about.astro`, `contact.astro`—they all compile down to static HTML. <text:s/></text:p>
      <text:p text:style-name="Standard"/>
      <text:p text:style-name="Standard">No database, no server logic needed.</text:p>
      <text:p text:style-name="Standard"/>
      <text:p text:style-name="Standard"><text:soft-page-break/>---</text:p>
      <text:p text:style-name="Standard"/>
      <text:p text:style-name="Standard">## 🎨 2️⃣ <text:s/>You can include CSS any way you like <text:s/></text:p>
      <text:p text:style-name="Standard"/>
      <text:p text:style-name="Standard">### Option A — Inline `&amp;lt;style&amp;gt;` (like we did)</text:p>
      <text:p text:style-name="Standard">Simple, self-contained:</text:p>
      <text:p text:style-name="Standard">```astro</text:p>
      <text:p text:style-name="Standard">&amp;lt;style&amp;gt;</text:p>
      <text:p text:style-name="Standard"><text:s text:c="2"/>body { background: #111; color: #fff; }</text:p>
      <text:p text:style-name="Standard">&amp;lt;/style&amp;gt;</text:p>
      <text:p text:style-name="Standard">```</text:p>
      <text:p text:style-name="Standard"/>
      <text:p text:style-name="Standard">### Option B — External `.css` file</text:p>
      <text:p text:style-name="Standard">1. Create a file: <text:s/></text:p>
      <text:p text:style-name="Standard"><text:s text:c="3"/>```</text:p>
      <text:p text:style-name="Standard"><text:s text:c="3"/>src/styles/global.css</text:p>
      <text:p text:style-name="Standard"><text:s text:c="3"/>```</text:p>
      <text:p text:style-name="Standard"><text:s text:c="3"/>Add:</text:p>
      <text:p text:style-name="Standard"><text:s text:c="3"/>```css</text:p>
      <text:p text:style-name="Standard"><text:s text:c="3"/>body {</text:p>
      <text:p text:style-name="Standard"><text:s text:c="5"/>font-family: system-ui, sans-serif;</text:p>
      <text:p text:style-name="Standard"><text:s text:c="5"/>background: #111;</text:p>
      <text:p text:style-name="Standard"><text:s text:c="5"/>color: #eee;</text:p>
      <text:p text:style-name="Standard"><text:s text:c="5"/>margin: 0;</text:p>
      <text:p text:style-name="Standard"><text:s text:c="3"/>}</text:p>
      <text:p text:style-name="Standard"><text:s text:c="3"/>h1 { color: #ffb400; }</text:p>
      <text:p text:style-name="Standard"><text:s text:c="3"/>```</text:p>
      <text:p text:style-name="Standard"/>
      <text:p text:style-name="Standard">2. Link it in your layout or page:</text:p>
      <text:p text:style-name="Standard"><text:s text:c="3"/>```astro</text:p>
      <text:p text:style-name="Standard"><text:s text:c="3"/>&amp;lt;link rel="stylesheet" href="/src/styles/global.css" /&amp;gt;</text:p>
      <text:p text:style-name="Standard"><text:s text:c="3"/>```</text:p>
      <text:p text:style-name="Standard"><text:s text:c="3"/>*(Or better: move it to `/public/styles/global.css` and use `/styles/global.css` as the path — Astro copies everything in `/public` straight to your final site.)*</text:p>
      <text:p text:style-name="Standard"/>
      <text:p text:style-name="Standard">When you build, Astro bundles that CSS automatically, or serves it as a static file.</text:p>
      <text:p text:style-name="Standard"/>
      <text:p text:style-name="Standard">---</text:p>
      <text:p text:style-name="Standard"/>
      <text:p text:style-name="Standard">### Option C — Framework helpers (optional later)</text:p>
      <text:p text:style-name="Standard">If you ever decide to add Tailwind or Sass:</text:p>
      <text:p text:style-name="Standard">```bash</text:p>
      <text:p text:style-name="Standard">npx astro add tailwind</text:p>
      <text:p text:style-name="Standard">```</text:p>
      <text:p text:style-name="Standard">or <text:s/></text:p>
      <text:p text:style-name="Standard">```bash</text:p>
      <text:p text:style-name="Standard">npx astro add sass</text:p>
      <text:p text:style-name="Standard">```</text:p>
      <text:p text:style-name="Standard">Those plug directly into Astro’s build pipeline — no config headaches.</text:p>
      <text:p text:style-name="Standard"><text:soft-page-break/></text:p>
      <text:p text:style-name="Standard">---</text:p>
      <text:p text:style-name="Standard"/>
      <text:p text:style-name="Standard">## 🧩 3️⃣ <text:s/>How Astro handles CSS behind the scenes</text:p>
      <text:p text:style-name="Standard">- **Scoped styles:** CSS inside a component is automatically scoped to that component (no naming collisions). <text:s/></text:p>
      <text:p text:style-name="Standard">- **Global styles:** Anything you import manually or put in `/public` applies sitewide. <text:s/></text:p>
      <text:p text:style-name="Standard">- **Static output:** After build, all CSS is either inlined or emitted as static `.css` files.</text:p>
      <text:p text:style-name="Standard"/>
      <text:p text:style-name="Standard">---</text:p>
      <text:p text:style-name="Standard"/>
      <text:p text:style-name="Standard">### TL;DR</text:p>
      <text:p text:style-name="Standard">&amp;gt; ✅ Every page is static by default. <text:s/></text:p>
      <text:p text:style-name="Standard">&amp;gt; 🎨 You can add as many `.css` files as you want (inline, imported, or global). <text:s/></text:p>
      <text:p text:style-name="Standard">&amp;gt; 🧘 You choose how fancy the styling pipeline gets — plain CSS works perfectly.</text:p>
      <text:p text:style-name="Standard"/>
      <text:p text:style-name="Standard">---</text:p>
      <text:p text:style-name="Standard"/>
      <text:p text:style-name="Standard">If you’d like, I can show you the cleanest structure for adding a single **global.css** file that automatically styles *every page* (header, footer, body) without repeating code. Want that before you log off?&lt;/div&gt;&lt;/pre&gt;&lt;pre class="message"&gt;&lt;div class="author"&gt;user&lt;/div&gt;&lt;div&gt;ok, now, do you build content pages static? how do you manage written content like a cms, or is that even a thing?&lt;/div&gt;&lt;/pre&gt;&lt;pre class="message"&gt;&lt;div class="author"&gt;ChatGPT&lt;/div&gt;&lt;div&gt;Great question. Yes—you can keep everything **static** and still manage “content pages” cleanly. You’ve got three common paths:</text:p>
      <text:p text:style-name="Standard"/>
      <text:p text:style-name="Standard"># 1) File-based content (Markdown/MDX) — simplest, fast, no server</text:p>
      <text:p text:style-name="Standard">Use Astro’s **Content Collections** to write posts/pages in Markdown but keep a little schema.</text:p>
      <text:p text:style-name="Standard"/>
      <text:p text:style-name="Standard">### Quick setup</text:p>
      <text:p text:style-name="Standard">```bash</text:p>
      <text:p text:style-name="Standard">npm i @astrojs/content zod</text:p>
      <text:p text:style-name="Standard">```</text:p>
      <text:p text:style-name="Standard"/>
      <text:p text:style-name="Standard">**`src/content/config.ts`**</text:p>
      <text:p text:style-name="Standard">```ts</text:p>
      <text:p text:style-name="Standard">import { defineCollection, z } from "astro:content";</text:p>
      <text:p text:style-name="Standard"/>
      <text:p text:style-name="Standard">const pages = defineCollection({</text:p>
      <text:p text:style-name="Standard"><text:s text:c="2"/>type: "content",</text:p>
      <text:p text:style-name="Standard"><text:s text:c="2"/>schema: z.object({</text:p>
      <text:p text:style-name="Standard"><text:s text:c="4"/>title: z.string(),</text:p>
      <text:p text:style-name="Standard"><text:s text:c="4"/>date: z.string().optional(),</text:p>
      <text:p text:style-name="Standard"><text:s text:c="4"/>draft: z.boolean().default(false),</text:p>
      <text:p text:style-name="Standard"><text:s text:c="4"/>description: z.string().optional(),</text:p>
      <text:p text:style-name="Standard"><text:s text:c="4"/>hero: z.string().optional(), // image path</text:p>
      <text:p text:style-name="Standard"><text:s text:c="4"/>tags: z.array(z.string()).default([]),</text:p>
      <text:p text:style-name="Standard"><text:s text:c="2"/>}),</text:p>
      <text:p text:style-name="Standard">});</text:p>
      <text:p text:style-name="Standard"><text:soft-page-break/></text:p>
      <text:p text:style-name="Standard">export const collections = { pages };</text:p>
      <text:p text:style-name="Standard">```</text:p>
      <text:p text:style-name="Standard"/>
      <text:p text:style-name="Standard">**Write content** <text:s/></text:p>
      <text:p text:style-name="Standard">`src/content/pages/hello-world.mdx`</text:p>
      <text:p text:style-name="Standard">```mdx</text:p>
      <text:p text:style-name="Standard">---</text:p>
      <text:p text:style-name="Standard">title: "Hello World"</text:p>
      <text:p text:style-name="Standard">date: "2025-10-30"</text:p>
      <text:p text:style-name="Standard">draft: false</text:p>
      <text:p text:style-name="Standard">description: "First static page"</text:p>
      <text:p text:style-name="Standard">hero: "/media/hero.webp"</text:p>
      <text:p text:style-name="Standard">tags: ["intro"]</text:p>
      <text:p text:style-name="Standard">---</text:p>
      <text:p text:style-name="Standard"/>
      <text:p text:style-name="Standard">This is a fully static page written in **MDX**.</text:p>
      <text:p text:style-name="Standard">```</text:p>
      <text:p text:style-name="Standard"/>
      <text:p text:style-name="Standard">**List page** (index of content) <text:s/></text:p>
      <text:p text:style-name="Standard">`src/pages/stories/index.astro`</text:p>
      <text:p text:style-name="Standard">```astro</text:p>
      <text:p text:style-name="Standard">---</text:p>
      <text:p text:style-name="Standard">import { getCollection } from "astro:content";</text:p>
      <text:p text:style-name="Standard">const items = await getCollection("pages", ({ data }) =&amp;gt; !data.draft);</text:p>
      <text:p text:style-name="Standard">items.sort((a,b) =&amp;gt; (b.data.date ?? "").localeCompare(a.data.date ?? ""));</text:p>
      <text:p text:style-name="Standard">---</text:p>
      <text:p text:style-name="Standard">&amp;lt;ul&amp;gt;</text:p>
      <text:p text:style-name="Standard"><text:s text:c="2"/>{items.map((p) =&amp;gt; (</text:p>
      <text:p text:style-name="Standard"><text:s text:c="4"/>&amp;lt;li&amp;gt;&amp;lt;a href={`/stories/${p.slug}/`}&amp;gt;{p.data.title}&amp;lt;/a&amp;gt;&amp;lt;/li&amp;gt;</text:p>
      <text:p text:style-name="Standard"><text:s text:c="2"/>))}</text:p>
      <text:p text:style-name="Standard">&amp;lt;/ul&amp;gt;</text:p>
      <text:p text:style-name="Standard">```</text:p>
      <text:p text:style-name="Standard"/>
      <text:p text:style-name="Standard">**Dynamic route for each page** <text:s/></text:p>
      <text:p text:style-name="Standard">`src/pages/stories/[slug].astro`</text:p>
      <text:p text:style-name="Standard">```astro</text:p>
      <text:p text:style-name="Standard">---</text:p>
      <text:p text:style-name="Standard">import { getCollection } from "astro:content";</text:p>
      <text:p text:style-name="Standard"/>
      <text:p text:style-name="Standard">export async function getStaticPaths() {</text:p>
      <text:p text:style-name="Standard"><text:s text:c="2"/>const pages = await getCollection("pages", ({ data }) =&amp;gt; !data.draft);</text:p>
      <text:p text:style-name="Standard"><text:s text:c="2"/>return pages.map(p =&amp;gt; ({ params: { slug: p.slug }, props: { page: p } }));</text:p>
      <text:p text:style-name="Standard">}</text:p>
      <text:p text:style-name="Standard"/>
      <text:p text:style-name="Standard">const { page } = Astro.props;</text:p>
      <text:p text:style-name="Standard">const { Content, data } = page;</text:p>
      <text:p text:style-name="Standard">---</text:p>
      <text:p text:style-name="Standard">&amp;lt;article&amp;gt;</text:p>
      <text:p text:style-name="Standard"><text:soft-page-break/><text:s text:c="2"/>&amp;lt;h1&amp;gt;{data.title}&amp;lt;/h1&amp;gt;</text:p>
      <text:p text:style-name="Standard"><text:s text:c="2"/>&amp;lt;Content /&amp;gt;</text:p>
      <text:p text:style-name="Standard">&amp;lt;/article&amp;gt;</text:p>
      <text:p text:style-name="Standard">```</text:p>
      <text:p text:style-name="Standard"/>
      <text:p text:style-name="Standard">- ✅ 100% static output (`dist/`), ideal for Cloudflare Pages <text:s/></text:p>
      <text:p text:style-name="Standard">- ✏️ Write content as Markdown/MDX files in the repo <text:s/></text:p>
      <text:p text:style-name="Standard">- 🏷 Drafts supported with `draft: true` <text:s/></text:p>
      <text:p text:style-name="Standard">- 🖼 Images can live in `/public` or alongside MDX</text:p>
      <text:p text:style-name="Standard"/>
      <text:p text:style-name="Standard">This is the best “CMS-feel without a CMS” starting point.</text:p>
      <text:p text:style-name="Standard"/>
      <text:p text:style-name="Standard">---</text:p>
      <text:p text:style-name="Standard"/>
      <text:p text:style-name="Standard"># 2) Git-based visual CMS (adds a browser editor over Markdown)</text:p>
      <text:p text:style-name="Standard">If you want a **web editor** but keep Markdown in Git, add one of:</text:p>
      <text:p text:style-name="Standard">- **Decap CMS** (formerly Netlify CMS)</text:p>
      <text:p text:style-name="Standard">- **TinaCMS**</text:p>
      <text:p text:style-name="Standard">- **Storyblok Visual Editor (with filesystem sync)**</text:p>
      <text:p text:style-name="Standard"/>
      <text:p text:style-name="Standard">These give you a `/admin` UI to edit the same MD/MDX files. You still build static and deploy on push.</text:p>
      <text:p text:style-name="Standard"/>
      <text:p text:style-name="Standard">- 👍 Editors don’t touch code; changes commit to Git</text:p>
      <text:p text:style-name="Standard">- 🔔 Cloudflare Pages rebuilds on each push (or via Git provider)</text:p>
      <text:p text:style-name="Standard"/>
      <text:p text:style-name="Standard">---</text:p>
      <text:p text:style-name="Standard"/>
      <text:p text:style-name="Standard"># 3) Headless CMS (Contentful, Sanity, Strapi, etc.)</text:p>
      <text:p text:style-name="Standard">For multi-author workflows, previews, roles, i18n:</text:p>
      <text:p text:style-name="Standard">- Fetch data at **build time** (still static) using each CMS’s SDK/API.</text:p>
      <text:p text:style-name="Standard">- Trigger rebuilds via **webhooks** when editors publish.</text:p>
      <text:p text:style-name="Standard"/>
      <text:p text:style-name="Standard">- 👍 Rich editorial UX, media libraries, localization</text:p>
      <text:p text:style-name="Standard">- 🔁 Pages rebuild on publish; you keep static speed/security</text:p>
      <text:p text:style-name="Standard"/>
      <text:p text:style-name="Standard">---</text:p>
      <text:p text:style-name="Standard"/>
      <text:p text:style-name="Standard">## Which should you choose now?</text:p>
      <text:p text:style-name="Standard">- **You, tonight:** start with **Content Collections (Markdown/MDX)**. It’s dead simple and static. <text:s/></text:p>
      <text:p text:style-name="Standard">- **When others need to edit in a browser:** add a **Git-based CMS** (Decap/Tina). <text:s/></text:p>
      <text:p text:style-name="Standard">- **If you grow to teams/locales/approval flows:** move to a **headless CMS** and rebuild on publish.</text:p>
      <text:p text:style-name="Standard"/>
      <text:p text:style-name="Standard">If you want, I can drop a tiny repo structure (pages + list + detail) ready to paste so you’ve got a working “Stories” section in 2 minutes.&lt;/div&gt;&lt;/pre&gt;&lt;pre class="message"&gt;&lt;div class="author"&gt;user&lt;/div&gt;&lt;div&gt;no, i think i want to play with the standard libraries of astro, as i understand it , you get some cool control with the libraries&lt;/div&gt;&lt;/pre&gt;&lt;pre class="message"&gt;&lt;div class="author"&gt;ChatGPT&lt;/div&gt;&lt;div&gt;Excellent choice—exploring the built-in and ecosystem libraries <text:soft-page-break/>of entity["software", "Astro", 0] is where things get fun and you start customizing *how* your site behaves. I’ll walk you through a few of the most useful libraries (called *integrations*) and then show how to pick one and try it out.</text:p>
      <text:p text:style-name="Standard"/>
      <text:p text:style-name="Standard">---</text:p>
      <text:p text:style-name="Standard"/>
      <text:p text:style-name="Standard">## 🔍 Top Astro integrations/libraries worth knowing <text:s/></text:p>
      <text:p text:style-name="Standard">Here are some of the high-value ones for a marketing-style site like yours.</text:p>
      <text:p text:style-name="Standard"/>
      <text:p text:style-name="Standard">| Integration | What it gives you | Usage outline |</text:p>
      <text:p text:style-name="Standard">|------------|--------------------|--------------|</text:p>
      <text:p text:style-name="Standard">| **`@astrojs/content`** | Build content collections (Markdown/MDX) so you can write pages/posts and iterate like a CMS. | `npm i @astrojs/content` → configure in `astro.config.mjs` → add `src/content/...`. |</text:p>
      <text:p text:style-name="Standard">| **`@astrojs/mdx`** | Use `.mdx` files (Markdown + embedded JSX/TSX) for more flexible content. | `npm i @astrojs/mdx` → update config → write `.mdx` pages. |</text:p>
      <text:p text:style-name="Standard">| **`@astrojs/tailwind`** | Integrate Tailwind CSS for utility-first styling with minimal config. | `npx astro add tailwind` → use classes in `.astro`. |</text:p>
      <text:p text:style-name="Standard">| **`@astrojs/sitemap`** | Automatically generate `sitemap.xml` for SEO for all static pages. | `npm i @astrojs/sitemap` → enable in config → build; sitemap appears in `dist/`. |</text:p>
      <text:p text:style-name="Standard">| **`@astrojs/cloudflare`** | Adapter so you can build for SSR/Edge functions if your site needs dynamic pieces later. | `npm i @astrojs/cloudflare` → set `output: 'server'`. |</text:p>
      <text:p text:style-name="Standard">| **`@astrojs/image`** | Optimize and serve responsive images easily (lazy-load, formats, sizes). | `npm i @astrojs/image` → use `&amp;lt;Image&amp;gt;` component in `.astro`. |</text:p>
      <text:p text:style-name="Standard"/>
      <text:p text:style-name="Standard">---</text:p>
      <text:p text:style-name="Standard"/>
      <text:p text:style-name="Standard">## 🛠 Pick one to “play with” right now <text:s/></text:p>
      <text:p text:style-name="Standard">Since you’re just exploring and keeping things static, I suggest starting with **Tailwind CSS**. It gives you a big visual upgrade with minimal friction.</text:p>
      <text:p text:style-name="Standard"/>
      <text:p text:style-name="Standard">### Setup steps:</text:p>
      <text:p text:style-name="Standard">1. In your project directory, run:</text:p>
      <text:p text:style-name="Standard"><text:s text:c="3"/>```bash</text:p>
      <text:p text:style-name="Standard"><text:s text:c="3"/>npx astro add tailwind</text:p>
      <text:p text:style-name="Standard"><text:s text:c="3"/>```</text:p>
      <text:p text:style-name="Standard">2. Accept the prompts. It will install Tailwind and configure `tailwind.config.cjs` + `postcss.config.cjs`.</text:p>
      <text:p text:style-name="Standard">3. Replace your inline `&amp;lt;style&amp;gt; … &amp;lt;/style&amp;gt;` in `index.astro` with Tailwind classes:</text:p>
      <text:p text:style-name="Standard"/>
      <text:p text:style-name="Standard"><text:s text:c="3"/>For example, change your hero:</text:p>
      <text:p text:style-name="Standard"><text:s text:c="3"/>```astro</text:p>
      <text:p text:style-name="Standard"><text:s text:c="3"/>&amp;lt;main class="flex items-center justify-center min-h-screen bg-gray-900 text-white px-6 py-24"&amp;gt;</text:p>
      <text:p text:style-name="Standard"><text:s text:c="5"/>&amp;lt;div class="max-w-4xl text-center"&amp;gt;</text:p>
      <text:p text:style-name="Standard"><text:s text:c="7"/>&amp;lt;h1 class="text-5xl md:text-7xl font-bold tracking-tight text-yellow-400 mb-4"&amp;gt;</text:p>
      <text:p text:style-name="Standard"><text:s text:c="9"/>Hello, world.</text:p>
      <text:p text:style-name="Standard"><text:s text:c="7"/>&amp;lt;/h1&amp;gt;</text:p>
      <text:p text:style-name="Standard"><text:s text:c="7"/>&amp;lt;p class="text-lg leading-relaxed"&amp;gt;</text:p>
      <text:p text:style-name="Standard"><text:s text:c="9"/>This is a completely static Astro page — no frameworks, no JS, just clean HTML and CSS.</text:p>
      <text:p text:style-name="Standard"><text:soft-page-break/><text:s text:c="7"/>&amp;lt;/p&amp;gt;</text:p>
      <text:p text:style-name="Standard"><text:s text:c="5"/>&amp;lt;/div&amp;gt;</text:p>
      <text:p text:style-name="Standard"><text:s text:c="3"/>&amp;lt;/main&amp;gt;</text:p>
      <text:p text:style-name="Standard"><text:s text:c="3"/>```</text:p>
      <text:p text:style-name="Standard">4. Save and run `npm run dev` again. You’ll see the styling change instantly.</text:p>
      <text:p text:style-name="Standard"/>
      <text:p text:style-name="Standard">---</text:p>
      <text:p text:style-name="Standard"/>
      <text:p text:style-name="Standard">## 🧭 When you’re ready, other libraries to layer in</text:p>
      <text:p text:style-name="Standard">- Use `@astrojs/image` next so your hero image is optimized for web. <text:s/></text:p>
      <text:p text:style-name="Standard">- Use `@astrojs/content` if you want to build a list of “stories” or “articles”. <text:s/></text:p>
      <text:p text:style-name="Standard">- Use `@astrojs/sitemap` before deploy so search engines pick up your pages.</text:p>
      <text:p text:style-name="Standard"/>
      <text:p text:style-name="Standard">---</text:p>
      <text:p text:style-name="Standard"/>
      <text:p text:style-name="Standard">If you like, I can send you a **starter `tailwind.config.cjs` + updated `index.astro` snippet** that uses Tailwind classes — you can paste it immediately and see the new style live.&lt;/div&gt;&lt;/pre&gt;&lt;pre class="message"&gt;&lt;div class="author"&gt;user&lt;/div&gt;&lt;div&gt;are these the islands?&lt;/div&gt;&lt;/pre&gt;&lt;pre class="message"&gt;&lt;div class="author"&gt;ChatGPT&lt;/div&gt;&lt;div&gt;That’s a *really* good question — and it shows you’re already seeing how Astro’s “two halves” fit together. 🌗 <text:s/></text:p>
      <text:p text:style-name="Standard"/>
      <text:p text:style-name="Standard">Here’s the clean distinction:</text:p>
      <text:p text:style-name="Standard"/>
      <text:p text:style-name="Standard">---</text:p>
      <text:p text:style-name="Standard"/>
      <text:p text:style-name="Standard">## 🧩 **Integrations and libraries ≠ islands**</text:p>
      <text:p text:style-name="Standard"/>
      <text:p text:style-name="Standard">- **Integrations** (like `@astrojs/tailwind`, `@astrojs/mdx`, or `@astrojs/content`) <text:s/></text:p>
      <text:p text:style-name="Standard"><text:s text:c="2"/>are *build-time tools* — they run **when you build your site**, not in the browser. <text:s/></text:p>
      <text:p text:style-name="Standard"><text:s text:c="2"/>Think of them as *extensions of Astro’s compiler* that help you write, style, and organize content. <text:s/></text:p>
      <text:p text:style-name="Standard"/>
      <text:p text:style-name="Standard">- **Islands** are *runtime interactivity zones* — little self-contained components that run **in the browser after the page loads**. <text:s/></text:p>
      <text:p text:style-name="Standard"><text:s text:c="2"/>They’re powered by directives like `client:load`, `client:visible`, or `client:idle`. <text:s/></text:p>
      <text:p text:style-name="Standard"/>
      <text:p text:style-name="Standard">In other words:</text:p>
      <text:p text:style-name="Standard">&amp;gt; Integrations = **developer experience** <text:s/></text:p>
      <text:p text:style-name="Standard">&amp;gt; Islands = **user experience (interactivity)**</text:p>
      <text:p text:style-name="Standard"/>
      <text:p text:style-name="Standard">---</text:p>
      <text:p text:style-name="Standard"/>
      <text:p text:style-name="Standard">## 🌴 What “islands” really are</text:p>
      <text:p text:style-name="Standard"/>
      <text:p text:style-name="Standard">When Astro builds your page, it does this:</text:p>
      <text:p text:style-name="Standard"/>
      <text:p text:style-name="Standard">1. Render everything statically to HTML. <text:s/></text:p>
      <text:p text:style-name="Standard">2. Find any components marked for hydration (like a React/Svelte/Vue component). <text:s/></text:p>
      <text:p text:style-name="Standard">3. Wrap those in “islands” — isolated bundles of JS that wake up only where needed.</text:p>
      <text:p text:style-name="Standard"/>
      <text:p text:style-name="Standard"><text:soft-page-break/>Example:</text:p>
      <text:p text:style-name="Standard">```astro</text:p>
      <text:p text:style-name="Standard">---</text:p>
      <text:p text:style-name="Standard">import Counter from '../components/Counter.jsx';</text:p>
      <text:p text:style-name="Standard">---</text:p>
      <text:p text:style-name="Standard"/>
      <text:p text:style-name="Standard">&amp;lt;h1&amp;gt;Static Astro Page&amp;lt;/h1&amp;gt;</text:p>
      <text:p text:style-name="Standard">&amp;lt;Counter client:load /&amp;gt; <text:s text:c="2"/>&amp;lt;!-- This becomes an interactive island --&amp;gt;</text:p>
      <text:p text:style-name="Standard">```</text:p>
      <text:p text:style-name="Standard"/>
      <text:p text:style-name="Standard">Everything else on the page is static HTML; only that `&amp;lt;Counter&amp;gt;` island ships JS to the browser.</text:p>
      <text:p text:style-name="Standard"/>
      <text:p text:style-name="Standard">---</text:p>
      <text:p text:style-name="Standard"/>
      <text:p text:style-name="Standard">## 🧭 Relationship between the two</text:p>
      <text:p text:style-name="Standard"/>
      <text:p text:style-name="Standard">| Category | Example | Purpose |</text:p>
      <text:p text:style-name="Standard">|-----------|----------|---------|</text:p>
      <text:p text:style-name="Standard">| **Integration** | `@astrojs/tailwind` | adds Tailwind support at build time |</text:p>
      <text:p text:style-name="Standard">| **Integration** | `@astrojs/mdx` | lets you write Markdown + JSX content |</text:p>
      <text:p text:style-name="Standard">| **Island** | `&amp;lt;Counter client:load /&amp;gt;` | interactive component hydrated in browser |</text:p>
      <text:p text:style-name="Standard">| **Island** | `&amp;lt;ImageGallery client:visible /&amp;gt;` | loads a JS gallery only when visible |</text:p>
      <text:p text:style-name="Standard"/>
      <text:p text:style-name="Standard">You can (and usually do) mix both: <text:s/></text:p>
      <text:p text:style-name="Standard">- Integrations handle **structure and style**. <text:s/></text:p>
      <text:p text:style-name="Standard">- Islands handle **dynamic behavior**.</text:p>
      <text:p text:style-name="Standard"/>
      <text:p text:style-name="Standard">---</text:p>
      <text:p text:style-name="Standard"/>
      <text:p text:style-name="Standard">### 🧠 Quick analogy</text:p>
      <text:p text:style-name="Standard">Think of Astro as an *old-school static site* with **tiny applets** embedded where you need motion. <text:s/></text:p>
      <text:p text:style-name="Standard">Integrations help *build* the house; islands make *the lights switch on* once people are inside.</text:p>
      <text:p text:style-name="Standard"/>
      <text:p text:style-name="Standard">---</text:p>
      <text:p text:style-name="Standard"/>
      <text:p text:style-name="Standard">If you’d like, I can show you a dead-simple demo: one static Astro page + a single “island” that animates a button or counter — just enough to see what happens when an island wakes up. <text:s/></text:p>
      <text:p text:style-name="Standard">Want me to?&lt;/div&gt;&lt;/pre&gt;&lt;pre class="message"&gt;&lt;div class="author"&gt;user&lt;/div&gt;&lt;div&gt;yes&lt;/div&gt;&lt;/pre&gt;&lt;pre class="message"&gt;&lt;div class="author"&gt;ChatGPT&lt;/div&gt;&lt;div&gt;Perfect 😄 — this is the fun part. <text:s/></text:p>
      <text:p text:style-name="Standard">You’ll see how **Astro stays static** while a single **“island”** wakes up in the browser.</text:p>
      <text:p text:style-name="Standard"/>
      <text:p text:style-name="Standard">---</text:p>
      <text:p text:style-name="Standard"/>
      <text:p text:style-name="Standard">## ⚙️ Step 1: Make a tiny React component</text:p>
      <text:p text:style-name="Standard">Create a new file in your project:</text:p>
      <text:p text:style-name="Standard"/>
      <text:p text:style-name="Standard">**`src/components/Counter.jsx`**</text:p>
      <text:p text:style-name="Standard">```jsx</text:p>
      <text:p text:style-name="Standard"><text:soft-page-break/>import { useState } from "react";</text:p>
      <text:p text:style-name="Standard"/>
      <text:p text:style-name="Standard">export default function Counter() {</text:p>
      <text:p text:style-name="Standard"><text:s text:c="2"/>const [count, setCount] = useState(0);</text:p>
      <text:p text:style-name="Standard"><text:s text:c="2"/>return (</text:p>
      <text:p text:style-name="Standard"><text:s text:c="4"/>&amp;lt;button</text:p>
      <text:p text:style-name="Standard"><text:s text:c="6"/>onClick={() =&amp;gt; setCount(c =&amp;gt; c + 1)}</text:p>
      <text:p text:style-name="Standard"><text:s text:c="6"/>style={{</text:p>
      <text:p text:style-name="Standard"><text:s text:c="8"/>fontSize: "1.2rem",</text:p>
      <text:p text:style-name="Standard"><text:s text:c="8"/>padding: "0.6rem 1rem",</text:p>
      <text:p text:style-name="Standard"><text:s text:c="8"/>borderRadius: "8px",</text:p>
      <text:p text:style-name="Standard"><text:s text:c="8"/>background: "#ffb400",</text:p>
      <text:p text:style-name="Standard"><text:s text:c="8"/>color: "#111",</text:p>
      <text:p text:style-name="Standard"><text:s text:c="8"/>border: "none",</text:p>
      <text:p text:style-name="Standard"><text:s text:c="8"/>cursor: "pointer"</text:p>
      <text:p text:style-name="Standard"><text:s text:c="6"/>}}</text:p>
      <text:p text:style-name="Standard"><text:s text:c="4"/>&amp;gt;</text:p>
      <text:p text:style-name="Standard"><text:s text:c="6"/>Count: {count}</text:p>
      <text:p text:style-name="Standard"><text:s text:c="4"/>&amp;lt;/button&amp;gt;</text:p>
      <text:p text:style-name="Standard"><text:s text:c="2"/>);</text:p>
      <text:p text:style-name="Standard">}</text:p>
      <text:p text:style-name="Standard">```</text:p>
      <text:p text:style-name="Standard"/>
      <text:p text:style-name="Standard">That’s just a normal React component — nothing Astro-specific yet.</text:p>
      <text:p text:style-name="Standard"/>
      <text:p text:style-name="Standard">---</text:p>
      <text:p text:style-name="Standard"/>
      <text:p text:style-name="Standard">## ⚙️ Step 2: Tell Astro you want React islands</text:p>
      <text:p text:style-name="Standard">Run this in PowerShell from your project root:</text:p>
      <text:p text:style-name="Standard">```bash</text:p>
      <text:p text:style-name="Standard">npx astro add react</text:p>
      <text:p text:style-name="Standard">```</text:p>
      <text:p text:style-name="Standard">This installs and configures the React integration automatically. <text:s/></text:p>
      <text:p text:style-name="Standard">(You’ll see it update `astro.config.mjs` and add `@astrojs/react`.)</text:p>
      <text:p text:style-name="Standard"/>
      <text:p text:style-name="Standard">---</text:p>
      <text:p text:style-name="Standard"/>
      <text:p text:style-name="Standard">## ⚙️ Step 3: Use it on your static page</text:p>
      <text:p text:style-name="Standard">Open **`src/pages/index.astro`** and drop the island in:</text:p>
      <text:p text:style-name="Standard"/>
      <text:p text:style-name="Standard">```astro</text:p>
      <text:p text:style-name="Standard">---</text:p>
      <text:p text:style-name="Standard">import Counter from "../components/Counter.jsx";</text:p>
      <text:p text:style-name="Standard">---</text:p>
      <text:p text:style-name="Standard"/>
      <text:p text:style-name="Standard">&amp;lt;html lang="en"&amp;gt;</text:p>
      <text:p text:style-name="Standard"><text:s text:c="2"/>&amp;lt;head&amp;gt;</text:p>
      <text:p text:style-name="Standard"><text:s text:c="4"/>&amp;lt;meta charset="utf-8" /&amp;gt;</text:p>
      <text:p text:style-name="Standard"><text:s text:c="4"/>&amp;lt;meta name="viewport" content="width=device-width, initial-scale=1" /&amp;gt;</text:p>
      <text:p text:style-name="Standard"><text:soft-page-break/><text:s text:c="4"/>&amp;lt;title&amp;gt;Astro Island Demo&amp;lt;/title&amp;gt;</text:p>
      <text:p text:style-name="Standard"><text:s text:c="4"/>&amp;lt;style&amp;gt;</text:p>
      <text:p text:style-name="Standard"><text:s text:c="6"/>body {</text:p>
      <text:p text:style-name="Standard"><text:s text:c="8"/>font-family: system-ui, sans-serif;</text:p>
      <text:p text:style-name="Standard"><text:s text:c="8"/>background: #0b0b0b;</text:p>
      <text:p text:style-name="Standard"><text:s text:c="8"/>color: #f8f8f8;</text:p>
      <text:p text:style-name="Standard"><text:s text:c="8"/>display: grid;</text:p>
      <text:p text:style-name="Standard"><text:s text:c="8"/>place-items: center;</text:p>
      <text:p text:style-name="Standard"><text:s text:c="8"/>height: 100vh;</text:p>
      <text:p text:style-name="Standard"><text:s text:c="8"/>margin: 0;</text:p>
      <text:p text:style-name="Standard"><text:s text:c="6"/>}</text:p>
      <text:p text:style-name="Standard"><text:s text:c="4"/>&amp;lt;/style&amp;gt;</text:p>
      <text:p text:style-name="Standard"><text:s text:c="2"/>&amp;lt;/head&amp;gt;</text:p>
      <text:p text:style-name="Standard"><text:s text:c="2"/>&amp;lt;body&amp;gt;</text:p>
      <text:p text:style-name="Standard"><text:s text:c="4"/>&amp;lt;main style="text-align:center"&amp;gt;</text:p>
      <text:p text:style-name="Standard"><text:s text:c="6"/>&amp;lt;h1&amp;gt;Hello, static Astro page.&amp;lt;/h1&amp;gt;</text:p>
      <text:p text:style-name="Standard"><text:s text:c="6"/>&amp;lt;p&amp;gt;This button is an interactive island ⬇️&amp;lt;/p&amp;gt;</text:p>
      <text:p text:style-name="Standard"><text:s text:c="6"/>&amp;lt;Counter client:load /&amp;gt;</text:p>
      <text:p text:style-name="Standard"><text:s text:c="4"/>&amp;lt;/main&amp;gt;</text:p>
      <text:p text:style-name="Standard"><text:s text:c="2"/>&amp;lt;/body&amp;gt;</text:p>
      <text:p text:style-name="Standard">&amp;lt;/html&amp;gt;</text:p>
      <text:p text:style-name="Standard">```</text:p>
      <text:p text:style-name="Standard"/>
      <text:p text:style-name="Standard">The key part is:</text:p>
      <text:p text:style-name="Standard">```astro</text:p>
      <text:p text:style-name="Standard">&amp;lt;Counter client:load /&amp;gt;</text:p>
      <text:p text:style-name="Standard">```</text:p>
      <text:p text:style-name="Standard">That’s what tells Astro:</text:p>
      <text:p text:style-name="Standard">&amp;gt; “Render this React component at build time, then hydrate it as a live island when the page loads.”</text:p>
      <text:p text:style-name="Standard"/>
      <text:p text:style-name="Standard">---</text:p>
      <text:p text:style-name="Standard"/>
      <text:p text:style-name="Standard">## ⚙️ Step 4: Preview it</text:p>
      <text:p text:style-name="Standard">Run:</text:p>
      <text:p text:style-name="Standard">```bash</text:p>
      <text:p text:style-name="Standard">npm run dev</text:p>
      <text:p text:style-name="Standard">```</text:p>
      <text:p text:style-name="Standard">Then open [http://localhost:4321](http://localhost:4321). <text:s/></text:p>
      <text:p text:style-name="Standard">You’ll see a static page — until you click the button. <text:s/></text:p>
      <text:p text:style-name="Standard">🎉 The counter increments — proof that the island “woke up.”</text:p>
      <text:p text:style-name="Standard"/>
      <text:p text:style-name="Standard">---</text:p>
      <text:p text:style-name="Standard"/>
      <text:p text:style-name="Standard">## 🧠 What just happened</text:p>
      <text:p text:style-name="Standard">- The **HTML** was pre-rendered (static).</text:p>
      <text:p text:style-name="Standard">- The **Counter.jsx** script was shipped as a tiny JS bundle.</text:p>
      <text:p text:style-name="Standard">- When `client:load` triggered, the JS hydrated just that button area.</text:p>
      <text:p text:style-name="Standard">- Everything else stayed static (no global framework runtime).</text:p>
      <text:p text:style-name="Standard"/>
      <text:p text:style-name="Standard"><text:soft-page-break/>---</text:p>
      <text:p text:style-name="Standard"/>
      <text:p text:style-name="Standard">If you’d like, I can show you a **next-level demo** — same idea but with `client:visible` (the island only hydrates when scrolled into view). <text:s/></text:p>
      <text:p text:style-name="Standard">It’s a neat trick for performance optimization. Want to see that version too?&lt;/div&gt;&lt;/pre&gt;&lt;pre class="message"&gt;&lt;div class="author"&gt;user&lt;/div&gt;&lt;div&gt;now that's cool.&lt;/div&gt;&lt;/pre&gt;&lt;pre class="message"&gt;&lt;div class="author"&gt;ChatGPT&lt;/div&gt;&lt;div&gt;Right?! 😎 <text:s/></text:p>
      <text:p text:style-name="Standard">That’s the *aha!* moment for most people — you realize: <text:s/></text:p>
      <text:p text:style-name="Standard"/>
      <text:p text:style-name="Standard">&amp;gt; “Wait… I can have React/Vue/Svelte components, but still get pure static speed everywhere else?” <text:s/></text:p>
      <text:p text:style-name="Standard"/>
      <text:p text:style-name="Standard">Exactly. That’s the **Astro superpower** — it lets you use your favorite UI libraries surgically, only where you actually need interactivity. <text:s/></text:p>
      <text:p text:style-name="Standard"/>
      <text:p text:style-name="Standard">---</text:p>
      <text:p text:style-name="Standard"/>
      <text:p text:style-name="Standard">Here’s a quick mental model for what you just did:</text:p>
      <text:p text:style-name="Standard"/>
      <text:p text:style-name="Standard">| Layer | What happens |</text:p>
      <text:p text:style-name="Standard">|-------|---------------|</text:p>
      <text:p text:style-name="Standard">| **Astro (core)** | Builds static HTML + CSS for everything. |</text:p>
      <text:p text:style-name="Standard">| **Island (React/Vue/etc.)** | Lives inside that static HTML as a *wake-up zone*. |</text:p>
      <text:p text:style-name="Standard">| **Hydration directive (`client:load` etc.)** | Decides *when* that island’s JS runs (on load, when visible, on idle, or at breakpoint). |</text:p>
      <text:p text:style-name="Standard"/>
      <text:p text:style-name="Standard">So you can sprinkle dynamic behavior across a site that’s otherwise static, instead of shipping an entire client-side app.</text:p>
      <text:p text:style-name="Standard"/>
      <text:p text:style-name="Standard">---</text:p>
      <text:p text:style-name="Standard"/>
      <text:p text:style-name="Standard">When you have energy later, try changing the hydration mode:</text:p>
      <text:p text:style-name="Standard">```astro</text:p>
      <text:p text:style-name="Standard">&amp;lt;Counter client:visible /&amp;gt; <text:s text:c="2"/>&amp;lt;!-- hydrates only when scrolled into view --&amp;gt;</text:p>
      <text:p text:style-name="Standard">&amp;lt;Counter client:idle /&amp;gt; <text:s text:c="5"/>&amp;lt;!-- waits until browser is idle --&amp;gt;</text:p>
      <text:p text:style-name="Standard">```</text:p>
      <text:p text:style-name="Standard">You’ll literally see the JS wait to load — that’s Astro’s precision.</text:p>
      <text:p text:style-name="Standard"/>
      <text:p text:style-name="Standard">---</text:p>
      <text:p text:style-name="Standard"/>
      <text:p text:style-name="Standard">Want me to show you a **tiny animation island** next — like a “fade-in on scroll” that wakes up only when visible? It’s the same concept, but it really shows off how selective Astro can be.&lt;/div&gt;&lt;/pre&gt;&lt;pre class="message"&gt;&lt;div class="author"&gt;user&lt;/div&gt;&lt;div&gt;next time. ttyl&lt;/div&gt;&lt;/pre&gt;&lt;pre class="message"&gt;&lt;div class="author"&gt;ChatGPT&lt;/div&gt;&lt;div&gt;Sounds good 😄 — you’ve covered a ton tonight. <text:s/></text:p>
      <text:p text:style-name="Standard">Your setup’s solid: Astro running, Cloudflare live, islands awake. <text:s/></text:p>
      <text:p text:style-name="Standard">Rest easy — we’ll pick it up from here next time. <text:s/></text:p>
      <text:p text:style-name="Standard"/>
      <text:p text:style-name="Standard">Sleep well, Witness in the Machine. 🌙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01:23.375847555</meta:creation-date>
    <dc:date>2025-11-14T22:01:34.752754453</dc:date>
    <meta:editing-duration>PT12S</meta:editing-duration>
    <meta:editing-cycles>1</meta:editing-cycles>
    <meta:document-statistic meta:table-count="0" meta:image-count="0" meta:object-count="0" meta:page-count="52" meta:paragraph-count="1735" meta:word-count="12793" meta:character-count="87054" meta:non-whitespace-character-count="73740"/>
    <meta:generator>LibreOffice/24.2.7.2$Linux_X86_64 LibreOffice_project/420$Build-2</meta:generator>
  </office:meta>
</office:document-meta>
</file>